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vertical-align="automatic" fo:background-color="#FFFF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68652777777778cm"/>
    </style:style>
    <style:style style:name="co4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21.93498in" svg:y="0.97273in" svg:width="6.6165in" svg:height="3.43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22.24182in" svg:y="4.87232in" svg:width="6.7335in" svg:height="3.7874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16369" table:default-cell-style-name="ce1"/>
        <table:table-row table:style-name="ro1">
          <table:table-cell office:value-type="string" table:style-name="ce1">
            <text:p>x_inv</text:p>
          </table:table-cell>
          <table:table-cell office:value-type="string" table:style-name="ce1">
            <text:p>1-y_inv</text:p>
          </table:table-cell>
          <table:table-cell office:value-type="string" table:style-name="ce1">
            <text:p>y_inv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bi</text:p>
          </table:table-cell>
          <table:table-cell office:value-type="string" table:style-name="ce1">
            <text:p>bn</text:p>
          </table:table-cell>
          <table:table-cell office:value-type="string" table:style-name="ce1">
            <text:p>Nej</text:p>
          </table:table-cell>
          <table:table-cell office:value-type="string" table:style-name="ce1">
            <text:p>log(x)</text:p>
          </table:table-cell>
          <table:table-cell office:value-type="string" table:style-name="ce1">
            <text:p>log(Nej)</text:p>
          </table:table-cell>
          <table:table-cell office:value-type="string" table:style-name="ce1">
            <text:p>Nej power-law</text:p>
          </table:table-cell>
          <table:table-cell office:value-type="string" table:style-name="ce1">
            <text:p>Nej double power-law</text:p>
          </table:table-cell>
          <table:table-cell table:number-columns-repeated="3" table:style-name="ce1"/>
          <table:table-cell office:value-type="float" office:value="2.7" table:style-name="ce1">
            <text:p>2.7</text:p>
          </table:table-cell>
          <table:table-cell table:number-columns-repeated="16368" table:style-name="ce1"/>
        </table:table-row>
        <table:table-row table:style-name="ro1">
          <table:table-cell office:value-type="float" office:value="1.23245384670266" table:style-name="ce1">
            <text:p>1.232453847</text:p>
          </table:table-cell>
          <table:table-cell office:value-type="float" office:value="94.523582945476804" table:style-name="ce1">
            <text:p>94.52358295</text:p>
          </table:table-cell>
          <table:table-cell office:value-type="float" office:value="5.4764170545231963" table:formula="of:=100-[.B2]" table:style-name="ce1">
            <text:p>5.476417055</text:p>
          </table:table-cell>
          <table:table-cell office:value-type="float" office:value="3.3802483525846201E-3" table:style-name="ce1">
            <text:p>0.003380248</text:p>
          </table:table-cell>
          <table:table-cell office:value-type="float" office:value="5.1768202809153401" table:style-name="ce1">
            <text:p>5.176820281</text:p>
          </table:table-cell>
          <table:table-cell office:value-type="float" office:value="1.4111876697955208" table:formula="of:=LOG10([.E3]/[.E2])/LOG10([.D3]/[.D2])" table:style-name="ce1">
            <text:p>1.41118767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8466.6819798275501" table:formula="of:=[.F2]*(3-[.G2])/([.G2]*(3-[.F2]))*[.$D$23]^[.G2]/[.D2]^[.F2]*[.E2]/[.$E$23]*[.D2]^([.F2]-3)/(0.085090269)^([.G2]-3)" table:style-name="ce2">
            <text:p>8466.68198</text:p>
          </table:table-cell>
          <table:table-cell office:value-type="float" office:value="-2.4710513901972835" table:formula="of:=LOG10([.D2])" table:style-name="ce1">
            <text:p>-2.47105139</text:p>
          </table:table-cell>
          <table:table-cell office:value-type="float" office:value="3.9277132473823926" table:formula="of:=LOG10([.H2])" table:style-name="ce1">
            <text:p>3.927713247</text:p>
          </table:table-cell>
          <table:table-cell office:value-type="float" office:value="68174.62756551239" table:formula="of:=([.D2]/0.0855293879705302)^ -3.44479567985411" table:style-name="ce1">
            <text:p>68174.62757</text:p>
          </table:table-cell>
          <table:table-cell office:value-type="float" office:value="5106.9592874768468" table:formula="of:= 0.00921624902003821/( ([.D2]/0.346681782684812)^3.60486296421154 + [.D2]^2.32993070045899)" table:style-name="ce1">
            <text:p>5106.959287</text:p>
          </table:table-cell>
          <table:table-cell office:value-type="float" office:value="5.6322767175407099E-8" table:formula="of:=([.D2]/0.346681782684812)^3.60486296421154" table:style-name="ce1">
            <text:p>5.63228E-08</text:p>
          </table:table-cell>
          <table:table-cell office:value-type="float" office:value="1.748322326165763E-6" table:formula="of:=[.D2]^2.32993070045899" table:style-name="ce1">
            <text:p>1.74832E-06</text:p>
          </table:table-cell>
          <table:table-cell office:value-type="float" office:value="3.2215322273512502E-2" table:formula="of:=[.M2]/[.N2]" table:style-name="ce1">
            <text:p>0.032215322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1E-4" table:formula="of:=[.Q2]*0.001" table:style-name="ce1">
            <text:p>0.0001</text:p>
          </table:table-cell>
          <table:table-cell office:value-type="float" office:value="77724413.184935167" table:formula="of:=([.R2]/0.005)^-[.$P$1]*[.$Y$51]" table:style-name="ce1">
            <text:p>77724413.18</text:p>
          </table:table-cell>
          <table:table-cell office:value-type="float" office:value="68056747.447686955" table:formula="of:=([.R2]/0.0033)^-[.$P$1]*[.$Y$34]" table:style-name="ce1">
            <text:p>68056747.45</text:p>
          </table:table-cell>
          <table:table-cell office:value-type="float" office:value="-4" table:formula="of:=LOG10([.R2])" table:style-name="ce1">
            <text:p>-4</text:p>
          </table:table-cell>
          <table:table-cell office:value-type="float" office:value="7.8905574518280428" table:formula="of:=LOG10([.S2])" table:style-name="ce1">
            <text:p>7.890557452</text:p>
          </table:table-cell>
          <table:table-cell office:value-type="float" office:value="7.8328711895544476" table:formula="of:=LOG10([.T2])" table:style-name="ce1">
            <text:p>7.83287119</text:p>
          </table:table-cell>
          <table:table-cell office:value-type="float" office:value="7.8617143206912452" table:formula="of:=AVERAGE([.V2:.W2])" table:style-name="ce1">
            <text:p>7.861714321</text:p>
          </table:table-cell>
          <table:table-cell office:value-type="float" office:value="0.13263258016735577" table:formula="of:=([.S2]-[.T2])/([.S2]+[.T2])*2" table:style-name="ce1">
            <text:p>0.13263258</text:p>
          </table:table-cell>
          <table:table-cell table:number-columns-repeated="16359"/>
        </table:table-row>
        <table:table-row table:style-name="ro1">
          <table:table-cell office:value-type="float" office:value="1.03629488039837" table:style-name="ce1">
            <text:p>1.03629488</text:p>
          </table:table-cell>
          <table:table-cell office:value-type="float" office:value="92.953500630618294" table:style-name="ce1">
            <text:p>92.95350063</text:p>
          </table:table-cell>
          <table:table-cell office:value-type="float" office:value="7.0464993693817064" table:formula="of:=100-[.B3]" table:style-name="ce1">
            <text:p>7.046499369</text:p>
          </table:table-cell>
          <table:table-cell office:value-type="float" office:value="3.7944412952458499E-3" table:style-name="ce1">
            <text:p>0.003794441</text:p>
          </table:table-cell>
          <table:table-cell office:value-type="float" office:value="6.0940164229701699" table:style-name="ce1">
            <text:p>6.094016423</text:p>
          </table:table-cell>
          <table:table-cell office:value-type="float" office:value="1.0236245100772492" table:formula="of:=LOG10([.E4]/[.E3])/LOG10([.D4]/[.D3])" table:style-name="ce1">
            <text:p>1.02362451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4108.8013028712867" table:formula="of:=[.F3]*(3-[.G3])/([.G3]*(3-[.F3]))*[.$D$23]^[.G3]/[.D3]^[.F3]*[.E3]/[.$E$23]*[.D3]^([.F3]-3)/(0.085090269)^([.G3]-3)" table:style-name="ce2">
            <text:p>4108.801303</text:p>
          </table:table-cell>
          <table:table-cell office:value-type="float" office:value="-2.4208521618645626" table:formula="of:=LOG10([.D3])" table:style-name="ce1">
            <text:p>-2.420852162</text:p>
          </table:table-cell>
          <table:table-cell office:value-type="float" office:value="3.6137151397644129" table:formula="of:=LOG10([.H3])" table:style-name="ce1">
            <text:p>3.61371514</text:p>
          </table:table-cell>
          <table:table-cell office:value-type="float" office:value="45782.203261758492" table:formula="of:=([.D3]/0.0855293879705302)^ -3.44479567985411" table:style-name="ce1">
            <text:p>45782.20326</text:p>
          </table:table-cell>
          <table:table-cell office:value-type="float" office:value="3881.9939313747436" table:formula="of:= 0.00921624902003821/( ([.D3]/0.346681782684812)^3.60486296421154 + [.D3]^2.32993070045899)" table:style-name="ce1">
            <text:p>3881.993931</text:p>
          </table:table-cell>
          <table:table-cell office:value-type="float" office:value="8.5436868700056449E-8" table:formula="of:=([.D3]/0.346681782684812)^3.60486296421154" table:style-name="ce1">
            <text:p>8.54369E-08</text:p>
          </table:table-cell>
          <table:table-cell office:value-type="float" office:value="2.2886649931167209E-6" table:formula="of:=[.D3]^2.32993070045899" table:style-name="ce1">
            <text:p>2.28866E-06</text:p>
          </table:table-cell>
          <table:table-cell office:value-type="float" office:value="3.7330438905218664E-2" table:formula="of:=[.M3]/[.N3]" table:style-name="ce1">
            <text:p>0.037330439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2.0000000000000001E-4" table:formula="of:=[.Q3]*0.001" table:style-name="ce1">
            <text:p>0.0002</text:p>
          </table:table-cell>
          <table:table-cell office:value-type="float" office:value="11961247.134143097" table:formula="of:=([.R3]/0.005)^-[.$P$1]*[.$Y$51]" table:style-name="ce1">
            <text:p>11961247.13</text:p>
          </table:table-cell>
          <table:table-cell office:value-type="float" office:value="10473460.551330708" table:formula="of:=([.R3]/0.0033)^-[.$P$1]*[.$Y$34]" table:style-name="ce1">
            <text:p>10473460.55</text:p>
          </table:table-cell>
          <table:table-cell office:value-type="float" office:value="-3.6989700043360187" table:formula="of:=LOG10([.R3])" table:style-name="ce1">
            <text:p>-3.698970004</text:p>
          </table:table-cell>
          <table:table-cell office:value-type="float" office:value="7.0777764635352929" table:formula="of:=LOG10([.S3])" table:style-name="ce1">
            <text:p>7.077776464</text:p>
          </table:table-cell>
          <table:table-cell office:value-type="float" office:value="7.0200902012616986" table:formula="of:=LOG10([.T3])" table:style-name="ce1">
            <text:p>7.020090201</text:p>
          </table:table-cell>
          <table:table-cell office:value-type="float" office:value="7.0489333323984962" table:formula="of:=AVERAGE([.V3:.W3])" table:style-name="ce1">
            <text:p>7.048933332</text:p>
          </table:table-cell>
          <table:table-cell table:number-columns-repeated="16360" table:style-name="ce1"/>
        </table:table-row>
        <table:table-row table:style-name="ro1">
          <table:table-cell office:value-type="float" office:value="0.87138202289213595" table:style-name="ce1">
            <text:p>0.871382023</text:p>
          </table:table-cell>
          <table:table-cell office:value-type="float" office:value="91.1718601604924" table:style-name="ce1">
            <text:p>91.17186016</text:p>
          </table:table-cell>
          <table:table-cell office:value-type="float" office:value="8.8281398395075996" table:formula="of:=100-[.B4]" table:style-name="ce1">
            <text:p>8.82813984</text:p>
          </table:table-cell>
          <table:table-cell office:value-type="float" office:value="4.5129246560499398E-3" table:style-name="ce1">
            <text:p>0.004512925</text:p>
          </table:table-cell>
          <table:table-cell office:value-type="float" office:value="7.2776812909626001" table:style-name="ce1">
            <text:p>7.277681291</text:p>
          </table:table-cell>
          <table:table-cell office:value-type="float" office:value="0.85132447520684151" table:formula="of:=LOG10([.E5]/[.E4])/LOG10([.D5]/[.D4])" table:style-name="ce1">
            <text:p>0.851324475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2231.1403130841195" table:formula="of:=[.F4]*(3-[.G4])/([.G4]*(3-[.F4]))*[.$D$23]^[.G4]/[.D4]^[.F4]*[.E4]/[.$E$23]*[.D4]^([.F4]-3)/(0.085090269)^([.G4]-3)" table:style-name="ce2">
            <text:p>2231.140313</text:p>
          </table:table-cell>
          <table:table-cell office:value-type="float" office:value="-2.3455419170304634" table:formula="of:=LOG10([.D4])" table:style-name="ce1">
            <text:p>-2.345541917</text:p>
          </table:table-cell>
          <table:table-cell office:value-type="float" office:value="3.3485268832744279" table:formula="of:=LOG10([.H4])" table:style-name="ce1">
            <text:p>3.348526883</text:p>
          </table:table-cell>
          <table:table-cell office:value-type="float" office:value="25192.32690002106" table:formula="of:=([.D4]/0.0855293879705302)^ -3.44479567985411" table:style-name="ce1">
            <text:p>25192.3269</text:p>
          </table:table-cell>
          <table:table-cell office:value-type="float" office:value="2568.8412866498529" table:formula="of:= 0.00921624902003821/( ([.D4]/0.346681782684812)^3.60486296421154 + [.D4]^2.32993070045899)" table:style-name="ce1">
            <text:p>2568.841287</text:p>
          </table:table-cell>
          <table:table-cell office:value-type="float" office:value="1.596351171542801E-7" table:formula="of:=([.D4]/0.346681782684812)^3.60486296421154" table:style-name="ce1">
            <text:p>1.59635E-07</text:p>
          </table:table-cell>
          <table:table-cell office:value-type="float" office:value="3.4280715535281876E-6" table:formula="of:=[.D4]^2.32993070045899" table:style-name="ce1">
            <text:p>3.42807E-06</text:p>
          </table:table-cell>
          <table:table-cell office:value-type="float" office:value="4.656703183163808E-2" table:formula="of:=[.M4]/[.N4]" table:style-name="ce1">
            <text:p>0.046567032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2.9999999999999997E-4" table:formula="of:=[.Q4]*0.001" table:style-name="ce1">
            <text:p>0.0003</text:p>
          </table:table-cell>
          <table:table-cell office:value-type="float" office:value="4002488.2356108488" table:formula="of:=([.R4]/0.005)^-[.$P$1]*[.$Y$51]" table:style-name="ce1">
            <text:p>4002488.236</text:p>
          </table:table-cell>
          <table:table-cell office:value-type="float" office:value="3504643.1340069943" table:formula="of:=([.R4]/0.0033)^-[.$P$1]*[.$Y$34]" table:style-name="ce1">
            <text:p>3504643.134</text:p>
          </table:table-cell>
          <table:table-cell office:value-type="float" office:value="-3.5228787452803374" table:formula="of:=LOG10([.R4])" table:style-name="ce1">
            <text:p>-3.522878745</text:p>
          </table:table-cell>
          <table:table-cell office:value-type="float" office:value="6.6023300640849536" table:formula="of:=LOG10([.S4])" table:style-name="ce1">
            <text:p>6.602330064</text:p>
          </table:table-cell>
          <table:table-cell office:value-type="float" office:value="6.5446438018113593" table:formula="of:=LOG10([.T4])" table:style-name="ce1">
            <text:p>6.544643802</text:p>
          </table:table-cell>
          <table:table-cell office:value-type="float" office:value="6.5734869329481569" table:formula="of:=AVERAGE([.V4:.W4])" table:style-name="ce1">
            <text:p>6.573486933</text:p>
          </table:table-cell>
          <table:table-cell table:number-columns-repeated="16360" table:style-name="ce1"/>
        </table:table-row>
        <table:table-row table:style-name="ro1">
          <table:table-cell office:value-type="float" office:value="0.73270559685025705" table:style-name="ce1">
            <text:p>0.732705597</text:p>
          </table:table-cell>
          <table:table-cell office:value-type="float" office:value="89.463185666366897" table:style-name="ce1">
            <text:p>89.46318567</text:p>
          </table:table-cell>
          <table:table-cell office:value-type="float" office:value="10.536814333633103" table:formula="of:=100-[.B5]" table:style-name="ce1">
            <text:p>10.53681433</text:p>
          </table:table-cell>
          <table:table-cell office:value-type="float" office:value="5.3674729593994903E-3" table:style-name="ce1">
            <text:p>0.005367473</text:p>
          </table:table-cell>
          <table:table-cell office:value-type="float" office:value="8.4354410787182008" table:style-name="ce1">
            <text:p>8.435441079</text:p>
          </table:table-cell>
          <table:table-cell office:value-type="float" office:value="0.81189942081243227" table:formula="of:=LOG10([.E6]/[.E5])/LOG10([.D6]/[.D5])" table:style-name="ce1">
            <text:p>0.811899421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439.5175636691242" table:formula="of:=[.F5]*(3-[.G5])/([.G5]*(3-[.F5]))*[.$D$23]^[.G5]/[.D5]^[.F5]*[.E5]/[.$E$23]*[.D5]^([.F5]-3)/(0.085090269)^([.G5]-3)" table:style-name="ce2">
            <text:p>1439.517564</text:p>
          </table:table-cell>
          <table:table-cell office:value-type="float" office:value="-2.2702301348028771" table:formula="of:=LOG10([.D5])" table:style-name="ce1">
            <text:p>-2.270230135</text:p>
          </table:table-cell>
          <table:table-cell office:value-type="float" office:value="3.1582169681081953" table:formula="of:=LOG10([.H5])" table:style-name="ce1">
            <text:p>3.158216968</text:p>
          </table:table-cell>
          <table:table-cell office:value-type="float" office:value="13862.277264651821" table:formula="of:=([.D5]/0.0855293879705302)^ -3.44479567985411" table:style-name="ce1">
            <text:p>13862.27726</text:p>
          </table:table-cell>
          <table:table-cell office:value-type="float" office:value="1696.331689898698" table:formula="of:= 0.00921624902003821/( ([.D5]/0.346681782684812)^3.60486296421154 + [.D5]^2.32993070045899)" table:style-name="ce1">
            <text:p>1696.33169</text:p>
          </table:table-cell>
          <table:table-cell office:value-type="float" office:value="2.9827516171351098E-7" table:formula="of:=([.D5]/0.346681782684812)^3.60486296421154" table:style-name="ce1">
            <text:p>2.98275E-07</text:p>
          </table:table-cell>
          <table:table-cell office:value-type="float" office:value="5.1347713791953537E-6" table:formula="of:=[.D5]^2.32993070045899" table:style-name="ce1">
            <text:p>5.13477E-06</text:p>
          </table:table-cell>
          <table:table-cell office:value-type="float" office:value="5.8089277922292286E-2" table:formula="of:=[.M5]/[.N5]" table:style-name="ce1">
            <text:p>0.058089278</text:p>
          </table:table-cell>
          <table:table-cell table:style-name="ce1"/>
          <table:table-cell office:value-type="float" office:value="0.4" table:style-name="ce1">
            <text:p>0.4</text:p>
          </table:table-cell>
          <table:table-cell office:value-type="float" office:value="4.0000000000000002E-4" table:formula="of:=[.Q5]*0.001" table:style-name="ce1">
            <text:p>0.0004</text:p>
          </table:table-cell>
          <table:table-cell office:value-type="float" office:value="1840752.8232297732" table:formula="of:=([.R5]/0.005)^-[.$P$1]*[.$Y$51]" table:style-name="ce1">
            <text:p>1840752.823</text:p>
          </table:table-cell>
          <table:table-cell office:value-type="float" office:value="1611792.8057698957" table:formula="of:=([.R5]/0.0033)^-[.$P$1]*[.$Y$34]" table:style-name="ce1">
            <text:p>1611792.806</text:p>
          </table:table-cell>
          <table:table-cell office:value-type="float" office:value="-3.3979400086720375" table:formula="of:=LOG10([.R5])" table:style-name="ce1">
            <text:p>-3.397940009</text:p>
          </table:table-cell>
          <table:table-cell office:value-type="float" office:value="6.2649954752425439" table:formula="of:=LOG10([.S5])" table:style-name="ce1">
            <text:p>6.264995475</text:p>
          </table:table-cell>
          <table:table-cell office:value-type="float" office:value="6.2073092129689496" table:formula="of:=LOG10([.T5])" table:style-name="ce1">
            <text:p>6.207309213</text:p>
          </table:table-cell>
          <table:table-cell office:value-type="float" office:value="6.2361523441057471" table:formula="of:=AVERAGE([.V5:.W5])" table:style-name="ce1">
            <text:p>6.236152344</text:p>
          </table:table-cell>
          <table:table-cell table:number-columns-repeated="16360" table:style-name="ce1"/>
        </table:table-row>
        <table:table-row table:style-name="ro1">
          <table:table-cell office:value-type="float" office:value="0.61608572536417705" table:style-name="ce1">
            <text:p>0.616085725</text:p>
          </table:table-cell>
          <table:table-cell office:value-type="float" office:value="87.910805156336906" table:style-name="ce1">
            <text:p>87.91080516</text:p>
          </table:table-cell>
          <table:table-cell office:value-type="float" office:value="12.089194843663094" table:formula="of:=100-[.B6]" table:style-name="ce1">
            <text:p>12.08919484</text:p>
          </table:table-cell>
          <table:table-cell office:value-type="float" office:value="6.38373246461129E-3" table:style-name="ce1">
            <text:p>0.006383732</text:p>
          </table:table-cell>
          <table:table-cell office:value-type="float" office:value="9.7106372302140898" table:style-name="ce1">
            <text:p>9.71063723</text:p>
          </table:table-cell>
          <table:table-cell office:value-type="float" office:value="0.82750678133129718" table:formula="of:=LOG10([.E7]/[.E6])/LOG10([.D7]/[.D6])" table:style-name="ce1">
            <text:p>0.827506781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011.1617788968665" table:formula="of:=[.F6]*(3-[.G6])/([.G6]*(3-[.F6]))*[.$D$23]^[.G6]/[.D6]^[.F6]*[.E6]/[.$E$23]*[.D6]^([.F6]-3)/(0.085090269)^([.G6]-3)" table:style-name="ce2">
            <text:p>1011.161779</text:p>
          </table:table-cell>
          <table:table-cell office:value-type="float" office:value="-2.194925322092427" table:formula="of:=LOG10([.D6])" table:style-name="ce1">
            <text:p>-2.194925322</text:p>
          </table:table-cell>
          <table:table-cell office:value-type="float" office:value="3.0048206452659425" table:formula="of:=LOG10([.H6])" table:style-name="ce1">
            <text:p>3.004820645</text:p>
          </table:table-cell>
          <table:table-cell office:value-type="float" office:value="7628.2494710395431" table:formula="of:=([.D6]/0.0855293879705302)^ -3.44479567985411" table:style-name="ce1">
            <text:p>7628.249471</text:p>
          </table:table-cell>
          <table:table-cell office:value-type="float" office:value="1117.3688836190383" table:formula="of:= 0.00921624902003821/( ([.D6]/0.346681782684812)^3.60486296421154 + [.D6]^2.32993070045899)" table:style-name="ce1">
            <text:p>1117.368884</text:p>
          </table:table-cell>
          <table:table-cell office:value-type="float" office:value="5.5728919164068875E-7" table:formula="of:=([.D6]/0.346681782684812)^3.60486296421154" table:style-name="ce1">
            <text:p>5.57289E-07</text:p>
          </table:table-cell>
          <table:table-cell office:value-type="float" office:value="7.6908812694766518E-6" table:formula="of:=[.D6]^2.32993070045899" table:style-name="ce1">
            <text:p>7.69088E-06</text:p>
          </table:table-cell>
          <table:table-cell office:value-type="float" office:value="7.2461031722390781E-2" table:formula="of:=[.M6]/[.N6]" table:style-name="ce1">
            <text:p>0.072461032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5.0000000000000001E-4" table:formula="of:=[.Q6]*0.001" table:style-name="ce1">
            <text:p>0.0005</text:p>
          </table:table-cell>
          <table:table-cell office:value-type="float" office:value="1007716.6636179121" table:formula="of:=([.R6]/0.005)^-[.$P$1]*[.$Y$51]" table:style-name="ce1">
            <text:p>1007716.664</text:p>
          </table:table-cell>
          <table:table-cell office:value-type="float" office:value="882372.93360437697" table:formula="of:=([.R6]/0.0033)^-[.$P$1]*[.$Y$34]" table:style-name="ce1">
            <text:p>882372.9336</text:p>
          </table:table-cell>
          <table:table-cell office:value-type="float" office:value="-3.3010299956639813" table:formula="of:=LOG10([.R6])" table:style-name="ce1">
            <text:p>-3.301029996</text:p>
          </table:table-cell>
          <table:table-cell office:value-type="float" office:value="6.0033384401207917" table:formula="of:=LOG10([.S6])" table:style-name="ce1">
            <text:p>6.00333844</text:p>
          </table:table-cell>
          <table:table-cell office:value-type="float" office:value="5.9456521778471965" table:formula="of:=LOG10([.T6])" table:style-name="ce1">
            <text:p>5.945652178</text:p>
          </table:table-cell>
          <table:table-cell office:value-type="float" office:value="5.9744953089839941" table:formula="of:=AVERAGE([.V6:.W6])" table:style-name="ce1">
            <text:p>5.974495309</text:p>
          </table:table-cell>
          <table:table-cell table:number-columns-repeated="16360" table:style-name="ce1"/>
        </table:table-row>
        <table:table-row table:style-name="ro1">
          <table:table-cell office:value-type="float" office:value="0.51802978519250797" table:style-name="ce1">
            <text:p>0.518029785</text:p>
          </table:table-cell>
          <table:table-cell office:value-type="float" office:value="86.325611544673606" table:style-name="ce1">
            <text:p>86.32561154</text:p>
          </table:table-cell>
          <table:table-cell office:value-type="float" office:value="13.674388455326394" table:formula="of:=100-[.B7]" table:style-name="ce1">
            <text:p>13.67438846</text:p>
          </table:table-cell>
          <table:table-cell office:value-type="float" office:value="7.5921760312531996E-3" table:style-name="ce1">
            <text:p>0.007592176</text:p>
          </table:table-cell>
          <table:table-cell office:value-type="float" office:value="11.2086170717467" table:style-name="ce1">
            <text:p>11.20861707</text:p>
          </table:table-cell>
          <table:table-cell office:value-type="float" office:value="0.81931883980336639" table:formula="of:=LOG10([.E8]/[.E7])/LOG10([.D8]/[.D7])" table:style-name="ce1">
            <text:p>0.81931884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684.38079189387031" table:formula="of:=[.F7]*(3-[.G7])/([.G7]*(3-[.F7]))*[.$D$23]^[.G7]/[.D7]^[.F7]*[.E7]/[.$E$23]*[.D7]^([.F7]-3)/(0.085090269)^([.G7]-3)" table:style-name="ce2">
            <text:p>684.3807919</text:p>
          </table:table-cell>
          <table:table-cell office:value-type="float" office:value="-2.1196337309659552" table:formula="of:=LOG10([.D7])" table:style-name="ce1">
            <text:p>-2.119633731</text:p>
          </table:table-cell>
          <table:table-cell office:value-type="float" office:value="2.8352978119567842" table:formula="of:=LOG10([.H7])" table:style-name="ce1">
            <text:p>2.835297812</text:p>
          </table:table-cell>
          <table:table-cell office:value-type="float" office:value="4198.1769493169513" table:formula="of:=([.D7]/0.0855293879705302)^ -3.44479567985411" table:style-name="ce1">
            <text:p>4198.176949</text:p>
          </table:table-cell>
          <table:table-cell office:value-type="float" office:value="733.79382015446959" table:formula="of:= 0.00921624902003821/( ([.D7]/0.346681782684812)^3.60486296421154 + [.D7]^2.32993070045899)" table:style-name="ce1">
            <text:p>733.7938202</text:p>
          </table:table-cell>
          <table:table-cell office:value-type="float" office:value="1.0411096898383093E-6" table:formula="of:=([.D7]/0.346681782684812)^3.60486296421154" table:style-name="ce1">
            <text:p>1.04111E-06</text:p>
          </table:table-cell>
          <table:table-cell office:value-type="float" office:value="1.1518615899153589E-5" table:formula="of:=[.D7]^2.32993070045899" table:style-name="ce1">
            <text:p>1.15186E-05</text:p>
          </table:table-cell>
          <table:table-cell office:value-type="float" office:value="9.0384964561133777E-2" table:formula="of:=[.M7]/[.N7]" table:style-name="ce1">
            <text:p>0.090384965</text:p>
          </table:table-cell>
          <table:table-cell table:style-name="ce1"/>
          <table:table-cell office:value-type="float" office:value="0.6" table:style-name="ce1">
            <text:p>0.6</text:p>
          </table:table-cell>
          <table:table-cell office:value-type="float" office:value="5.9999999999999995E-4" table:formula="of:=[.Q7]*0.001" table:style-name="ce1">
            <text:p>0.0006</text:p>
          </table:table-cell>
          <table:table-cell office:value-type="float" office:value="615955.12884388084" table:formula="of:=([.R7]/0.005)^-[.$P$1]*[.$Y$51]" table:style-name="ce1">
            <text:p>615955.1288</text:p>
          </table:table-cell>
          <table:table-cell office:value-type="float" office:value="539340.2269000411" table:formula="of:=([.R7]/0.0033)^-[.$P$1]*[.$Y$34]" table:style-name="ce1">
            <text:p>539340.2269</text:p>
          </table:table-cell>
          <table:table-cell office:value-type="float" office:value="-3.2218487496163566" table:formula="of:=LOG10([.R7])" table:style-name="ce1">
            <text:p>-3.22184875</text:p>
          </table:table-cell>
          <table:table-cell office:value-type="float" office:value="5.7895490757922046" table:formula="of:=LOG10([.S7])" table:style-name="ce1">
            <text:p>5.789549076</text:p>
          </table:table-cell>
          <table:table-cell office:value-type="float" office:value="5.7318628135186103" table:formula="of:=LOG10([.T7])" table:style-name="ce1">
            <text:p>5.731862814</text:p>
          </table:table-cell>
          <table:table-cell office:value-type="float" office:value="5.7607059446554079" table:formula="of:=AVERAGE([.V7:.W7])" table:style-name="ce1">
            <text:p>5.760705945</text:p>
          </table:table-cell>
          <table:table-cell table:number-columns-repeated="16360" table:style-name="ce1"/>
        </table:table-row>
        <table:table-row table:style-name="ro1">
          <table:table-cell office:value-type="float" office:value="0.435590409221425" table:style-name="ce1">
            <text:p>0.435590409</text:p>
          </table:table-cell>
          <table:table-cell office:value-type="float" office:value="84.572034911470894" table:style-name="ce1">
            <text:p>84.57203491</text:p>
          </table:table-cell>
          <table:table-cell office:value-type="float" office:value="15.427965088529106" table:formula="of:=100-[.B8]" table:style-name="ce1">
            <text:p>15.42796509</text:p>
          </table:table-cell>
          <table:table-cell office:value-type="float" office:value="9.0291164355963301E-3" table:style-name="ce1">
            <text:p>0.009029116</text:p>
          </table:table-cell>
          <table:table-cell office:value-type="float" office:value="12.919018571221301" table:style-name="ce1">
            <text:p>12.91901857</text:p>
          </table:table-cell>
          <table:table-cell office:value-type="float" office:value="0.72581879879158673" table:formula="of:=LOG10([.E9]/[.E8])/LOG10([.D9]/[.D8])" table:style-name="ce1">
            <text:p>0.725818799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398.36458836201587" table:formula="of:=[.F8]*(3-[.G8])/([.G8]*(3-[.F8]))*[.$D$23]^[.G8]/[.D8]^[.F8]*[.E8]/[.$E$23]*[.D8]^([.F8]-3)/(0.085090269)^([.G8]-3)" table:style-name="ce2">
            <text:p>398.3645884</text:p>
          </table:table-cell>
          <table:table-cell office:value-type="float" office:value="-2.0443547464660674" table:formula="of:=LOG10([.D8])" table:style-name="ce1">
            <text:p>-2.044354746</text:p>
          </table:table-cell>
          <table:table-cell office:value-type="float" office:value="2.6002807259301397" table:formula="of:=LOG10([.H8])" table:style-name="ce1">
            <text:p>2.600280726</text:p>
          </table:table-cell>
          <table:table-cell office:value-type="float" office:value="2310.6811376171586" table:formula="of:=([.D8]/0.0855293879705302)^ -3.44479567985411" table:style-name="ce1">
            <text:p>2310.681138</text:p>
          </table:table-cell>
          <table:table-cell office:value-type="float" office:value="480.13793305949167" table:formula="of:= 0.00921624902003821/( ([.D8]/0.346681782684812)^3.60486296421154 + [.D8]^2.32993070045899)" table:style-name="ce1">
            <text:p>480.1379331</text:p>
          </table:table-cell>
          <table:table-cell office:value-type="float" office:value="1.9447640232822831E-6" table:formula="of:=([.D8]/0.346681782684812)^3.60486296421154" table:style-name="ce1">
            <text:p>1.94476E-06</text:p>
          </table:table-cell>
          <table:table-cell office:value-type="float" office:value="1.7250238882052146E-5" table:formula="of:=[.D8]^2.32993070045899" table:style-name="ce1">
            <text:p>1.72502E-05</text:p>
          </table:table-cell>
          <table:table-cell office:value-type="float" office:value="0.11273838215108402" table:formula="of:=[.M8]/[.N8]" table:style-name="ce1">
            <text:p>0.112738382</text:p>
          </table:table-cell>
          <table:table-cell table:style-name="ce1"/>
          <table:table-cell office:value-type="float" office:value="0.7" table:style-name="ce1">
            <text:p>0.7</text:p>
          </table:table-cell>
          <table:table-cell office:value-type="float" office:value="6.9999999999999999E-4" table:formula="of:=[.Q8]*0.001" table:style-name="ce1">
            <text:p>0.0007</text:p>
          </table:table-cell>
          <table:table-cell office:value-type="float" office:value="406249.41049791966" table:formula="of:=([.R8]/0.005)^-[.$P$1]*[.$Y$51]" table:style-name="ce1">
            <text:p>406249.4105</text:p>
          </table:table-cell>
          <table:table-cell office:value-type="float" office:value="355718.52392431401" table:formula="of:=([.R8]/0.0033)^-[.$P$1]*[.$Y$34]" table:style-name="ce1">
            <text:p>355718.5239</text:p>
          </table:table-cell>
          <table:table-cell office:value-type="float" office:value="-3.1549019599857431" table:formula="of:=LOG10([.R8])" table:style-name="ce1">
            <text:p>-3.15490196</text:p>
          </table:table-cell>
          <table:table-cell office:value-type="float" office:value="5.6087927437895493" table:formula="of:=LOG10([.S8])" table:style-name="ce1">
            <text:p>5.608792744</text:p>
          </table:table-cell>
          <table:table-cell office:value-type="float" office:value="5.551106481515955" table:formula="of:=LOG10([.T8])" table:style-name="ce1">
            <text:p>5.551106482</text:p>
          </table:table-cell>
          <table:table-cell office:value-type="float" office:value="5.5799496126527526" table:formula="of:=AVERAGE([.V8:.W8])" table:style-name="ce1">
            <text:p>5.579949613</text:p>
          </table:table-cell>
          <table:table-cell table:number-columns-repeated="16360" table:style-name="ce1"/>
        </table:table-row>
        <table:table-row table:style-name="ro1">
          <table:table-cell office:value-type="float" office:value="0.36629487391812898" table:style-name="ce1">
            <text:p>0.366294874</text:p>
          </table:table-cell>
          <table:table-cell office:value-type="float" office:value="82.330579267141303" table:style-name="ce1">
            <text:p>82.33057927</text:p>
          </table:table-cell>
          <table:table-cell office:value-type="float" office:value="17.669420732858697" table:formula="of:=100-[.B9]" table:style-name="ce1">
            <text:p>17.66942073</text:p>
          </table:table-cell>
          <table:table-cell office:value-type="float" office:value="1.0737989052826901E-2" table:style-name="ce1">
            <text:p>0.010737989</text:p>
          </table:table-cell>
          <table:table-cell office:value-type="float" office:value="14.651007637559999" table:style-name="ce1">
            <text:p>14.65100764</text:p>
          </table:table-cell>
          <table:table-cell office:value-type="float" office:value="0.72928380719321373" table:formula="of:=LOG10([.E10]/[.E9])/LOG10([.D10]/[.D9])" table:style-name="ce1">
            <text:p>0.729283807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270.28139689984732" table:formula="of:=[.F9]*(3-[.G9])/([.G9]*(3-[.F9]))*[.$D$23]^[.G9]/[.D9]^[.F9]*[.E9]/[.$E$23]*[.D9]^([.F9]-3)/(0.085090269)^([.G9]-3)" table:style-name="ce2">
            <text:p>270.2813969</text:p>
          </table:table-cell>
          <table:table-cell office:value-type="float" office:value="-1.969077043127418" table:formula="of:=LOG10([.D9])" table:style-name="ce1">
            <text:p>-1.969077043</text:p>
          </table:table-cell>
          <table:table-cell office:value-type="float" office:value="2.4318161548301451" table:formula="of:=LOG10([.H9])" table:style-name="ce1">
            <text:p>2.431816155</text:p>
          </table:table-cell>
          <table:table-cell office:value-type="float" office:value="1271.8143237827767" table:formula="of:=([.D9]/0.0855293879705302)^ -3.44479567985411" table:style-name="ce1">
            <text:p>1271.814324</text:p>
          </table:table-cell>
          <table:table-cell office:value-type="float" office:value="312.77096912285657" table:formula="of:= 0.00921624902003821/( ([.D9]/0.346681782684812)^3.60486296421154 + [.D9]^2.32993070045899)" table:style-name="ce1">
            <text:p>312.7709691</text:p>
          </table:table-cell>
          <table:table-cell office:value-type="float" office:value="3.6327266217785887E-6" table:formula="of:=([.D9]/0.346681782684812)^3.60486296421154" table:style-name="ce1">
            <text:p>3.63273E-06</text:p>
          </table:table-cell>
          <table:table-cell office:value-type="float" office:value="2.5833719851449118E-5" table:formula="of:=[.D9]^2.32993070045899" table:style-name="ce1">
            <text:p>2.58337E-05</text:p>
          </table:table-cell>
          <table:table-cell office:value-type="float" office:value="0.14061957173290374" table:formula="of:=[.M9]/[.N9]" table:style-name="ce1">
            <text:p>0.140619572</text:p>
          </table:table-cell>
          <table:table-cell table:style-name="ce1"/>
          <table:table-cell office:value-type="float" office:value="0.8" table:style-name="ce1">
            <text:p>0.8</text:p>
          </table:table-cell>
          <table:table-cell office:value-type="float" office:value="8.0000000000000004E-4" table:formula="of:=[.Q9]*0.001" table:style-name="ce1">
            <text:p>0.0008</text:p>
          </table:table-cell>
          <table:table-cell office:value-type="float" office:value="283279.06933352712" table:formula="of:=([.R9]/0.005)^-[.$P$1]*[.$Y$51]" table:style-name="ce1">
            <text:p>283279.0693</text:p>
          </table:table-cell>
          <table:table-cell office:value-type="float" office:value="248043.71353664191" table:formula="of:=([.R9]/0.0033)^-[.$P$1]*[.$Y$34]" table:style-name="ce1">
            <text:p>248043.7135</text:p>
          </table:table-cell>
          <table:table-cell office:value-type="float" office:value="-3.0969100130080562" table:formula="of:=LOG10([.R9])" table:style-name="ce1">
            <text:p>-3.096910013</text:p>
          </table:table-cell>
          <table:table-cell office:value-type="float" office:value="5.4522144869497948" table:formula="of:=LOG10([.S9])" table:style-name="ce1">
            <text:p>5.452214487</text:p>
          </table:table-cell>
          <table:table-cell office:value-type="float" office:value="5.3945282246762005" table:formula="of:=LOG10([.T9])" table:style-name="ce1">
            <text:p>5.394528225</text:p>
          </table:table-cell>
          <table:table-cell office:value-type="float" office:value="5.4233713558129981" table:formula="of:=AVERAGE([.V9:.W9])" table:style-name="ce1">
            <text:p>5.423371356</text:p>
          </table:table-cell>
          <table:table-cell table:number-columns-repeated="16360" table:style-name="ce1"/>
        </table:table-row>
        <table:table-row table:style-name="ro1">
          <table:table-cell office:value-type="float" office:value="0.30803890584547" table:style-name="ce1">
            <text:p>0.308038906</text:p>
          </table:table-cell>
          <table:table-cell office:value-type="float" office:value="79.715069964240499" table:style-name="ce1">
            <text:p>79.71506996</text:p>
          </table:table-cell>
          <table:table-cell office:value-type="float" office:value="20.284930035759501" table:formula="of:=100-[.B10]" table:style-name="ce1">
            <text:p>20.28493004</text:p>
          </table:table-cell>
          <table:table-cell office:value-type="float" office:value="1.2769865152207601E-2" table:style-name="ce1">
            <text:p>0.012769865</text:p>
          </table:table-cell>
          <table:table-cell office:value-type="float" office:value="16.6247774527757" table:style-name="ce1">
            <text:p>16.62477745</text:p>
          </table:table-cell>
          <table:table-cell office:value-type="float" office:value="0.80624513471106829" table:formula="of:=LOG10([.E11]/[.E10])/LOG10([.D11]/[.D10])" table:style-name="ce1">
            <text:p>0.806245135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208.6698642899805" table:formula="of:=[.F10]*(3-[.G10])/([.G10]*(3-[.F10]))*[.$D$23]^[.G10]/[.D10]^[.F10]*[.E10]/[.$E$23]*[.D10]^([.F10]-3)/(0.085090269)^([.G10]-3)" table:style-name="ce2">
            <text:p>208.6698643</text:p>
          </table:table-cell>
          <table:table-cell office:value-type="float" office:value="-1.8938136887946384" table:formula="of:=LOG10([.D10])" table:style-name="ce1">
            <text:p>-1.893813689</text:p>
          </table:table-cell>
          <table:table-cell office:value-type="float" office:value="2.3194597336002887" table:formula="of:=LOG10([.H10])" table:style-name="ce1">
            <text:p>2.319459734</text:p>
          </table:table-cell>
          <table:table-cell office:value-type="float" office:value="700.09477120556357" table:formula="of:=([.D10]/0.0855293879705302)^ -3.44479567985411" table:style-name="ce1">
            <text:p>700.0947712</text:p>
          </table:table-cell>
          <table:table-cell office:value-type="float" office:value="202.68768752973915" table:formula="of:= 0.00921624902003821/( ([.D10]/0.346681782684812)^3.60486296421154 + [.D10]^2.32993070045899)" table:style-name="ce1">
            <text:p>202.6876875</text:p>
          </table:table-cell>
          <table:table-cell office:value-type="float" office:value="6.7849522432733468E-6" table:formula="of:=([.D10]/0.346681782684812)^3.60486296421154" table:style-name="ce1">
            <text:p>6.78495E-06</text:p>
          </table:table-cell>
          <table:table-cell office:value-type="float" office:value="3.8685244453731075E-5" table:formula="of:=[.D10]^2.32993070045899" table:style-name="ce1">
            <text:p>3.86852E-05</text:p>
          </table:table-cell>
          <table:table-cell office:value-type="float" office:value="0.17538863561760326" table:formula="of:=[.M10]/[.N10]" table:style-name="ce1">
            <text:p>0.175388636</text:p>
          </table:table-cell>
          <table:table-cell table:style-name="ce1"/>
          <table:table-cell office:value-type="float" office:value="0.9" table:style-name="ce1">
            <text:p>0.9</text:p>
          </table:table-cell>
          <table:table-cell office:value-type="float" office:value="9.0000000000000008E-4" table:formula="of:=[.Q10]*0.001" table:style-name="ce1">
            <text:p>0.0009</text:p>
          </table:table-cell>
          <table:table-cell office:value-type="float" office:value="206111.71470778354" table:formula="of:=([.R10]/0.005)^-[.$P$1]*[.$Y$51]" table:style-name="ce1">
            <text:p>206111.7147</text:p>
          </table:table-cell>
          <table:table-cell office:value-type="float" office:value="180474.73553130846" table:formula="of:=([.R10]/0.0033)^-[.$P$1]*[.$Y$34]" table:style-name="ce1">
            <text:p>180474.7355</text:p>
          </table:table-cell>
          <table:table-cell office:value-type="float" office:value="-3.0457574905606752" table:formula="of:=LOG10([.R10])" table:style-name="ce1">
            <text:p>-3.045757491</text:p>
          </table:table-cell>
          <table:table-cell office:value-type="float" office:value="5.3141026763418653" table:formula="of:=LOG10([.S10])" table:style-name="ce1">
            <text:p>5.314102676</text:p>
          </table:table-cell>
          <table:table-cell office:value-type="float" office:value="5.2564164140682701" table:formula="of:=LOG10([.T10])" table:style-name="ce1">
            <text:p>5.256416414</text:p>
          </table:table-cell>
          <table:table-cell office:value-type="float" office:value="5.2852595452050677" table:formula="of:=AVERAGE([.V10:.W10])" table:style-name="ce1">
            <text:p>5.285259545</text:p>
          </table:table-cell>
          <table:table-cell table:number-columns-repeated="16360" table:style-name="ce1"/>
        </table:table-row>
        <table:table-row table:style-name="ro1">
          <table:table-cell office:value-type="float" office:value="0.25904402010800498" table:style-name="ce1">
            <text:p>0.25904402</text:p>
          </table:table-cell>
          <table:table-cell office:value-type="float" office:value="77.212993512679702" table:style-name="ce1">
            <text:p>77.21299351</text:p>
          </table:table-cell>
          <table:table-cell office:value-type="float" office:value="22.787006487320298" table:formula="of:=100-[.B11]" table:style-name="ce1">
            <text:p>22.78700649</text:p>
          </table:table-cell>
          <table:table-cell office:value-type="float" office:value="1.5185144104918001E-2" table:style-name="ce1">
            <text:p>0.015185144</text:p>
          </table:table-cell>
          <table:table-cell office:value-type="float" office:value="19.116648872728" table:style-name="ce1">
            <text:p>19.11664887</text:p>
          </table:table-cell>
          <table:table-cell office:value-type="float" office:value="0.70571098459794446" table:formula="of:=LOG10([.E12]/[.E11])/LOG10([.D12]/[.D11])" table:style-name="ce1">
            <text:p>0.705710985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19.43114028995865" table:formula="of:=[.F11]*(3-[.G11])/([.G11]*(3-[.F11]))*[.$D$23]^[.G11]/[.D11]^[.F11]*[.E11]/[.$E$23]*[.D11]^([.F11]-3)/(0.085090269)^([.G11]-3)" table:style-name="ce2">
            <text:p>119.4311403</text:p>
          </table:table-cell>
          <table:table-cell office:value-type="float" office:value="-1.818581082331574" table:formula="of:=LOG10([.D11])" table:style-name="ce1">
            <text:p>-1.818581082</text:p>
          </table:table-cell>
          <table:table-cell office:value-type="float" office:value="2.0771175788270182" table:formula="of:=LOG10([.H11])" table:style-name="ce1">
            <text:p>2.077117579</text:p>
          </table:table-cell>
          <table:table-cell office:value-type="float" office:value="385.47469752081827" table:formula="of:=([.D11]/0.0855293879705302)^ -3.44479567985411" table:style-name="ce1">
            <text:p>385.4746975</text:p>
          </table:table-cell>
          <table:table-cell office:value-type="float" office:value="130.56082199337473" table:formula="of:= 0.00921624902003821/( ([.D11]/0.346681782684812)^3.60486296421154 + [.D11]^2.32993070045899)" table:style-name="ce1">
            <text:p>130.560822</text:p>
          </table:table-cell>
          <table:table-cell office:value-type="float" office:value="1.2669224498653645E-5" table:formula="of:=([.D11]/0.346681782684812)^3.60486296421154" table:style-name="ce1">
            <text:p>1.26692E-05</text:p>
          </table:table-cell>
          <table:table-cell office:value-type="float" office:value="5.7920473692017097E-5" table:formula="of:=[.D11]^2.32993070045899" table:style-name="ce1">
            <text:p>5.79205E-05</text:p>
          </table:table-cell>
          <table:table-cell office:value-type="float" office:value="0.21873482192186877" table:formula="of:=[.M11]/[.N11]" table:style-name="ce1">
            <text:p>0.21873482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E-3" table:formula="of:=[.Q11]*0.001" table:style-name="ce1">
            <text:p>0.001</text:p>
          </table:table-cell>
          <table:table-cell office:value-type="float" office:value="155080.59258097131" table:formula="of:=([.R11]/0.005)^-[.$P$1]*[.$Y$51]" table:style-name="ce1">
            <text:p>155080.5926</text:p>
          </table:table-cell>
          <table:table-cell office:value-type="float" office:value="135791.0634617242" table:formula="of:=([.R11]/0.0033)^-[.$P$1]*[.$Y$34]" table:style-name="ce1">
            <text:p>135791.0635</text:p>
          </table:table-cell>
          <table:table-cell office:value-type="float" office:value="-3" table:formula="of:=LOG10([.R11])" table:style-name="ce1">
            <text:p>-3</text:p>
          </table:table-cell>
          <table:table-cell office:value-type="float" office:value="5.1905574518280417" table:formula="of:=LOG10([.S11])" table:style-name="ce1">
            <text:p>5.190557452</text:p>
          </table:table-cell>
          <table:table-cell office:value-type="float" office:value="5.1328711895544474" table:formula="of:=LOG10([.T11])" table:style-name="ce1">
            <text:p>5.13287119</text:p>
          </table:table-cell>
          <table:table-cell office:value-type="float" office:value="5.1617143206912441" table:formula="of:=AVERAGE([.V11:.W11])" table:style-name="ce1">
            <text:p>5.161714321</text:p>
          </table:table-cell>
          <table:table-cell table:number-columns-repeated="16360" table:style-name="ce1"/>
        </table:table-row>
        <table:table-row table:style-name="ro1">
          <table:table-cell office:value-type="float" office:value="0.222083419318477" table:style-name="ce1">
            <text:p>0.222083419</text:p>
          </table:table-cell>
          <table:table-cell office:value-type="float" office:value="74.7285290349147" table:style-name="ce1">
            <text:p>74.72852903</text:p>
          </table:table-cell>
          <table:table-cell office:value-type="float" office:value="25.2714709650853" table:formula="of:=100-[.B12]" table:style-name="ce1">
            <text:p>25.27147097</text:p>
          </table:table-cell>
          <table:table-cell office:value-type="float" office:value="1.8057261192048299E-2" table:style-name="ce1">
            <text:p>0.018057261</text:p>
          </table:table-cell>
          <table:table-cell office:value-type="float" office:value="21.602523746329201" table:style-name="ce1">
            <text:p>21.60252375</text:p>
          </table:table-cell>
          <table:table-cell office:value-type="float" office:value="0.69756080710361235" table:formula="of:=LOG10([.E13]/[.E12])/LOG10([.D13]/[.D12])" table:style-name="ce1">
            <text:p>0.697560807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79.054495278031609" table:formula="of:=[.F12]*(3-[.G12])/([.G12]*(3-[.F12]))*[.$D$23]^[.G12]/[.D12]^[.F12]*[.E12]/[.$E$23]*[.D12]^([.F12]-3)/(0.085090269)^([.G12]-3)" table:style-name="ce2">
            <text:p>79.05449528</text:p>
          </table:table-cell>
          <table:table-cell office:value-type="float" office:value="-1.7433481199903875" table:formula="of:=LOG10([.D12])" table:style-name="ce1">
            <text:p>-1.74334812</text:p>
          </table:table-cell>
          <table:table-cell office:value-type="float" office:value="1.8979265702699555" table:formula="of:=LOG10([.H12])" table:style-name="ce1">
            <text:p>1.89792657</text:p>
          </table:table-cell>
          <table:table-cell office:value-type="float" office:value="212.24315492488486" table:formula="of:=([.D12]/0.0855293879705302)^ -3.44479567985411" table:style-name="ce1">
            <text:p>212.2431549</text:p>
          </table:table-cell>
          <table:table-cell office:value-type="float" office:value="83.49805867973825" table:formula="of:= 0.00921624902003821/( ([.D12]/0.346681782684812)^3.60486296421154 + [.D12]^2.32993070045899)" table:style-name="ce1">
            <text:p>83.49805868</text:p>
          </table:table-cell>
          <table:table-cell office:value-type="float" office:value="2.3656721194500748E-5" table:formula="of:=([.D12]/0.346681782684812)^3.60486296421154" table:style-name="ce1">
            <text:p>2.36567E-05</text:p>
          </table:table-cell>
          <table:table-cell office:value-type="float" office:value="8.6720084754816931E-5" table:formula="of:=[.D12]^2.32993070045899" table:style-name="ce1">
            <text:p>8.67201E-05</text:p>
          </table:table-cell>
          <table:table-cell office:value-type="float" office:value="0.27279402760485333" table:formula="of:=[.M12]/[.N12]" table:style-name="ce1">
            <text:p>0.272794028</text:p>
          </table:table-cell>
          <table:table-cell table:style-name="ce1"/>
          <table:table-cell office:value-type="float" office:value="1.1000000000000001" table:style-name="ce1">
            <text:p>1.1</text:p>
          </table:table-cell>
          <table:table-cell office:value-type="float" office:value="1.1000000000000001E-3" table:formula="of:=[.Q12]*0.001" table:style-name="ce1">
            <text:p>0.0011</text:p>
          </table:table-cell>
          <table:table-cell office:value-type="float" office:value="119893.93158546647" table:formula="of:=([.R12]/0.005)^-[.$P$1]*[.$Y$51]" table:style-name="ce1">
            <text:p>119893.9316</text:p>
          </table:table-cell>
          <table:table-cell office:value-type="float" office:value="104981.05663413195" table:formula="of:=([.R12]/0.0033)^-[.$P$1]*[.$Y$34]" table:style-name="ce1">
            <text:p>104981.0566</text:p>
          </table:table-cell>
          <table:table-cell office:value-type="float" office:value="-2.9586073148417751" table:formula="of:=LOG10([.R12])" table:style-name="ce1">
            <text:p>-2.958607315</text:p>
          </table:table-cell>
          <table:table-cell office:value-type="float" office:value="5.0787972019008345" table:formula="of:=LOG10([.S12])" table:style-name="ce1">
            <text:p>5.078797202</text:p>
          </table:table-cell>
          <table:table-cell office:value-type="float" office:value="5.0211109396272402" table:formula="of:=LOG10([.T12])" table:style-name="ce1">
            <text:p>5.02111094</text:p>
          </table:table-cell>
          <table:table-cell office:value-type="float" office:value="5.0499540707640378" table:formula="of:=AVERAGE([.V12:.W12])" table:style-name="ce1">
            <text:p>5.049954071</text:p>
          </table:table-cell>
          <table:table-cell table:number-columns-repeated="16360" table:style-name="ce1"/>
        </table:table-row>
        <table:table-row table:style-name="ro1">
          <table:table-cell office:value-type="float" office:value="0.19411176280305001" table:style-name="ce1">
            <text:p>0.194111763</text:p>
          </table:table-cell>
          <table:table-cell office:value-type="float" office:value="71.9484525505802" table:style-name="ce1">
            <text:p>71.94845255</text:p>
          </table:table-cell>
          <table:table-cell office:value-type="float" office:value="28.0515474494198" table:formula="of:=100-[.B13]" table:style-name="ce1">
            <text:p>28.05154745</text:p>
          </table:table-cell>
          <table:table-cell office:value-type="float" office:value="2.1368728702209901E-2" table:style-name="ce1">
            <text:p>0.021368729</text:p>
          </table:table-cell>
          <table:table-cell office:value-type="float" office:value="24.294887061079798" table:style-name="ce1">
            <text:p>24.29488706</text:p>
          </table:table-cell>
          <table:table-cell office:value-type="float" office:value="0.6728828416826198" table:formula="of:=LOG10([.E14]/[.E13])/LOG10([.D14]/[.D13])" table:style-name="ce1">
            <text:p>0.672882842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51.201637595181722" table:formula="of:=[.F13]*(3-[.G13])/([.G13]*(3-[.F13]))*[.$D$23]^[.G13]/[.D13]^[.F13]*[.E13]/[.$E$23]*[.D13]^([.F13]-3)/(0.085090269)^([.G13]-3)" table:style-name="ce2">
            <text:p>51.2016376</text:p>
          </table:table-cell>
          <table:table-cell office:value-type="float" office:value="-1.6702213147118519" table:formula="of:=LOG10([.D13])" table:style-name="ce1">
            <text:p>-1.670221315</text:p>
          </table:table-cell>
          <table:table-cell office:value-type="float" office:value="1.7092838513503945" table:formula="of:=LOG10([.H13])" table:style-name="ce1">
            <text:p>1.709283851</text:p>
          </table:table-cell>
          <table:table-cell office:value-type="float" office:value="118.83018951720051" table:formula="of:=([.D13]/0.0855293879705302)^ -3.44479567985411" table:style-name="ce1">
            <text:p>118.8301895</text:p>
          </table:table-cell>
          <table:table-cell office:value-type="float" office:value="53.648815510933154" table:formula="of:= 0.00921624902003821/( ([.D13]/0.346681782684812)^3.60486296421154 + [.D13]^2.32993070045899)" table:style-name="ce1">
            <text:p>53.64881551</text:p>
          </table:table-cell>
          <table:table-cell office:value-type="float" office:value="4.3407688871312993E-5" table:formula="of:=([.D13]/0.346681782684812)^3.60486296421154" table:style-name="ce1">
            <text:p>4.34077E-05</text:p>
          </table:table-cell>
          <table:table-cell office:value-type="float" office:value="1.2838080137336015E-4" table:formula="of:=[.D13]^2.32993070045899" table:style-name="ce1">
            <text:p>0.000128381</text:p>
          </table:table-cell>
          <table:table-cell office:value-type="float" office:value="0.33811666859029571" table:formula="of:=[.M13]/[.N13]" table:style-name="ce1">
            <text:p>0.338116669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office:value-type="float" office:value="1.1999999999999999E-3" table:formula="of:=[.Q13]*0.001" table:style-name="ce1">
            <text:p>0.0012</text:p>
          </table:table-cell>
          <table:table-cell office:value-type="float" office:value="94791.214468411519" table:formula="of:=([.R13]/0.005)^-[.$P$1]*[.$Y$51]" table:style-name="ce1">
            <text:p>94791.21447</text:p>
          </table:table-cell>
          <table:table-cell office:value-type="float" office:value="83000.713405020651" table:formula="of:=([.R13]/0.0033)^-[.$P$1]*[.$Y$34]" table:style-name="ce1">
            <text:p>83000.71341</text:p>
          </table:table-cell>
          <table:table-cell office:value-type="float" office:value="-2.9208187539523753" table:formula="of:=LOG10([.R13])" table:style-name="ce1">
            <text:p>-2.920818754</text:p>
          </table:table-cell>
          <table:table-cell office:value-type="float" office:value="4.9767680874994555" table:formula="of:=LOG10([.S13])" table:style-name="ce1">
            <text:p>4.976768087</text:p>
          </table:table-cell>
          <table:table-cell office:value-type="float" office:value="4.9190818252258612" table:formula="of:=LOG10([.T13])" table:style-name="ce1">
            <text:p>4.919081825</text:p>
          </table:table-cell>
          <table:table-cell office:value-type="float" office:value="4.9479249563626588" table:formula="of:=AVERAGE([.V13:.W13])" table:style-name="ce1">
            <text:p>4.947924956</text:p>
          </table:table-cell>
          <table:table-cell table:number-columns-repeated="16360" table:style-name="ce1"/>
        </table:table-row>
        <table:table-row table:style-name="ro1">
          <table:table-cell office:value-type="float" office:value="0.16803584363045301" table:style-name="ce1">
            <text:p>0.168035844</text:p>
          </table:table-cell>
          <table:table-cell office:value-type="float" office:value="69.131911259622996" table:style-name="ce1">
            <text:p>69.13191126</text:p>
          </table:table-cell>
          <table:table-cell office:value-type="float" office:value="30.868088740377004" table:formula="of:=100-[.B14]" table:style-name="ce1">
            <text:p>30.86808874</text:p>
          </table:table-cell>
          <table:table-cell office:value-type="float" office:value="2.50446487849755E-2" table:style-name="ce1">
            <text:p>0.025044649</text:p>
          </table:table-cell>
          <table:table-cell office:value-type="float" office:value="27.0334149904509" table:style-name="ce1">
            <text:p>27.03341499</text:p>
          </table:table-cell>
          <table:table-cell office:value-type="float" office:value="0.61098041071936704" table:formula="of:=LOG10([.E15]/[.E14])/LOG10([.D15]/[.D14])" table:style-name="ce1">
            <text:p>0.610980411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31.300225498690935" table:formula="of:=[.F14]*(3-[.G14])/([.G14]*(3-[.F14]))*[.$D$23]^[.G14]/[.D14]^[.F14]*[.E14]/[.$E$23]*[.D14]^([.F14]-3)/(0.085090269)^([.G14]-3)" table:style-name="ce2">
            <text:p>31.3002255</text:p>
          </table:table-cell>
          <table:table-cell office:value-type="float" office:value="-1.6012850542845729" table:formula="of:=LOG10([.D14])" table:style-name="ce1">
            <text:p>-1.601285054</text:p>
          </table:table-cell>
          <table:table-cell office:value-type="float" office:value="1.4955474663798152" table:formula="of:=LOG10([.H14])" table:style-name="ce1">
            <text:p>1.495547466</text:p>
          </table:table-cell>
          <table:table-cell office:value-type="float" office:value="68.778936727027883" table:formula="of:=([.D14]/0.0855293879705302)^ -3.44479567985411" table:style-name="ce1">
            <text:p>68.77893673</text:p>
          </table:table-cell>
          <table:table-cell office:value-type="float" office:value="35.075275081453142" table:formula="of:= 0.00921624902003821/( ([.D14]/0.346681782684812)^3.60486296421154 + [.D14]^2.32993070045899)" table:style-name="ce1">
            <text:p>35.07527508</text:p>
          </table:table-cell>
          <table:table-cell office:value-type="float" office:value="7.6925873373978146E-5" table:formula="of:=([.D14]/0.346681782684812)^3.60486296421154" table:style-name="ce1">
            <text:p>7.69259E-05</text:p>
          </table:table-cell>
          <table:table-cell office:value-type="float" office:value="1.8583041288852114E-4" table:formula="of:=[.D14]^2.32993070045899" table:style-name="ce1">
            <text:p>0.00018583</text:p>
          </table:table-cell>
          <table:table-cell office:value-type="float" office:value="0.41395739361632716" table:formula="of:=[.M14]/[.N14]" table:style-name="ce1">
            <text:p>0.413957394</text:p>
          </table:table-cell>
          <table:table-cell table:style-name="ce1"/>
          <table:table-cell office:value-type="float" office:value="1.3" table:style-name="ce1">
            <text:p>1.3</text:p>
          </table:table-cell>
          <table:table-cell office:value-type="float" office:value="1.3000000000000002E-3" table:formula="of:=[.Q14]*0.001" table:style-name="ce1">
            <text:p>0.0013</text:p>
          </table:table-cell>
          <table:table-cell office:value-type="float" office:value="76367.821268580563" table:formula="of:=([.R14]/0.005)^-[.$P$1]*[.$Y$51]" table:style-name="ce1">
            <text:p>76367.82127</text:p>
          </table:table-cell>
          <table:table-cell office:value-type="float" office:value="66868.89372634406" table:formula="of:=([.R14]/0.0033)^-[.$P$1]*[.$Y$34]" table:style-name="ce1">
            <text:p>66868.89373</text:p>
          </table:table-cell>
          <table:table-cell office:value-type="float" office:value="-2.8860566476931631" table:formula="of:=LOG10([.R14])" table:style-name="ce1">
            <text:p>-2.886056648</text:p>
          </table:table-cell>
          <table:table-cell office:value-type="float" office:value="4.8829104005995827" table:formula="of:=LOG10([.S14])" table:style-name="ce1">
            <text:p>4.882910401</text:p>
          </table:table-cell>
          <table:table-cell office:value-type="float" office:value="4.8252241383259884" table:formula="of:=LOG10([.T14])" table:style-name="ce1">
            <text:p>4.825224138</text:p>
          </table:table-cell>
          <table:table-cell office:value-type="float" office:value="4.8540672694627851" table:formula="of:=AVERAGE([.V14:.W14])" table:style-name="ce1">
            <text:p>4.854067269</text:p>
          </table:table-cell>
          <table:table-cell table:number-columns-repeated="16360" table:style-name="ce1"/>
        </table:table-row>
        <table:table-row table:style-name="ro1">
          <table:table-cell office:value-type="float" office:value="0.145465039759366" table:style-name="ce1">
            <text:p>0.14546504</text:p>
          </table:table-cell>
          <table:table-cell office:value-type="float" office:value="66.203786478921202" table:style-name="ce1">
            <text:p>66.20378648</text:p>
          </table:table-cell>
          <table:table-cell office:value-type="float" office:value="33.796213521078798" table:formula="of:=100-[.B15]" table:style-name="ce1">
            <text:p>33.79621352</text:p>
          </table:table-cell>
          <table:table-cell office:value-type="float" office:value="2.94943645807943E-2" table:style-name="ce1">
            <text:p>0.029494365</text:p>
          </table:table-cell>
          <table:table-cell office:value-type="float" office:value="29.874128465786601" table:style-name="ce1">
            <text:p>29.87412847</text:p>
          </table:table-cell>
          <table:table-cell office:value-type="float" office:value="0.83168363765970221" table:formula="of:=LOG10([.E16]/[.E15])/LOG10([.D16]/[.D15])" table:style-name="ce1">
            <text:p>0.831683638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31.761239208407464" table:formula="of:=[.F15]*(3-[.G15])/([.G15]*(3-[.F15]))*[.$D$23]^[.G15]/[.D15]^[.F15]*[.E15]/[.$E$23]*[.D15]^([.F15]-3)/(0.085090269)^([.G15]-3)" table:style-name="ce2">
            <text:p>31.76123921</text:p>
          </table:table-cell>
          <table:table-cell office:value-type="float" office:value="-1.5302609557256288" table:formula="of:=LOG10([.D15])" table:style-name="ce1">
            <text:p>-1.530260956</text:p>
          </table:table-cell>
          <table:table-cell office:value-type="float" office:value="1.5018974386818285" table:formula="of:=LOG10([.H15])" table:style-name="ce1">
            <text:p>1.501897439</text:p>
          </table:table-cell>
          <table:table-cell office:value-type="float" office:value="39.155425679479102" table:formula="of:=([.D15]/0.0855293879705302)^ -3.44479567985411" table:style-name="ce1">
            <text:p>39.15542568</text:p>
          </table:table-cell>
          <table:table-cell office:value-type="float" office:value="22.438856415472547" table:formula="of:= 0.00921624902003821/( ([.D15]/0.346681782684812)^3.60486296421154 + [.D15]^2.32993070045899)" table:style-name="ce1">
            <text:p>22.43885642</text:p>
          </table:table-cell>
          <table:table-cell office:value-type="float" office:value="1.3870898000057676E-4" table:formula="of:=([.D15]/0.346681782684812)^3.60486296421154" table:style-name="ce1">
            <text:p>0.000138709</text:p>
          </table:table-cell>
          <table:table-cell office:value-type="float" office:value="2.7201823574483951E-4" table:formula="of:=[.D15]^2.32993070045899" table:style-name="ce1">
            <text:p>0.000272018</text:p>
          </table:table-cell>
          <table:table-cell office:value-type="float" office:value="0.50992529828290467" table:formula="of:=[.M15]/[.N15]" table:style-name="ce1">
            <text:p>0.509925298</text:p>
          </table:table-cell>
          <table:table-cell table:style-name="ce1"/>
          <table:table-cell office:value-type="float" office:value="1.4" table:style-name="ce1">
            <text:p>1.4</text:p>
          </table:table-cell>
          <table:table-cell office:value-type="float" office:value="1.4E-3" table:formula="of:=[.Q15]*0.001" table:style-name="ce1">
            <text:p>0.0014</text:p>
          </table:table-cell>
          <table:table-cell office:value-type="float" office:value="62518.961519897413" table:formula="of:=([.R15]/0.005)^-[.$P$1]*[.$Y$51]" table:style-name="ce1">
            <text:p>62518.96152</text:p>
          </table:table-cell>
          <table:table-cell office:value-type="float" office:value="54742.609181589854" table:formula="of:=([.R15]/0.0033)^-[.$P$1]*[.$Y$34]" table:style-name="ce1">
            <text:p>54742.60918</text:p>
          </table:table-cell>
          <table:table-cell office:value-type="float" office:value="-2.8538719643217618" table:formula="of:=LOG10([.R15])" table:style-name="ce1">
            <text:p>-2.853871964</text:p>
          </table:table-cell>
          <table:table-cell office:value-type="float" office:value="4.7960117554968003" table:formula="of:=LOG10([.S15])" table:style-name="ce1">
            <text:p>4.796011755</text:p>
          </table:table-cell>
          <table:table-cell office:value-type="float" office:value="4.7383254932232051" table:formula="of:=LOG10([.T15])" table:style-name="ce1">
            <text:p>4.738325493</text:p>
          </table:table-cell>
          <table:table-cell office:value-type="float" office:value="4.7671686243600027" table:formula="of:=AVERAGE([.V15:.W15])" table:style-name="ce1">
            <text:p>4.767168624</text:p>
          </table:table-cell>
          <table:table-cell table:number-columns-repeated="16360" table:style-name="ce1"/>
        </table:table-row>
        <table:table-row table:style-name="ro1">
          <table:table-cell office:value-type="float" office:value="0.12775947699718601" table:style-name="ce1">
            <text:p>0.127759477</text:p>
          </table:table-cell>
          <table:table-cell office:value-type="float" office:value="63.341573136472903" table:style-name="ce1">
            <text:p>63.34157314</text:p>
          </table:table-cell>
          <table:table-cell office:value-type="float" office:value="36.658426863527097" table:formula="of:=100-[.B16]" table:style-name="ce1">
            <text:p>36.65842686</text:p>
          </table:table-cell>
          <table:table-cell office:value-type="float" office:value="3.30989540408917E-2" table:style-name="ce1">
            <text:p>0.033098954</text:p>
          </table:table-cell>
          <table:table-cell office:value-type="float" office:value="32.8807708128992" table:style-name="ce1">
            <text:p>32.88077081</text:p>
          </table:table-cell>
          <table:table-cell office:value-type="float" office:value="0.69256500610184157" table:formula="of:=LOG10([.E17]/[.E16])/LOG10([.D17]/[.D16])" table:style-name="ce1">
            <text:p>0.692565006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9.35593105037178" table:formula="of:=[.F16]*(3-[.G16])/([.G16]*(3-[.F16]))*[.$D$23]^[.G16]/[.D16]^[.F16]*[.E16]/[.$E$23]*[.D16]^([.F16]-3)/(0.085090269)^([.G16]-3)" table:style-name="ce2">
            <text:p>19.35593105</text:p>
          </table:table-cell>
          <table:table-cell office:value-type="float" office:value="-1.4801857301350485" table:formula="of:=LOG10([.D16])" table:style-name="ce1">
            <text:p>-1.48018573</text:p>
          </table:table-cell>
          <table:table-cell office:value-type="float" office:value="1.2868140663970948" table:formula="of:=LOG10([.H16])" table:style-name="ce1">
            <text:p>1.286814066</text:p>
          </table:table-cell>
          <table:table-cell office:value-type="float" office:value="26.320432961948139" table:formula="of:=([.D16]/0.0855293879705302)^ -3.44479567985411" table:style-name="ce1">
            <text:p>26.32043296</text:p>
          </table:table-cell>
          <table:table-cell office:value-type="float" office:value="16.281812102857092" table:formula="of:= 0.00921624902003821/( ([.D16]/0.346681782684812)^3.60486296421154 + [.D16]^2.32993070045899)" table:style-name="ce1">
            <text:p>16.2818121</text:p>
          </table:table-cell>
          <table:table-cell office:value-type="float" office:value="2.1019331728424766E-4" table:formula="of:=([.D16]/0.346681782684812)^3.60486296421154" table:style-name="ce1">
            <text:p>0.000210193</text:p>
          </table:table-cell>
          <table:table-cell office:value-type="float" office:value="3.5585233917072187E-4" table:formula="of:=[.D16]^2.32993070045899" table:style-name="ce1">
            <text:p>0.000355852</text:p>
          </table:table-cell>
          <table:table-cell office:value-type="float" office:value="0.59067566556983175" table:formula="of:=[.M16]/[.N16]" table:style-name="ce1">
            <text:p>0.590675666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float" office:value="1.5E-3" table:formula="of:=[.Q16]*0.001" table:style-name="ce1">
            <text:p>0.0015</text:p>
          </table:table-cell>
          <table:table-cell office:value-type="float" office:value="51893.271697823169" table:formula="of:=([.R16]/0.005)^-[.$P$1]*[.$Y$51]" table:style-name="ce1">
            <text:p>51893.2717</text:p>
          </table:table-cell>
          <table:table-cell office:value-type="float" office:value="45438.584113459445" table:formula="of:=([.R16]/0.0033)^-[.$P$1]*[.$Y$34]" table:style-name="ce1">
            <text:p>45438.58411</text:p>
          </table:table-cell>
          <table:table-cell office:value-type="float" office:value="-2.8239087409443187" table:formula="of:=LOG10([.R16])" table:style-name="ce1">
            <text:p>-2.823908741</text:p>
          </table:table-cell>
          <table:table-cell office:value-type="float" office:value="4.7151110523777033" table:formula="of:=LOG10([.S16])" table:style-name="ce1">
            <text:p>4.715111052</text:p>
          </table:table-cell>
          <table:table-cell office:value-type="float" office:value="4.6574247901041081" table:formula="of:=LOG10([.T16])" table:style-name="ce1">
            <text:p>4.65742479</text:p>
          </table:table-cell>
          <table:table-cell office:value-type="float" office:value="4.6862679212409057" table:formula="of:=AVERAGE([.V16:.W16])" table:style-name="ce1">
            <text:p>4.686267921</text:p>
          </table:table-cell>
          <table:table-cell table:number-columns-repeated="16360" table:style-name="ce1"/>
        </table:table-row>
        <table:table-row table:style-name="ro1">
          <table:table-cell office:value-type="float" office:value="0.112206724061769" table:style-name="ce1">
            <text:p>0.112206724</text:p>
          </table:table-cell>
          <table:table-cell office:value-type="float" office:value="60.626586483401098" table:style-name="ce1">
            <text:p>60.62658648</text:p>
          </table:table-cell>
          <table:table-cell office:value-type="float" office:value="39.373413516598902" table:formula="of:=100-[.B17]" table:style-name="ce1">
            <text:p>39.37341352</text:p>
          </table:table-cell>
          <table:table-cell office:value-type="float" office:value="3.7145453042137802E-2" table:style-name="ce1">
            <text:p>0.037145453</text:p>
          </table:table-cell>
          <table:table-cell office:value-type="float" office:value="35.615047968785198" table:style-name="ce1">
            <text:p>35.61504797</text:p>
          </table:table-cell>
          <table:table-cell office:value-type="float" office:value="0.52212249490275997" table:formula="of:=LOG10([.E18]/[.E17])/LOG10([.D18]/[.D17])" table:style-name="ce1">
            <text:p>0.522122495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0.413409413006379" table:formula="of:=[.F17]*(3-[.G17])/([.G17]*(3-[.F17]))*[.$D$23]^[.G17]/[.D17]^[.F17]*[.E17]/[.$E$23]*[.D17]^([.F17]-3)/(0.085090269)^([.G17]-3)" table:style-name="ce2">
            <text:p>10.41340941</text:p>
          </table:table-cell>
          <table:table-cell office:value-type="float" office:value="-1.4300943404381643" table:formula="of:=LOG10([.D17])" table:style-name="ce1">
            <text:p>-1.43009434</text:p>
          </table:table-cell>
          <table:table-cell office:value-type="float" office:value="1.0175929434236435" table:formula="of:=LOG10([.H17])" table:style-name="ce1">
            <text:p>1.017592943</text:p>
          </table:table-cell>
          <table:table-cell office:value-type="float" office:value="17.690431497587252" table:formula="of:=([.D17]/0.0855293879705302)^ -3.44479567985411" table:style-name="ce1">
            <text:p>17.6904315</text:p>
          </table:table-cell>
          <table:table-cell office:value-type="float" office:value="11.753559453576827" table:formula="of:= 0.00921624902003821/( ([.D17]/0.346681782684812)^3.60486296421154 + [.D17]^2.32993070045899)" table:style-name="ce1">
            <text:p>11.75355945</text:p>
          </table:table-cell>
          <table:table-cell office:value-type="float" office:value="3.1856018863445675E-4" table:formula="of:=([.D17]/0.346681782684812)^3.60486296421154" table:style-name="ce1">
            <text:p>0.00031856</text:p>
          </table:table-cell>
          <table:table-cell office:value-type="float" office:value="4.6556389364374483E-4" table:formula="of:=[.D17]^2.32993070045899" table:style-name="ce1">
            <text:p>0.000465564</text:p>
          </table:table-cell>
          <table:table-cell office:value-type="float" office:value="0.68424590691782228" table:formula="of:=[.M17]/[.N17]" table:style-name="ce1">
            <text:p>0.684245907</text:p>
          </table:table-cell>
          <table:table-cell table:style-name="ce1"/>
          <table:table-cell office:value-type="float" office:value="1.6" table:style-name="ce1">
            <text:p>1.6</text:p>
          </table:table-cell>
          <table:table-cell office:value-type="float" office:value="1.6000000000000001E-3" table:formula="of:=[.Q17]*0.001" table:style-name="ce1">
            <text:p>0.0016</text:p>
          </table:table-cell>
          <table:table-cell office:value-type="float" office:value="43594.680453439854" table:formula="of:=([.R17]/0.005)^-[.$P$1]*[.$Y$51]" table:style-name="ce1">
            <text:p>43594.68045</text:p>
          </table:table-cell>
          <table:table-cell office:value-type="float" office:value="38172.204023245424" table:formula="of:=([.R17]/0.0033)^-[.$P$1]*[.$Y$34]" table:style-name="ce1">
            <text:p>38172.20402</text:p>
          </table:table-cell>
          <table:table-cell office:value-type="float" office:value="-2.795880017344075" table:formula="of:=LOG10([.R17])" table:style-name="ce1">
            <text:p>-2.795880017</text:p>
          </table:table-cell>
          <table:table-cell office:value-type="float" office:value="4.6394334986570449" table:formula="of:=LOG10([.S17])" table:style-name="ce1">
            <text:p>4.639433499</text:p>
          </table:table-cell>
          <table:table-cell office:value-type="float" office:value="4.5817472363834506" table:formula="of:=LOG10([.T17])" table:style-name="ce1">
            <text:p>4.581747236</text:p>
          </table:table-cell>
          <table:table-cell office:value-type="float" office:value="4.6105903675202473" table:formula="of:=AVERAGE([.V17:.W17])" table:style-name="ce1">
            <text:p>4.610590368</text:p>
          </table:table-cell>
          <table:table-cell table:number-columns-repeated="16360"/>
        </table:table-row>
        <table:table-row table:style-name="ro1">
          <table:table-cell office:value-type="float" office:value="9.8550426314891901E-2" table:style-name="ce1">
            <text:p>0.098550426</text:p>
          </table:table-cell>
          <table:table-cell office:value-type="float" office:value="57.677950430692903" table:style-name="ce1">
            <text:p>57.67795043</text:p>
          </table:table-cell>
          <table:table-cell office:value-type="float" office:value="42.322049569307097" table:formula="of:=100-[.B18]" table:style-name="ce1">
            <text:p>42.32204957</text:p>
          </table:table-cell>
          <table:table-cell office:value-type="float" office:value="4.2499223173781797E-2" table:style-name="ce1">
            <text:p>0.042499223</text:p>
          </table:table-cell>
          <table:table-cell office:value-type="float" office:value="38.2089250804786" table:style-name="ce1">
            <text:p>38.20892508</text:p>
          </table:table-cell>
          <table:table-cell office:value-type="float" office:value="0.58722918351892672" table:formula="of:=LOG10([.E19]/[.E18])/LOG10([.D19]/[.D18])" table:style-name="ce1">
            <text:p>0.587229184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8.6158319747672625" table:formula="of:=[.F18]*(3-[.G18])/([.G18]*(3-[.F18]))*[.$D$23]^[.G18]/[.D18]^[.F18]*[.E18]/[.$E$23]*[.D18]^([.F18]-3)/(0.085090269)^([.G18]-3)" table:style-name="ce2">
            <text:p>8.615831975</text:p>
          </table:table-cell>
          <table:table-cell office:value-type="float" office:value="-1.3716190081714128" table:formula="of:=LOG10([.D18])" table:style-name="ce1">
            <text:p>-1.371619008</text:p>
          </table:table-cell>
          <table:table-cell office:value-type="float" office:value="0.93529722079793998" table:formula="of:=LOG10([.H18])" table:style-name="ce1">
            <text:p>0.935297221</text:p>
          </table:table-cell>
          <table:table-cell office:value-type="float" office:value="11.12507261065848" table:formula="of:=([.D18]/0.0855293879705302)^ -3.44479567985411" table:style-name="ce1">
            <text:p>11.12507261</text:p>
          </table:table-cell>
          <table:table-cell office:value-type="float" office:value="7.9814151729288199" table:formula="of:= 0.00921624902003821/( ([.D18]/0.346681782684812)^3.60486296421154 + [.D18]^2.32993070045899)" table:style-name="ce1">
            <text:p>7.981415173</text:p>
          </table:table-cell>
          <table:table-cell office:value-type="float" office:value="5.1759140920526535E-4" table:formula="of:=([.D18]/0.346681782684812)^3.60486296421154" table:style-name="ce1">
            <text:p>0.000517591</text:p>
          </table:table-cell>
          <table:table-cell office:value-type="float" office:value="6.3712223747955702E-4" table:formula="of:=[.D18]^2.32993070045899" table:style-name="ce1">
            <text:p>0.000637122</text:p>
          </table:table-cell>
          <table:table-cell office:value-type="float" office:value="0.81238948942175793" table:formula="of:=[.M18]/[.N18]" table:style-name="ce1">
            <text:p>0.812389489</text:p>
          </table:table-cell>
          <table:table-cell table:style-name="ce1"/>
          <table:table-cell office:value-type="float" office:value="1.7" table:style-name="ce1">
            <text:p>1.7</text:p>
          </table:table-cell>
          <table:table-cell office:value-type="float" office:value="1.6999999999999999E-3" table:formula="of:=[.Q18]*0.001" table:style-name="ce1">
            <text:p>0.0017</text:p>
          </table:table-cell>
          <table:table-cell office:value-type="float" office:value="37012.239530285406" table:formula="of:=([.R18]/0.005)^-[.$P$1]*[.$Y$51]" table:style-name="ce1">
            <text:p>37012.23953</text:p>
          </table:table-cell>
          <table:table-cell office:value-type="float" office:value="32408.512782109472" table:formula="of:=([.R18]/0.0033)^-[.$P$1]*[.$Y$34]" table:style-name="ce1">
            <text:p>32408.51278</text:p>
          </table:table-cell>
          <table:table-cell office:value-type="float" office:value="-2.7695510786217259" table:formula="of:=LOG10([.R18])" table:style-name="ce1">
            <text:p>-2.769551079</text:p>
          </table:table-cell>
          <table:table-cell office:value-type="float" office:value="4.5683453641067029" table:formula="of:=LOG10([.S18])" table:style-name="ce1">
            <text:p>4.568345364</text:p>
          </table:table-cell>
          <table:table-cell office:value-type="float" office:value="4.5106591018331086" table:formula="of:=LOG10([.T18])" table:style-name="ce1">
            <text:p>4.510659102</text:p>
          </table:table-cell>
          <table:table-cell office:value-type="float" office:value="4.5395022329699053" table:formula="of:=AVERAGE([.V18:.W18])" table:style-name="ce1">
            <text:p>4.539502233</text:p>
          </table:table-cell>
          <table:table-cell table:number-columns-repeated="16360"/>
        </table:table-row>
        <table:table-row table:style-name="ro1">
          <table:table-cell office:value-type="float" office:value="8.7812953450079403E-2" table:style-name="ce1">
            <text:p>0.087812953</text:p>
          </table:table-cell>
          <table:table-cell office:value-type="float" office:value="55.087461221265897" table:style-name="ce1">
            <text:p>55.08746122</text:p>
          </table:table-cell>
          <table:table-cell office:value-type="float" office:value="44.912538778734103" table:formula="of:=100-[.B19]" table:style-name="ce1">
            <text:p>44.91253878</text:p>
          </table:table-cell>
          <table:table-cell office:value-type="float" office:value="4.8155933590968002E-2" table:style-name="ce1">
            <text:p>0.048155934</text:p>
          </table:table-cell>
          <table:table-cell office:value-type="float" office:value="41.118101280566201" table:style-name="ce1">
            <text:p>41.11810128</text:p>
          </table:table-cell>
          <table:table-cell office:value-type="float" office:value="0.56703121700410875" table:formula="of:=LOG10([.E20]/[.E19])/LOG10([.D20]/[.D19])" table:style-name="ce1">
            <text:p>0.567031217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6.1029228606498096" table:formula="of:=[.F19]*(3-[.G19])/([.G19]*(3-[.F19]))*[.$D$23]^[.G19]/[.D19]^[.F19]*[.E19]/[.$E$23]*[.D19]^([.F19]-3)/(0.085090269)^([.G19]-3)" table:style-name="ce2">
            <text:p>6.102922861</text:p>
          </table:table-cell>
          <table:table-cell office:value-type="float" office:value="-1.3173501931282472" table:formula="of:=LOG10([.D19])" table:style-name="ce1">
            <text:p>-1.317350193</text:p>
          </table:table-cell>
          <table:table-cell office:value-type="float" office:value="0.78553788062252006" table:formula="of:=LOG10([.H19])" table:style-name="ce1">
            <text:p>0.785537881</text:p>
          </table:table-cell>
          <table:table-cell office:value-type="float" office:value="7.233656378970811" table:formula="of:=([.D19]/0.0855293879705302)^ -3.44479567985411" table:style-name="ce1">
            <text:p>7.233656379</text:p>
          </table:table-cell>
          <table:table-cell office:value-type="float" office:value="5.5367472898648655" table:formula="of:= 0.00921624902003821/( ([.D19]/0.346681782684812)^3.60486296421154 + [.D19]^2.32993070045899)" table:style-name="ce1">
            <text:p>5.53674729</text:p>
          </table:table-cell>
          <table:table-cell office:value-type="float" office:value="8.1211718563394604E-4" table:formula="of:=([.D19]/0.346681782684812)^3.60486296421154" table:style-name="ce1">
            <text:p>0.000812117</text:p>
          </table:table-cell>
          <table:table-cell office:value-type="float" office:value="8.5244298616742032E-4" table:formula="of:=[.D19]^2.32993070045899" table:style-name="ce1">
            <text:p>0.000852443</text:p>
          </table:table-cell>
          <table:table-cell office:value-type="float" office:value="0.95269384441207161" table:formula="of:=[.M19]/[.N19]" table:style-name="ce1">
            <text:p>0.952693844</text:p>
          </table:table-cell>
          <table:table-cell table:style-name="ce1"/>
          <table:table-cell office:value-type="float" office:value="1.8" table:style-name="ce1">
            <text:p>1.8</text:p>
          </table:table-cell>
          <table:table-cell office:value-type="float" office:value="1.8000000000000002E-3" table:formula="of:=[.Q19]*0.001" table:style-name="ce1">
            <text:p>0.0018</text:p>
          </table:table-cell>
          <table:table-cell office:value-type="float" office:value="31719.160760928597" table:formula="of:=([.R19]/0.005)^-[.$P$1]*[.$Y$51]" table:style-name="ce1">
            <text:p>31719.16076</text:p>
          </table:table-cell>
          <table:table-cell office:value-type="float" office:value="27773.807799908955" table:formula="of:=([.R19]/0.0033)^-[.$P$1]*[.$Y$34]" table:style-name="ce1">
            <text:p>27773.8078</text:p>
          </table:table-cell>
          <table:table-cell office:value-type="float" office:value="-2.744727494896694" table:formula="of:=LOG10([.R19])" table:style-name="ce1">
            <text:p>-2.744727495</text:p>
          </table:table-cell>
          <table:table-cell office:value-type="float" office:value="4.5013216880491154" table:formula="of:=LOG10([.S19])" table:style-name="ce1">
            <text:p>4.501321688</text:p>
          </table:table-cell>
          <table:table-cell office:value-type="float" office:value="4.4436354257755211" table:formula="of:=LOG10([.T19])" table:style-name="ce1">
            <text:p>4.443635426</text:p>
          </table:table-cell>
          <table:table-cell office:value-type="float" office:value="4.4724785569123178" table:formula="of:=AVERAGE([.V19:.W19])" table:style-name="ce1">
            <text:p>4.472478557</text:p>
          </table:table-cell>
          <table:table-cell table:number-columns-repeated="16360"/>
        </table:table-row>
        <table:table-row table:style-name="ro1">
          <table:table-cell office:value-type="float" office:value="7.7869796000019295E-2" table:style-name="ce1">
            <text:p>0.077869796</text:p>
          </table:table-cell>
          <table:table-cell office:value-type="float" office:value="52.424880889780802" table:style-name="ce1">
            <text:p>52.42488089</text:p>
          </table:table-cell>
          <table:table-cell office:value-type="float" office:value="47.575119110219198" table:formula="of:=100-[.B20]" table:style-name="ce1">
            <text:p>47.57511911</text:p>
          </table:table-cell>
          <table:table-cell office:value-type="float" office:value="5.4042887826955897E-2" table:style-name="ce1">
            <text:p>0.054042888</text:p>
          </table:table-cell>
          <table:table-cell office:value-type="float" office:value="43.897009188974501" table:style-name="ce1">
            <text:p>43.89700919</text:p>
          </table:table-cell>
          <table:table-cell office:value-type="float" office:value="0.50954572770665985" table:formula="of:=LOG10([.E21]/[.E20])/LOG10([.D21]/[.D20])" table:style-name="ce1">
            <text:p>0.509545728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4.0467623212898403" table:formula="of:=[.F20]*(3-[.G20])/([.G20]*(3-[.F20]))*[.$D$23]^[.G20]/[.D20]^[.F20]*[.E20]/[.$E$23]*[.D20]^([.F20]-3)/(0.085090269)^([.G20]-3)" table:style-name="ce2">
            <text:p>4.046762321</text:p>
          </table:table-cell>
          <table:table-cell office:value-type="float" office:value="-1.267261452140712" table:formula="of:=LOG10([.D20])" table:style-name="ce1">
            <text:p>-1.267261452</text:p>
          </table:table-cell>
          <table:table-cell office:value-type="float" office:value="0.60710769769932138" table:formula="of:=LOG10([.H20])" table:style-name="ce1">
            <text:p>0.607107698</text:p>
          </table:table-cell>
          <table:table-cell office:value-type="float" office:value="4.8619713574161052" table:formula="of:=([.D20]/0.0855293879705302)^ -3.44479567985411" table:style-name="ce1">
            <text:p>4.861971357</text:p>
          </table:table-cell>
          <table:table-cell office:value-type="float" office:value="3.9284538615253326" table:formula="of:= 0.00921624902003821/( ([.D20]/0.346681782684812)^3.60486296421154 + [.D20]^2.32993070045899)" table:style-name="ce1">
            <text:p>3.928453862</text:p>
          </table:table-cell>
          <table:table-cell office:value-type="float" office:value="1.2307837346740298E-3" table:formula="of:=([.D20]/0.346681782684812)^3.60486296421154" table:style-name="ce1">
            <text:p>0.001230784</text:p>
          </table:table-cell>
          <table:table-cell office:value-type="float" office:value="1.1152407688337558E-3" table:formula="of:=[.D20]^2.32993070045899" table:style-name="ce1">
            <text:p>0.001115241</text:p>
          </table:table-cell>
          <table:table-cell office:value-type="float" office:value="1.1036036065656936" table:formula="of:=[.M20]/[.N20]" table:style-name="ce1">
            <text:p>1.103603607</text:p>
          </table:table-cell>
          <table:table-cell table:style-name="ce1"/>
          <table:table-cell office:value-type="float" office:value="1.9" table:style-name="ce1">
            <text:p>1.9</text:p>
          </table:table-cell>
          <table:table-cell office:value-type="float" office:value="1.9E-3" table:formula="of:=[.Q20]*0.001" table:style-name="ce1">
            <text:p>0.0019</text:p>
          </table:table-cell>
          <table:table-cell office:value-type="float" office:value="27410.864276858592" table:formula="of:=([.R20]/0.005)^-[.$P$1]*[.$Y$51]" table:style-name="ce1">
            <text:p>27410.86428</text:p>
          </table:table-cell>
          <table:table-cell office:value-type="float" office:value="24001.394040432155" table:formula="of:=([.R20]/0.0033)^-[.$P$1]*[.$Y$34]" table:style-name="ce1">
            <text:p>24001.39404</text:p>
          </table:table-cell>
          <table:table-cell office:value-type="float" office:value="-2.7212463990471711" table:formula="of:=LOG10([.R20])" table:style-name="ce1">
            <text:p>-2.721246399</text:p>
          </table:table-cell>
          <table:table-cell office:value-type="float" office:value="4.437922729255404" table:formula="of:=LOG10([.S20])" table:style-name="ce1">
            <text:p>4.437922729</text:p>
          </table:table-cell>
          <table:table-cell office:value-type="float" office:value="4.3802364669818097" table:formula="of:=LOG10([.T20])" table:style-name="ce1">
            <text:p>4.380236467</text:p>
          </table:table-cell>
          <table:table-cell office:value-type="float" office:value="4.4090795981186073" table:formula="of:=AVERAGE([.V20:.W20])" table:style-name="ce1">
            <text:p>4.409079598</text:p>
          </table:table-cell>
          <table:table-cell table:number-columns-repeated="16360"/>
        </table:table-row>
        <table:table-row table:style-name="ro1">
          <table:table-cell office:value-type="float" office:value="6.8720899309714006E-2" table:style-name="ce1">
            <text:p>0.068720899</text:p>
          </table:table-cell>
          <table:table-cell office:value-type="float" office:value="49.707587319733101" table:style-name="ce1">
            <text:p>49.70758732</text:p>
          </table:table-cell>
          <table:table-cell office:value-type="float" office:value="50.292412680266899" table:formula="of:=100-[.B21]" table:style-name="ce1">
            <text:p>50.29241268</text:p>
          </table:table-cell>
          <table:table-cell office:value-type="float" office:value="6.0942690951498402E-2" table:style-name="ce1">
            <text:p>0.060942691</text:p>
          </table:table-cell>
          <table:table-cell office:value-type="float" office:value="46.668581069581897" table:style-name="ce1">
            <text:p>46.66858107</text:p>
          </table:table-cell>
          <table:table-cell office:value-type="float" office:value="0.52519751049033903" table:formula="of:=LOG10([.E22]/[.E21])/LOG10([.D22]/[.D21])" table:style-name="ce1">
            <text:p>0.52519751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3.1119001090842895" table:formula="of:=[.F21]*(3-[.G21])/([.G21]*(3-[.F21]))*[.$D$23]^[.G21]/[.D21]^[.F21]*[.E21]/[.$E$23]*[.D21]^([.F21]-3)/(0.085090269)^([.G21]-3)" table:style-name="ce2">
            <text:p>3.111900109</text:p>
          </table:table-cell>
          <table:table-cell office:value-type="float" office:value="-1.2150783732248487" table:formula="of:=LOG10([.D21])" table:style-name="ce1">
            <text:p>-1.215078373</text:p>
          </table:table-cell>
          <table:table-cell office:value-type="float" office:value="0.49302564783893904" table:formula="of:=LOG10([.H21])" table:style-name="ce1">
            <text:p>0.493025648</text:p>
          </table:table-cell>
          <table:table-cell office:value-type="float" office:value="3.2140479466566241" table:formula="of:=([.D21]/0.0855293879705302)^ -3.44479567985411" table:style-name="ce1">
            <text:p>3.214047947</text:p>
          </table:table-cell>
          <table:table-cell office:value-type="float" office:value="2.7319262906285871" table:formula="of:= 0.00921624902003821/( ([.D21]/0.346681782684812)^3.60486296421154 + [.D21]^2.32993070045899)" table:style-name="ce1">
            <text:p>2.731926291</text:p>
          </table:table-cell>
          <table:table-cell office:value-type="float" office:value="1.8979929580495228E-3" table:formula="of:=([.D21]/0.346681782684812)^3.60486296421154" table:style-name="ce1">
            <text:p>0.001897993</text:p>
          </table:table-cell>
          <table:table-cell office:value-type="float" office:value="1.4755420643458468E-3" table:formula="of:=[.D21]^2.32993070045899" table:style-name="ce1">
            <text:p>0.001475542</text:p>
          </table:table-cell>
          <table:table-cell office:value-type="float" office:value="1.2863021691563645" table:formula="of:=[.M21]/[.N21]" table:style-name="ce1">
            <text:p>1.28630216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E-3" table:formula="of:=[.Q21]*0.001" table:style-name="ce1">
            <text:p>0.002</text:p>
          </table:table-cell>
          <table:table-cell office:value-type="float" office:value="23865.825646785241" table:formula="of:=([.R21]/0.005)^-[.$P$1]*[.$Y$51]" table:style-name="ce1">
            <text:p>23865.82565</text:p>
          </table:table-cell>
          <table:table-cell office:value-type="float" office:value="20897.301145383346" table:formula="of:=([.R21]/0.0033)^-[.$P$1]*[.$Y$34]" table:style-name="ce1">
            <text:p>20897.30115</text:p>
          </table:table-cell>
          <table:table-cell office:value-type="float" office:value="-2.6989700043360187" table:formula="of:=LOG10([.R21])" table:style-name="ce1">
            <text:p>-2.698970004</text:p>
          </table:table-cell>
          <table:table-cell office:value-type="float" office:value="4.3777764635352927" table:formula="of:=LOG10([.S21])" table:style-name="ce1">
            <text:p>4.377776464</text:p>
          </table:table-cell>
          <table:table-cell office:value-type="float" office:value="4.3200902012616984" table:formula="of:=LOG10([.T21])" table:style-name="ce1">
            <text:p>4.320090201</text:p>
          </table:table-cell>
          <table:table-cell office:value-type="float" office:value="4.3489333323984951" table:formula="of:=AVERAGE([.V21:.W21])" table:style-name="ce1">
            <text:p>4.348933332</text:p>
          </table:table-cell>
          <table:table-cell table:number-columns-repeated="16360"/>
        </table:table-row>
        <table:table-row table:style-name="ro1">
          <table:table-cell office:value-type="float" office:value="6.0942690951498402E-2" table:style-name="ce1">
            <text:p>0.060942691</text:p>
          </table:table-cell>
          <table:table-cell office:value-type="float" office:value="46.668581069581897" table:style-name="ce1">
            <text:p>46.66858107</text:p>
          </table:table-cell>
          <table:table-cell office:value-type="float" office:value="53.331418930418103" table:formula="of:=100-[.B22]" table:style-name="ce1">
            <text:p>53.33141893</text:p>
          </table:table-cell>
          <table:table-cell office:value-type="float" office:value="6.8720899309714006E-2" table:style-name="ce1">
            <text:p>0.068720899</text:p>
          </table:table-cell>
          <table:table-cell office:value-type="float" office:value="49.707587319733101" table:style-name="ce1">
            <text:p>49.70758732</text:p>
          </table:table-cell>
          <table:table-cell office:value-type="float" office:value="0.42584159880334793" table:formula="of:=LOG10([.E23]/[.E22])/LOG10([.D23]/[.D22])" table:style-name="ce1">
            <text:p>0.425841599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.801991816500657" table:formula="of:=[.F22]*(3-[.G22])/([.G22]*(3-[.F22]))*[.$D$23]^[.G22]/[.D22]^[.F22]*[.E22]/[.$E$23]*[.D22]^([.F22]-3)/(0.085090269)^([.G22]-3)" table:style-name="ce2">
            <text:p>1.801991817</text:p>
          </table:table-cell>
          <table:table-cell office:value-type="float" office:value="-1.1629111657849229" table:formula="of:=LOG10([.D22])" table:style-name="ce1">
            <text:p>-1.162911166</text:p>
          </table:table-cell>
          <table:table-cell office:value-type="float" office:value="0.25575281435853947" table:formula="of:=LOG10([.H22])" table:style-name="ce1">
            <text:p>0.255752814</text:p>
          </table:table-cell>
          <table:table-cell office:value-type="float" office:value="2.1249415099935822" table:formula="of:=([.D22]/0.0855293879705302)^ -3.44479567985411" table:style-name="ce1">
            <text:p>2.12494151</text:p>
          </table:table-cell>
          <table:table-cell office:value-type="float" office:value="1.8891209491587084" table:formula="of:= 0.00921624902003821/( ([.D22]/0.346681782684812)^3.60486296421154 + [.D22]^2.32993070045899)" table:style-name="ce1">
            <text:p>1.889120949</text:p>
          </table:table-cell>
          <table:table-cell office:value-type="float" office:value="2.9265114714506382E-3" table:formula="of:=([.D22]/0.346681782684812)^3.60486296421154" table:style-name="ce1">
            <text:p>0.002926511</text:p>
          </table:table-cell>
          <table:table-cell office:value-type="float" office:value="1.9520798247511897E-3" table:formula="of:=[.D22]^2.32993070045899" table:style-name="ce1">
            <text:p>0.00195208</text:p>
          </table:table-cell>
          <table:table-cell office:value-type="float" office:value="1.49917612709493" table:formula="of:=[.M22]/[.N22]" table:style-name="ce1">
            <text:p>1.499176127</text:p>
          </table:table-cell>
          <table:table-cell table:style-name="ce1"/>
          <table:table-cell office:value-type="float" office:value="2.1" table:style-name="ce1">
            <text:p>2.1</text:p>
          </table:table-cell>
          <table:table-cell office:value-type="float" office:value="2.1000000000000003E-3" table:formula="of:=[.Q22]*0.001" table:style-name="ce1">
            <text:p>0.0021</text:p>
          </table:table-cell>
          <table:table-cell office:value-type="float" office:value="20920.17706679738" table:formula="of:=([.R22]/0.005)^-[.$P$1]*[.$Y$51]" table:style-name="ce1">
            <text:p>20920.17707</text:p>
          </table:table-cell>
          <table:table-cell office:value-type="float" office:value="18318.043827597274" table:formula="of:=([.R22]/0.0033)^-[.$P$1]*[.$Y$34]" table:style-name="ce1">
            <text:p>18318.04383</text:p>
          </table:table-cell>
          <table:table-cell office:value-type="float" office:value="-2.6777807052660805" table:formula="of:=LOG10([.R22])" table:style-name="ce1">
            <text:p>-2.677780705</text:p>
          </table:table-cell>
          <table:table-cell office:value-type="float" office:value="4.3205653560464601" table:formula="of:=LOG10([.S22])" table:style-name="ce1">
            <text:p>4.320565356</text:p>
          </table:table-cell>
          <table:table-cell office:value-type="float" office:value="4.2628790937728658" table:formula="of:=LOG10([.T22])" table:style-name="ce1">
            <text:p>4.262879094</text:p>
          </table:table-cell>
          <table:table-cell office:value-type="float" office:value="4.2917222249096625" table:formula="of:=AVERAGE([.V22:.W22])" table:style-name="ce1">
            <text:p>4.291722225</text:p>
          </table:table-cell>
          <table:table-cell table:number-columns-repeated="16360"/>
        </table:table-row>
        <table:table-row table:style-name="ro1">
          <table:table-cell office:value-type="float" office:value="5.4042887826955897E-2" table:style-name="ce3">
            <text:p>0.054042888</text:p>
          </table:table-cell>
          <table:table-cell office:value-type="float" office:value="43.897009188974501" table:style-name="ce3">
            <text:p>43.89700919</text:p>
          </table:table-cell>
          <table:table-cell office:value-type="float" office:value="56.102990811025499" table:formula="of:=100-[.B23]" table:style-name="ce3">
            <text:p>56.10299081</text:p>
          </table:table-cell>
          <table:table-cell office:value-type="float" office:value="7.7869796000019295E-2" table:style-name="ce3">
            <text:p>0.077869796</text:p>
          </table:table-cell>
          <table:table-cell office:value-type="float" office:value="52.424880889780802" table:style-name="ce3">
            <text:p>52.42488089</text:p>
          </table:table-cell>
          <table:table-cell office:value-type="float" office:value="0.4122531524771707" table:formula="of:=LOG10([.E24]/[.E23])/LOG10([.D24]/[.D23])" table:style-name="ce3">
            <text:p>0.412253152</text:p>
          </table:table-cell>
          <table:table-cell office:value-type="float" office:value="0.4122531524771707" table:formula="of:=LOG10([.$E$24]/[.$E$23])/LOG10([.$D$24]/[.$D$23])" table:style-name="ce3">
            <text:p>0.412253152</text:p>
          </table:table-cell>
          <table:table-cell office:value-type="float" office:value="1.2579296555583634" table:formula="of:=[.F23]*(3-[.G23])/([.G23]*(3-[.F23]))*[.$D$23]^[.G23]/[.D23]^[.F23]*[.E23]/[.$E$23]*[.D23]^([.F23]-3)/(0.085090269)^([.G23]-3)" table:style-name="ce4">
            <text:p>1.257929656</text:p>
          </table:table-cell>
          <table:table-cell office:value-type="float" office:value="-1.10863096304858" table:formula="of:=LOG10([.D23])" table:style-name="ce3">
            <text:p>-1.108630963</text:p>
          </table:table-cell>
          <table:table-cell office:value-type="float" office:value="9.9656355690318957E-2" table:formula="of:=LOG10([.H23])" table:style-name="ce3">
            <text:p>0.099656356</text:p>
          </table:table-cell>
          <table:table-cell office:value-type="float" office:value="1.3815378013960153" table:formula="of:=([.D23]/0.0855293879705302)^ -3.44479567985411" table:style-name="ce1">
            <text:p>1.381537801</text:p>
          </table:table-cell>
          <table:table-cell office:value-type="float" office:value="1.2792912669088077" table:formula="of:= 0.00921624902003821/( ([.D23]/0.346681782684812)^3.60486296421154 + [.D23]^2.32993070045899)" table:style-name="ce1">
            <text:p>1.279291267</text:p>
          </table:table-cell>
          <table:table-cell office:value-type="float" office:value="4.5922225131047436E-3" table:formula="of:=([.D23]/0.346681782684812)^3.60486296421154" table:style-name="ce1">
            <text:p>0.004592223</text:p>
          </table:table-cell>
          <table:table-cell office:value-type="float" office:value="2.6119609738252717E-3" table:formula="of:=[.D23]^2.32993070045899" table:style-name="ce1">
            <text:p>0.002611961</text:p>
          </table:table-cell>
          <table:table-cell office:value-type="float" office:value="1.7581512737456171" table:formula="of:=[.M23]/[.N23]" table:style-name="ce1">
            <text:p>1.758151274</text:p>
          </table:table-cell>
          <table:table-cell table:style-name="ce1"/>
          <table:table-cell office:value-type="float" office:value="2.2000000000000002" table:style-name="ce1">
            <text:p>2.2</text:p>
          </table:table-cell>
          <table:table-cell office:value-type="float" office:value="2.2000000000000001E-3" table:formula="of:=[.Q23]*0.001" table:style-name="ce1">
            <text:p>0.0022</text:p>
          </table:table-cell>
          <table:table-cell office:value-type="float" office:value="18450.843008175587" table:formula="of:=([.R23]/0.005)^-[.$P$1]*[.$Y$51]" table:style-name="ce1">
            <text:p>18450.84301</text:p>
          </table:table-cell>
          <table:table-cell office:value-type="float" office:value="16155.855172769723" table:formula="of:=([.R23]/0.0033)^-[.$P$1]*[.$Y$34]" table:style-name="ce1">
            <text:p>16155.85517</text:p>
          </table:table-cell>
          <table:table-cell office:value-type="float" office:value="-2.6575773191777938" table:formula="of:=LOG10([.R23])" table:style-name="ce1">
            <text:p>-2.657577319</text:p>
          </table:table-cell>
          <table:table-cell office:value-type="float" office:value="4.2660162136080855" table:formula="of:=LOG10([.S23])" table:style-name="ce1">
            <text:p>4.266016214</text:p>
          </table:table-cell>
          <table:table-cell office:value-type="float" office:value="4.2083299513344912" table:formula="of:=LOG10([.T23])" table:style-name="ce1">
            <text:p>4.208329951</text:p>
          </table:table-cell>
          <table:table-cell office:value-type="float" office:value="4.2371730824712888" table:formula="of:=AVERAGE([.V23:.W23])" table:style-name="ce1">
            <text:p>4.237173082</text:p>
          </table:table-cell>
          <table:table-cell table:number-columns-repeated="16360"/>
        </table:table-row>
        <table:table-row table:style-name="ro1">
          <table:table-cell office:value-type="float" office:value="4.8155933590968002E-2" table:style-name="ce3">
            <text:p>0.048155934</text:p>
          </table:table-cell>
          <table:table-cell office:value-type="float" office:value="41.118101280566201" table:style-name="ce3">
            <text:p>41.11810128</text:p>
          </table:table-cell>
          <table:table-cell office:value-type="float" office:value="58.881898719433799" table:formula="of:=100-[.B24]" table:style-name="ce3">
            <text:p>58.88189872</text:p>
          </table:table-cell>
          <table:table-cell office:value-type="float" office:value="8.7812953450079403E-2" table:style-name="ce3">
            <text:p>0.087812953</text:p>
          </table:table-cell>
          <table:table-cell office:value-type="float" office:value="55.087461221265897" table:style-name="ce3">
            <text:p>55.08746122</text:p>
          </table:table-cell>
          <table:table-cell office:value-type="float" office:value="0.39834515548383853" table:formula="of:=LOG10([.E25]/[.E24])/LOG10([.D25]/[.D24])" table:style-name="ce3">
            <text:p>0.398345155</text:p>
          </table:table-cell>
          <table:table-cell office:value-type="float" office:value="0.4122531524771707" table:formula="of:=LOG10([.$E$24]/[.$E$23])/LOG10([.$D$24]/[.$D$23])" table:style-name="ce3">
            <text:p>0.412253152</text:p>
          </table:table-cell>
          <table:table-cell office:value-type="float" office:value="0.8858714037722909" table:formula="of:=[.F24]*(3-[.G24])/([.G24]*(3-[.F24]))*[.$D$23]^[.G24]/[.D24]^[.F24]*[.E24]/[.$E$23]*[.D24]^([.F24]-3)/(0.085090269)^([.G24]-3)" table:style-name="ce4">
            <text:p>0.885871404</text:p>
          </table:table-cell>
          <table:table-cell office:value-type="float" office:value="-1.0564414157915225" table:formula="of:=LOG10([.D24])" table:style-name="ce3">
            <text:p>-1.056441416</text:p>
          </table:table-cell>
          <table:table-cell office:value-type="float" office:value="-5.2629317261351088E-2" table:formula="of:=LOG10([.H24])" table:style-name="ce3">
            <text:p>-0.052629317</text:p>
          </table:table-cell>
          <table:table-cell office:value-type="float" office:value="0.91323057987881195" table:formula="of:=([.D24]/0.0855293879705302)^ -3.44479567985411" table:style-name="ce1">
            <text:p>0.91323058</text:p>
          </table:table-cell>
          <table:table-cell office:value-type="float" office:value="0.87457455314380417" table:formula="of:= 0.00921624902003821/( ([.D24]/0.346681782684812)^3.60486296421154 + [.D24]^2.32993070045899)" table:style-name="ce1">
            <text:p>0.874574553</text:p>
          </table:table-cell>
          <table:table-cell office:value-type="float" office:value="7.082051643438992E-3" table:formula="of:=([.D24]/0.346681782684812)^3.60486296421154" table:style-name="ce1">
            <text:p>0.007082052</text:p>
          </table:table-cell>
          <table:table-cell office:value-type="float" office:value="3.4559282084888569E-3" table:formula="of:=[.D24]^2.32993070045899" table:style-name="ce1">
            <text:p>0.003455928</text:p>
          </table:table-cell>
          <table:table-cell office:value-type="float" office:value="2.049247326967969" table:formula="of:=[.M24]/[.N24]" table:style-name="ce1">
            <text:p>2.049247327</text:p>
          </table:table-cell>
          <table:table-cell table:style-name="ce1"/>
          <table:table-cell office:value-type="float" office:value="2.2999999999999998" table:style-name="ce1">
            <text:p>2.3</text:p>
          </table:table-cell>
          <table:table-cell office:value-type="float" office:value="2.3E-3" table:formula="of:=[.Q24]*0.001" table:style-name="ce1">
            <text:p>0.0023</text:p>
          </table:table-cell>
          <table:table-cell office:value-type="float" office:value="16364.106397999432" table:formula="of:=([.R24]/0.005)^-[.$P$1]*[.$Y$51]" table:style-name="ce1">
            <text:p>16364.1064</text:p>
          </table:table-cell>
          <table:table-cell office:value-type="float" office:value="14328.675003127386" table:formula="of:=([.R24]/0.0033)^-[.$P$1]*[.$Y$34]" table:style-name="ce1">
            <text:p>14328.675</text:p>
          </table:table-cell>
          <table:table-cell office:value-type="float" office:value="-2.6382721639824069" table:formula="of:=LOG10([.R24])" table:style-name="ce1">
            <text:p>-2.638272164</text:p>
          </table:table-cell>
          <table:table-cell office:value-type="float" office:value="4.2138922945805417" table:formula="of:=LOG10([.S24])" table:style-name="ce1">
            <text:p>4.213892295</text:p>
          </table:table-cell>
          <table:table-cell office:value-type="float" office:value="4.1562060323069465" table:formula="of:=LOG10([.T24])" table:style-name="ce1">
            <text:p>4.156206032</text:p>
          </table:table-cell>
          <table:table-cell office:value-type="float" office:value="4.1850491634437441" table:formula="of:=AVERAGE([.V24:.W24])" table:style-name="ce1">
            <text:p>4.185049163</text:p>
          </table:table-cell>
          <table:table-cell table:number-columns-repeated="16360"/>
        </table:table-row>
        <table:table-row table:style-name="ro1">
          <table:table-cell office:value-type="float" office:value="4.2499223173781797E-2" table:style-name="ce1">
            <text:p>0.042499223</text:p>
          </table:table-cell>
          <table:table-cell office:value-type="float" office:value="38.2089250804786" table:style-name="ce1">
            <text:p>38.20892508</text:p>
          </table:table-cell>
          <table:table-cell office:value-type="float" office:value="61.7910749195214" table:formula="of:=100-[.B25]" table:style-name="ce1">
            <text:p>61.79107492</text:p>
          </table:table-cell>
          <table:table-cell office:value-type="float" office:value="9.8550426314891901E-2" table:style-name="ce1">
            <text:p>0.098550426</text:p>
          </table:table-cell>
          <table:table-cell office:value-type="float" office:value="57.677950430692903" table:style-name="ce1">
            <text:p>57.67795043</text:p>
          </table:table-cell>
          <table:table-cell office:value-type="float" office:value="0.38419362317447675" table:formula="of:=LOG10([.E26]/[.E25])/LOG10([.D26]/[.D25])" table:style-name="ce1">
            <text:p>0.384193623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0.62945207927957658" table:formula="of:=[.F25]*(3-[.G25])/([.G25]*(3-[.F25]))*[.$D$23]^[.G25]/[.D25]^[.F25]*[.E25]/[.$E$23]*[.D25]^([.F25]-3)/(0.085090269)^([.G25]-3)" table:style-name="ce2">
            <text:p>0.629452079</text:p>
          </table:table-cell>
          <table:table-cell office:value-type="float" office:value="-1.0063414926853533" table:formula="of:=LOG10([.D25])" table:style-name="ce1">
            <text:p>-1.006341493</text:p>
          </table:table-cell>
          <table:table-cell office:value-type="float" office:value="-0.20103732750470474" table:formula="of:=LOG10([.H25])" table:style-name="ce1">
            <text:p>-0.201037328</text:p>
          </table:table-cell>
          <table:table-cell office:value-type="float" office:value="0.61375698380929411" table:formula="of:=([.D25]/0.0855293879705302)^ -3.44479567985411" table:style-name="ce1">
            <text:p>0.613756984</text:p>
          </table:table-cell>
          <table:table-cell office:value-type="float" office:value="0.60412072686539686" table:formula="of:= 0.00921624902003821/( ([.D25]/0.346681782684812)^3.60486296421154 + [.D25]^2.32993070045899)" table:style-name="ce1">
            <text:p>0.604120727</text:p>
          </table:table-cell>
          <table:table-cell office:value-type="float" office:value="1.0734021150492082E-2" table:formula="of:=([.D25]/0.346681782684812)^3.60486296421154" table:style-name="ce1">
            <text:p>0.010734021</text:p>
          </table:table-cell>
          <table:table-cell office:value-type="float" office:value="4.5216199990155519E-3" table:formula="of:=[.D25]^2.32993070045899" table:style-name="ce1">
            <text:p>0.00452162</text:p>
          </table:table-cell>
          <table:table-cell office:value-type="float" office:value="2.3739326066385709" table:formula="of:=[.M25]/[.N25]" table:style-name="ce1">
            <text:p>2.373932607</text:p>
          </table:table-cell>
          <table:table-cell table:style-name="ce1"/>
          <table:table-cell office:value-type="float" office:value="2.4" table:style-name="ce1">
            <text:p>2.4</text:p>
          </table:table-cell>
          <table:table-cell office:value-type="float" office:value="2.3999999999999998E-3" table:formula="of:=[.Q25]*0.001" table:style-name="ce1">
            <text:p>0.0024</text:p>
          </table:table-cell>
          <table:table-cell office:value-type="float" office:value="14587.709265870581" table:formula="of:=([.R25]/0.005)^-[.$P$1]*[.$Y$51]" table:style-name="ce1">
            <text:p>14587.70927</text:p>
          </table:table-cell>
          <table:table-cell office:value-type="float" office:value="12773.23307652921" table:formula="of:=([.R25]/0.0033)^-[.$P$1]*[.$Y$34]" table:style-name="ce1">
            <text:p>12773.23308</text:p>
          </table:table-cell>
          <table:table-cell office:value-type="float" office:value="-2.6197887582883941" table:formula="of:=LOG10([.R25])" table:style-name="ce1">
            <text:p>-2.619788758</text:p>
          </table:table-cell>
          <table:table-cell office:value-type="float" office:value="4.1639870992067065" table:formula="of:=LOG10([.S25])" table:style-name="ce1">
            <text:p>4.163987099</text:p>
          </table:table-cell>
          <table:table-cell office:value-type="float" office:value="4.1063008369331113" table:formula="of:=LOG10([.T25])" table:style-name="ce1">
            <text:p>4.106300837</text:p>
          </table:table-cell>
          <table:table-cell office:value-type="float" office:value="4.1351439680699089" table:formula="of:=AVERAGE([.V25:.W25])" table:style-name="ce1">
            <text:p>4.135143968</text:p>
          </table:table-cell>
          <table:table-cell table:number-columns-repeated="16360"/>
        </table:table-row>
        <table:table-row table:style-name="ro1">
          <table:table-cell office:value-type="float" office:value="3.7145453042137802E-2" table:style-name="ce1">
            <text:p>0.037145453</text:p>
          </table:table-cell>
          <table:table-cell office:value-type="float" office:value="35.615047968785198" table:style-name="ce1">
            <text:p>35.61504797</text:p>
          </table:table-cell>
          <table:table-cell office:value-type="float" office:value="64.384952031214794" table:formula="of:=100-[.B26]" table:style-name="ce1">
            <text:p>64.38495203</text:p>
          </table:table-cell>
          <table:table-cell office:value-type="float" office:value="0.112206724061769" table:style-name="ce1">
            <text:p>0.112206724</text:p>
          </table:table-cell>
          <table:table-cell office:value-type="float" office:value="60.626586483401098" table:style-name="ce1">
            <text:p>60.62658648</text:p>
          </table:table-cell>
          <table:table-cell office:value-type="float" office:value="0.33748974774030127" table:formula="of:=LOG10([.E27]/[.E26])/LOG10([.D27]/[.D26])" table:style-name="ce1">
            <text:p>0.337489748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0.38686512404888806" table:formula="of:=[.F26]*(3-[.G26])/([.G26]*(3-[.F26]))*[.$D$23]^[.G26]/[.D26]^[.F26]*[.E26]/[.$E$23]*[.D26]^([.F26]-3)/(0.085090269)^([.G26]-3)" table:style-name="ce2">
            <text:p>0.386865124</text:p>
          </table:table-cell>
          <table:table-cell office:value-type="float" office:value="-0.94998111691744769" table:formula="of:=LOG10([.D26])" table:style-name="ce1">
            <text:p>-0.949981117</text:p>
          </table:table-cell>
          <table:table-cell office:value-type="float" office:value="-0.41244042022919492" table:formula="of:=LOG10([.H26])" table:style-name="ce1">
            <text:p>-0.41244042</text:p>
          </table:table-cell>
          <table:table-cell office:value-type="float" office:value="0.39250615184904714" table:formula="of:=([.D26]/0.0855293879705302)^ -3.44479567985411" table:style-name="ce1">
            <text:p>0.392506152</text:p>
          </table:table-cell>
          <table:table-cell office:value-type="float" office:value="0.39631311066247821" table:formula="of:= 0.00921624902003821/( ([.D26]/0.346681782684812)^3.60486296421154 + [.D26]^2.32993070045899)" table:style-name="ce1">
            <text:p>0.396313111</text:p>
          </table:table-cell>
          <table:table-cell office:value-type="float" office:value="1.7136963745409566E-2" table:formula="of:=([.D26]/0.346681782684812)^3.60486296421154" table:style-name="ce1">
            <text:p>0.017136964</text:p>
          </table:table-cell>
          <table:table-cell office:value-type="float" office:value="6.1180050458885553E-3" table:formula="of:=[.D26]^2.32993070045899" table:style-name="ce1">
            <text:p>0.006118005</text:p>
          </table:table-cell>
          <table:table-cell office:value-type="float" office:value="2.8010705478129694" table:formula="of:=[.M26]/[.N26]" table:style-name="ce1">
            <text:p>2.801070548</text:p>
          </table:table-cell>
          <table:table-cell table:style-name="ce1"/>
          <table:table-cell office:value-type="float" office:value="2.5" table:style-name="ce1">
            <text:p>2.5</text:p>
          </table:table-cell>
          <table:table-cell office:value-type="float" office:value="2.5000000000000001E-3" table:formula="of:=[.Q26]*0.001" table:style-name="ce1">
            <text:p>0.0025</text:p>
          </table:table-cell>
          <table:table-cell office:value-type="float" office:value="13065.301267916726" table:formula="of:=([.R26]/0.005)^-[.$P$1]*[.$Y$51]" table:style-name="ce1">
            <text:p>13065.30127</text:p>
          </table:table-cell>
          <table:table-cell office:value-type="float" office:value="11440.188124712628" table:formula="of:=([.R26]/0.0033)^-[.$P$1]*[.$Y$34]" table:style-name="ce1">
            <text:p>11440.18812</text:p>
          </table:table-cell>
          <table:table-cell office:value-type="float" office:value="-2.6020599913279625" table:formula="of:=LOG10([.R26])" table:style-name="ce1">
            <text:p>-2.602059991</text:p>
          </table:table-cell>
          <table:table-cell office:value-type="float" office:value="4.1161194284135405" table:formula="of:=LOG10([.S26])" table:style-name="ce1">
            <text:p>4.116119428</text:p>
          </table:table-cell>
          <table:table-cell office:value-type="float" office:value="4.0584331661399462" table:formula="of:=LOG10([.T26])" table:style-name="ce1">
            <text:p>4.058433166</text:p>
          </table:table-cell>
          <table:table-cell office:value-type="float" office:value="4.0872762972767429" table:formula="of:=AVERAGE([.V26:.W26])" table:style-name="ce1">
            <text:p>4.087276297</text:p>
          </table:table-cell>
          <table:table-cell table:number-columns-repeated="16360"/>
        </table:table-row>
        <table:table-row table:style-name="ro1">
          <table:table-cell office:value-type="float" office:value="3.30989540408917E-2" table:style-name="ce1">
            <text:p>0.033098954</text:p>
          </table:table-cell>
          <table:table-cell office:value-type="float" office:value="32.8807708128992" table:style-name="ce1">
            <text:p>32.88077081</text:p>
          </table:table-cell>
          <table:table-cell office:value-type="float" office:value="67.1192291871008" table:formula="of:=100-[.B27]" table:style-name="ce1">
            <text:p>67.11922919</text:p>
          </table:table-cell>
          <table:table-cell office:value-type="float" office:value="0.12775947699718601" table:style-name="ce1">
            <text:p>0.127759477</text:p>
          </table:table-cell>
          <table:table-cell office:value-type="float" office:value="63.341573136472903" table:style-name="ce1">
            <text:p>63.34157314</text:p>
          </table:table-cell>
          <table:table-cell office:value-type="float" office:value="0.34052713994347361" table:formula="of:=LOG10([.E28]/[.E27])/LOG10([.D28]/[.D27])" table:style-name="ce1">
            <text:p>0.34052714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0.27659826679265342" table:formula="of:=[.F27]*(3-[.G27])/([.G27]*(3-[.F27]))*[.$D$23]^[.G27]/[.D27]^[.F27]*[.E27]/[.$E$23]*[.D27]^([.F27]-3)/(0.085090269)^([.G27]-3)" table:style-name="ce2">
            <text:p>0.276598267</text:p>
          </table:table-cell>
          <table:table-cell office:value-type="float" office:value="-0.89360687471632561" table:formula="of:=LOG10([.D27])" table:style-name="ce1">
            <text:p>-0.893606875</text:p>
          </table:table-cell>
          <table:table-cell office:value-type="float" office:value="-0.55815054557430388" table:formula="of:=LOG10([.H27])" table:style-name="ce1">
            <text:p>-0.558150546</text:p>
          </table:table-cell>
          <table:table-cell office:value-type="float" office:value="0.25098555196735395" table:formula="of:=([.D27]/0.0855293879705302)^ -3.44479567985411" table:style-name="ce1">
            <text:p>0.250985552</text:p>
          </table:table-cell>
          <table:table-cell office:value-type="float" office:value="0.25858494393386611" table:formula="of:= 0.00921624902003821/( ([.D27]/0.346681782684812)^3.60486296421154 + [.D27]^2.32993070045899)" table:style-name="ce1">
            <text:p>0.258584944</text:p>
          </table:table-cell>
          <table:table-cell office:value-type="float" office:value="2.7362469834600799E-2" table:formula="of:=([.D27]/0.346681782684812)^3.60486296421154" table:style-name="ce1">
            <text:p>0.02736247</text:p>
          </table:table-cell>
          <table:table-cell office:value-type="float" office:value="8.2786192397704215E-3" table:formula="of:=[.D27]^2.32993070045899" table:style-name="ce1">
            <text:p>0.008278619</text:p>
          </table:table-cell>
          <table:table-cell office:value-type="float" office:value="3.3051972849713525" table:formula="of:=[.M27]/[.N27]" table:style-name="ce1">
            <text:p>3.305197285</text:p>
          </table:table-cell>
          <table:table-cell table:style-name="ce1"/>
          <table:table-cell office:value-type="float" office:value="2.6" table:style-name="ce1">
            <text:p>2.6</text:p>
          </table:table-cell>
          <table:table-cell office:value-type="float" office:value="2.6000000000000003E-3" table:formula="of:=[.Q27]*0.001" table:style-name="ce1">
            <text:p>0.0026</text:p>
          </table:table-cell>
          <table:table-cell office:value-type="float" office:value="11752.477064267005" table:formula="of:=([.R27]/0.005)^-[.$P$1]*[.$Y$51]" table:style-name="ce1">
            <text:p>11752.47706</text:p>
          </table:table-cell>
          <table:table-cell office:value-type="float" office:value="10290.658117217923" table:formula="of:=([.R27]/0.0033)^-[.$P$1]*[.$Y$34]" table:style-name="ce1">
            <text:p>10290.65812</text:p>
          </table:table-cell>
          <table:table-cell office:value-type="float" office:value="-2.5850266520291818" table:formula="of:=LOG10([.R27])" table:style-name="ce1">
            <text:p>-2.585026652</text:p>
          </table:table-cell>
          <table:table-cell office:value-type="float" office:value="4.0701294123068337" table:formula="of:=LOG10([.S27])" table:style-name="ce1">
            <text:p>4.070129412</text:p>
          </table:table-cell>
          <table:table-cell office:value-type="float" office:value="4.0124431500332394" table:formula="of:=LOG10([.T27])" table:style-name="ce1">
            <text:p>4.01244315</text:p>
          </table:table-cell>
          <table:table-cell office:value-type="float" office:value="4.0412862811700361" table:formula="of:=AVERAGE([.V27:.W27])" table:style-name="ce1">
            <text:p>4.041286281</text:p>
          </table:table-cell>
          <table:table-cell table:number-columns-repeated="16360"/>
        </table:table-row>
        <table:table-row table:style-name="ro1">
          <table:table-cell office:value-type="float" office:value="2.94943645807943E-2" table:style-name="ce1">
            <text:p>0.029494365</text:p>
          </table:table-cell>
          <table:table-cell office:value-type="float" office:value="29.874128465786601" table:style-name="ce1">
            <text:p>29.87412847</text:p>
          </table:table-cell>
          <table:table-cell office:value-type="float" office:value="70.125871534213402" table:formula="of:=100-[.B28]" table:style-name="ce1">
            <text:p>70.12587153</text:p>
          </table:table-cell>
          <table:table-cell office:value-type="float" office:value="0.145465039759366" table:style-name="ce1">
            <text:p>0.14546504</text:p>
          </table:table-cell>
          <table:table-cell office:value-type="float" office:value="66.203786478921202" table:style-name="ce1">
            <text:p>66.20378648</text:p>
          </table:table-cell>
          <table:table-cell office:value-type="float" office:value="0.30004380778219369" table:formula="of:=LOG10([.E29]/[.E28])/LOG10([.D29]/[.D28])" table:style-name="ce1">
            <text:p>0.300043808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0.16998817331621172" table:formula="of:=[.F28]*(3-[.G28])/([.G28]*(3-[.F28]))*[.$D$23]^[.G28]/[.D28]^[.F28]*[.E28]/[.$E$23]*[.D28]^([.F28]-3)/(0.085090269)^([.G28]-3)" table:style-name="ce2">
            <text:p>0.169988173</text:p>
          </table:table-cell>
          <table:table-cell office:value-type="float" office:value="-0.83724137000419019" table:formula="of:=LOG10([.D28])" table:style-name="ce1">
            <text:p>-0.83724137</text:p>
          </table:table-cell>
          <table:table-cell office:value-type="float" office:value="-0.76958129298748146" table:formula="of:=LOG10([.H28])" table:style-name="ce1">
            <text:p>-0.769581293</text:p>
          </table:table-cell>
          <table:table-cell office:value-type="float" office:value="0.1605022314806836" table:formula="of:=([.D28]/0.0855293879705302)^ -3.44479567985411" table:style-name="ce1">
            <text:p>0.160502231</text:p>
          </table:table-cell>
          <table:table-cell office:value-type="float" office:value="0.16790997123087564" table:formula="of:= 0.00921624902003821/( ([.D28]/0.346681782684812)^3.60486296421154 + [.D28]^2.32993070045899)" table:style-name="ce1">
            <text:p>0.167909971</text:p>
          </table:table-cell>
          <table:table-cell office:value-type="float" office:value="4.3686295210109236E-2" table:formula="of:=([.D28]/0.346681782684812)^3.60486296421154" table:style-name="ce1">
            <text:p>0.043686295</text:p>
          </table:table-cell>
          <table:table-cell office:value-type="float" office:value="1.1201743614969829E-2" table:formula="of:=[.D28]^2.32993070045899" table:style-name="ce1">
            <text:p>0.011201744</text:p>
          </table:table-cell>
          <table:table-cell office:value-type="float" office:value="3.8999549277067524" table:formula="of:=[.M28]/[.N28]" table:style-name="ce1">
            <text:p>3.899954928</text:p>
          </table:table-cell>
          <table:table-cell table:style-name="ce1"/>
          <table:table-cell office:value-type="float" office:value="2.7" table:style-name="ce1">
            <text:p>2.7</text:p>
          </table:table-cell>
          <table:table-cell office:value-type="float" office:value="2.7000000000000001E-3" table:formula="of:=[.Q28]*0.001" table:style-name="ce1">
            <text:p>0.0027</text:p>
          </table:table-cell>
          <table:table-cell office:value-type="float" office:value="10613.907259442387" table:formula="of:=([.R28]/0.005)^-[.$P$1]*[.$Y$51]" table:style-name="ce1">
            <text:p>10613.90726</text:p>
          </table:table-cell>
          <table:table-cell office:value-type="float" office:value="9293.7080666058973" table:formula="of:=([.R28]/0.0033)^-[.$P$1]*[.$Y$34]" table:style-name="ce1">
            <text:p>9293.708067</text:p>
          </table:table-cell>
          <table:table-cell office:value-type="float" office:value="-2.5686362358410126" table:formula="of:=LOG10([.R28])" table:style-name="ce1">
            <text:p>-2.568636236</text:p>
          </table:table-cell>
          <table:table-cell office:value-type="float" office:value="4.0258752885987761" table:formula="of:=LOG10([.S28])" table:style-name="ce1">
            <text:p>4.025875289</text:p>
          </table:table-cell>
          <table:table-cell office:value-type="float" office:value="3.9681890263251818" table:formula="of:=LOG10([.T28])" table:style-name="ce1">
            <text:p>3.968189026</text:p>
          </table:table-cell>
          <table:table-cell office:value-type="float" office:value="3.9970321574619789" table:formula="of:=AVERAGE([.V28:.W28])" table:style-name="ce1">
            <text:p>3.997032157</text:p>
          </table:table-cell>
          <table:table-cell table:number-columns-repeated="16360"/>
        </table:table-row>
        <table:table-row table:style-name="ro1">
          <table:table-cell office:value-type="float" office:value="2.50446487849755E-2" table:style-name="ce1">
            <text:p>0.025044649</text:p>
          </table:table-cell>
          <table:table-cell office:value-type="float" office:value="27.0334149904509" table:style-name="ce1">
            <text:p>27.03341499</text:p>
          </table:table-cell>
          <table:table-cell office:value-type="float" office:value="72.966585009549107" table:formula="of:=100-[.B29]" table:style-name="ce1">
            <text:p>72.96658501</text:p>
          </table:table-cell>
          <table:table-cell office:value-type="float" office:value="0.16803584363045301" table:style-name="ce1">
            <text:p>0.168035844</text:p>
          </table:table-cell>
          <table:table-cell office:value-type="float" office:value="69.131911259622996" table:style-name="ce1">
            <text:p>69.13191126</text:p>
          </table:table-cell>
          <table:table-cell office:value-type="float" office:value="0.27682227014490884" table:formula="of:=LOG10([.E30]/[.E29])/LOG10([.D30]/[.D29])" table:style-name="ce1">
            <text:p>0.27682227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0.10533716547171597" table:formula="of:=[.F29]*(3-[.G29])/([.G29]*(3-[.F29]))*[.$D$23]^[.G29]/[.D29]^[.F29]*[.E29]/[.$E$23]*[.D29]^([.F29]-3)/(0.085090269)^([.G29]-3)" table:style-name="ce2">
            <text:p>0.105337165</text:p>
          </table:table-cell>
          <table:table-cell office:value-type="float" office:value="-0.77459806928283914" table:formula="of:=LOG10([.D29])" table:style-name="ce1">
            <text:p>-0.774598069</text:p>
          </table:table-cell>
          <table:table-cell office:value-type="float" office:value="-0.97741837229480166" table:formula="of:=LOG10([.H29])" table:style-name="ce1">
            <text:p>-0.977418372</text:p>
          </table:table-cell>
          <table:table-cell office:value-type="float" office:value="9.7653475193066344E-2" table:formula="of:=([.D29]/0.0855293879705302)^ -3.44479567985411" table:style-name="ce1">
            <text:p>0.097653475</text:p>
          </table:table-cell>
          <table:table-cell office:value-type="float" office:value="0.10337263234027599" table:formula="of:= 0.00921624902003821/( ([.D29]/0.346681782684812)^3.60486296421154 + [.D29]^2.32993070045899)" table:style-name="ce1">
            <text:p>0.103372632</text:p>
          </table:table-cell>
          <table:table-cell office:value-type="float" office:value="7.3479421914319387E-2" table:formula="of:=([.D29]/0.346681782684812)^3.60486296421154" table:style-name="ce1">
            <text:p>0.073479422</text:p>
          </table:table-cell>
          <table:table-cell office:value-type="float" office:value="1.5676177700293305E-2" table:formula="of:=[.D29]^2.32993070045899" table:style-name="ce1">
            <text:p>0.015676178</text:p>
          </table:table-cell>
          <table:table-cell office:value-type="float" office:value="4.6873302484281334" table:formula="of:=[.M29]/[.N29]" table:style-name="ce1">
            <text:p>4.687330248</text:p>
          </table:table-cell>
          <table:table-cell table:style-name="ce1"/>
          <table:table-cell office:value-type="float" office:value="2.8" table:style-name="ce1">
            <text:p>2.8</text:p>
          </table:table-cell>
          <table:table-cell office:value-type="float" office:value="2.8E-3" table:formula="of:=[.Q29]*0.001" table:style-name="ce1">
            <text:p>0.0028</text:p>
          </table:table-cell>
          <table:table-cell office:value-type="float" office:value="9621.2337754184355" table:formula="of:=([.R29]/0.005)^-[.$P$1]*[.$Y$51]" table:style-name="ce1">
            <text:p>9621.233775</text:p>
          </table:table-cell>
          <table:table-cell office:value-type="float" office:value="8424.5071832298072" table:formula="of:=([.R29]/0.0033)^-[.$P$1]*[.$Y$34]" table:style-name="ce1">
            <text:p>8424.507183</text:p>
          </table:table-cell>
          <table:table-cell office:value-type="float" office:value="-2.5528419686577806" table:formula="of:=LOG10([.R29])" table:style-name="ce1">
            <text:p>-2.552841969</text:p>
          </table:table-cell>
          <table:table-cell office:value-type="float" office:value="3.9832307672040503" table:formula="of:=LOG10([.S29])" table:style-name="ce1">
            <text:p>3.983230767</text:p>
          </table:table-cell>
          <table:table-cell office:value-type="float" office:value="3.9255445049304556" table:formula="of:=LOG10([.T29])" table:style-name="ce1">
            <text:p>3.925544505</text:p>
          </table:table-cell>
          <table:table-cell office:value-type="float" office:value="3.9543876360672527" table:formula="of:=AVERAGE([.V29:.W29])" table:style-name="ce1">
            <text:p>3.954387636</text:p>
          </table:table-cell>
          <table:table-cell table:number-columns-repeated="16360"/>
        </table:table-row>
        <table:table-row table:style-name="ro1">
          <table:table-cell office:value-type="float" office:value="2.1368728702209901E-2" table:style-name="ce1">
            <text:p>0.021368729</text:p>
          </table:table-cell>
          <table:table-cell office:value-type="float" office:value="24.294887061079798" table:style-name="ce1">
            <text:p>24.29488706</text:p>
          </table:table-cell>
          <table:table-cell office:value-type="float" office:value="75.705112938920195" table:formula="of:=100-[.B30]" table:style-name="ce1">
            <text:p>75.70511294</text:p>
          </table:table-cell>
          <table:table-cell office:value-type="float" office:value="0.19411176280305001" table:style-name="ce1">
            <text:p>0.194111763</text:p>
          </table:table-cell>
          <table:table-cell office:value-type="float" office:value="71.9484525505802" table:style-name="ce1">
            <text:p>71.94845255</text:p>
          </table:table-cell>
          <table:table-cell office:value-type="float" office:value="0.28162453104959534" table:formula="of:=LOG10([.E31]/[.E30])/LOG10([.D31]/[.D30])" table:style-name="ce1">
            <text:p>0.281624531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7.2478759726895395E-2" table:formula="of:=[.F30]*(3-[.G30])/([.G30]*(3-[.F30]))*[.$D$23]^[.G30]/[.D30]^[.F30]*[.E30]/[.$E$23]*[.D30]^([.F30]-3)/(0.085090269)^([.G30]-3)" table:style-name="ce2">
            <text:p>0.07247876</text:p>
          </table:table-cell>
          <table:table-cell office:value-type="float" office:value="-0.71194814639592408" table:formula="of:=LOG10([.D30])" table:style-name="ce1">
            <text:p>-0.711948146</text:p>
          </table:table-cell>
          <table:table-cell office:value-type="float" office:value="-1.1397892470141084" table:formula="of:=LOG10([.H30])" table:style-name="ce1">
            <text:p>-1.139789247</text:p>
          </table:table-cell>
          <table:table-cell office:value-type="float" office:value="5.9411637074174121E-2" table:formula="of:=([.D30]/0.0855293879705302)^ -3.44479567985411" table:style-name="ce1">
            <text:p>0.059411637</text:p>
          </table:table-cell>
          <table:table-cell office:value-type="float" office:value="6.3326124993810656E-2" table:formula="of:= 0.00921624902003821/( ([.D30]/0.346681782684812)^3.60486296421154 + [.D30]^2.32993070045899)" table:style-name="ce1">
            <text:p>0.063326125</text:p>
          </table:table-cell>
          <table:table-cell office:value-type="float" office:value="0.12359762273153869" table:formula="of:=([.D30]/0.346681782684812)^3.60486296421154" table:style-name="ce1">
            <text:p>0.123597623</text:p>
          </table:table-cell>
          <table:table-cell office:value-type="float" office:value="2.1938662978963613E-2" table:formula="of:=[.D30]^2.32993070045899" table:style-name="ce1">
            <text:p>0.021938663</text:p>
          </table:table-cell>
          <table:table-cell office:value-type="float" office:value="5.6337810034300215" table:formula="of:=[.M30]/[.N30]" table:style-name="ce1">
            <text:p>5.633781003</text:p>
          </table:table-cell>
          <table:table-cell table:style-name="ce1"/>
          <table:table-cell office:value-type="float" office:value="2.9" table:style-name="ce1">
            <text:p>2.9</text:p>
          </table:table-cell>
          <table:table-cell office:value-type="float" office:value="2.8999999999999998E-3" table:formula="of:=[.Q30]*0.001" table:style-name="ce1">
            <text:p>0.0029</text:p>
          </table:table-cell>
          <table:table-cell office:value-type="float" office:value="8751.5072619798884" table:formula="of:=([.R30]/0.005)^-[.$P$1]*[.$Y$51]" table:style-name="ce1">
            <text:p>8751.507262</text:p>
          </table:table-cell>
          <table:table-cell office:value-type="float" office:value="7662.9606465861934" table:formula="of:=([.R30]/0.0033)^-[.$P$1]*[.$Y$34]" table:style-name="ce1">
            <text:p>7662.960647</text:p>
          </table:table-cell>
          <table:table-cell office:value-type="float" office:value="-2.5376020021010439" table:formula="of:=LOG10([.R30])" table:style-name="ce1">
            <text:p>-2.537602002</text:p>
          </table:table-cell>
          <table:table-cell office:value-type="float" office:value="3.9420828575008611" table:formula="of:=LOG10([.S30])" table:style-name="ce1">
            <text:p>3.942082858</text:p>
          </table:table-cell>
          <table:table-cell office:value-type="float" office:value="3.8843965952272663" table:formula="of:=LOG10([.T30])" table:style-name="ce1">
            <text:p>3.884396595</text:p>
          </table:table-cell>
          <table:table-cell office:value-type="float" office:value="3.9132397263640639" table:formula="of:=AVERAGE([.V30:.W30])" table:style-name="ce1">
            <text:p>3.913239726</text:p>
          </table:table-cell>
          <table:table-cell table:number-columns-repeated="16360"/>
        </table:table-row>
        <table:table-row table:style-name="ro1">
          <table:table-cell office:value-type="float" office:value="1.8057261192048299E-2" table:style-name="ce1">
            <text:p>0.018057261</text:p>
          </table:table-cell>
          <table:table-cell office:value-type="float" office:value="21.602523746329201" table:style-name="ce1">
            <text:p>21.60252375</text:p>
          </table:table-cell>
          <table:table-cell office:value-type="float" office:value="78.397476253670803" table:formula="of:=100-[.B31]" table:style-name="ce1">
            <text:p>78.39747625</text:p>
          </table:table-cell>
          <table:table-cell office:value-type="float" office:value="0.222083419318477" table:style-name="ce1">
            <text:p>0.222083419</text:p>
          </table:table-cell>
          <table:table-cell office:value-type="float" office:value="74.7285290349147" table:style-name="ce1">
            <text:p>74.72852903</text:p>
          </table:table-cell>
          <table:table-cell office:value-type="float" office:value="0.21245141051399202" table:formula="of:=LOG10([.E32]/[.E31])/LOG10([.D32]/[.D31])" table:style-name="ce1">
            <text:p>0.212451411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3.6979328170358629E-2" table:formula="of:=[.F31]*(3-[.G31])/([.G31]*(3-[.F31]))*[.$D$23]^[.G31]/[.D31]^[.F31]*[.E31]/[.$E$23]*[.D31]^([.F31]-3)/(0.085090269)^([.G31]-3)" table:style-name="ce2">
            <text:p>0.036979328</text:p>
          </table:table-cell>
          <table:table-cell office:value-type="float" office:value="-0.65348386453704344" table:formula="of:=LOG10([.D31])" table:style-name="ce1">
            <text:p>-0.653483865</text:p>
          </table:table-cell>
          <table:table-cell office:value-type="float" office:value="-1.4320409832405674" table:formula="of:=LOG10([.H31])" table:style-name="ce1">
            <text:p>-1.432040983</text:p>
          </table:table-cell>
          <table:table-cell office:value-type="float" office:value="3.7365776678416E-2" table:formula="of:=([.D31]/0.0855293879705302)^ -3.44479567985411" table:style-name="ce1">
            <text:p>0.037365777</text:p>
          </table:table-cell>
          <table:table-cell office:value-type="float" office:value="3.9927918623562257E-2" table:formula="of:= 0.00921624902003821/( ([.D31]/0.346681782684812)^3.60486296421154 + [.D31]^2.32993070045899)" table:style-name="ce1">
            <text:p>0.039927919</text:p>
          </table:table-cell>
          <table:table-cell office:value-type="float" office:value="0.20080098647847713" table:formula="of:=([.D31]/0.346681782684812)^3.60486296421154" table:style-name="ce1">
            <text:p>0.200800986</text:p>
          </table:table-cell>
          <table:table-cell office:value-type="float" office:value="3.0021188524642573E-2" table:formula="of:=[.D31]^2.32993070045899" table:style-name="ce1">
            <text:p>0.030021189</text:p>
          </table:table-cell>
          <table:table-cell office:value-type="float" office:value="6.6886421339931887" table:formula="of:=[.M31]/[.N31]" table:style-name="ce1">
            <text:p>6.68864213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.0000000000000001E-3" table:formula="of:=[.Q31]*0.001" table:style-name="ce1">
            <text:p>0.003</text:p>
          </table:table-cell>
          <table:table-cell office:value-type="float" office:value="7986.013942620606" table:formula="of:=([.R31]/0.005)^-[.$P$1]*[.$Y$51]" table:style-name="ce1">
            <text:p>7986.013943</text:p>
          </table:table-cell>
          <table:table-cell office:value-type="float" office:value="6992.6823726985813" table:formula="of:=([.R31]/0.0033)^-[.$P$1]*[.$Y$34]" table:style-name="ce1">
            <text:p>6992.682373</text:p>
          </table:table-cell>
          <table:table-cell office:value-type="float" office:value="-2.5228787452803374" table:formula="of:=LOG10([.R31])" table:style-name="ce1">
            <text:p>-2.522878745</text:p>
          </table:table-cell>
          <table:table-cell office:value-type="float" office:value="3.9023300640849539" table:formula="of:=LOG10([.S31])" table:style-name="ce1">
            <text:p>3.902330064</text:p>
          </table:table-cell>
          <table:table-cell office:value-type="float" office:value="3.8446438018113591" table:formula="of:=LOG10([.T31])" table:style-name="ce1">
            <text:p>3.844643802</text:p>
          </table:table-cell>
          <table:table-cell office:value-type="float" office:value="3.8734869329481567" table:formula="of:=AVERAGE([.V31:.W31])" table:style-name="ce1">
            <text:p>3.873486933</text:p>
          </table:table-cell>
          <table:table-cell table:number-columns-repeated="16360"/>
        </table:table-row>
        <table:table-row table:style-name="ro1">
          <table:table-cell office:value-type="float" office:value="1.5185144104918001E-2" table:style-name="ce1">
            <text:p>0.015185144</text:p>
          </table:table-cell>
          <table:table-cell office:value-type="float" office:value="19.116648872728" table:style-name="ce1">
            <text:p>19.11664887</text:p>
          </table:table-cell>
          <table:table-cell office:value-type="float" office:value="80.883351127271993" table:formula="of:=100-[.B32]" table:style-name="ce1">
            <text:p>80.88335113</text:p>
          </table:table-cell>
          <table:table-cell office:value-type="float" office:value="0.25904402010800498" table:style-name="ce1">
            <text:p>0.25904402</text:p>
          </table:table-cell>
          <table:table-cell office:value-type="float" office:value="77.212993512679702" table:style-name="ce1">
            <text:p>77.21299351</text:p>
          </table:table-cell>
          <table:table-cell office:value-type="float" office:value="0.18409774128894182" table:formula="of:=LOG10([.E33]/[.E32])/LOG10([.D33]/[.D32])" table:style-name="ce1">
            <text:p>0.184097741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2.0653058598872842E-2" table:formula="of:=[.F32]*(3-[.G32])/([.G32]*(3-[.F32]))*[.$D$23]^[.G32]/[.D32]^[.F32]*[.E32]/[.$E$23]*[.D32]^([.F32]-3)/(0.085090269)^([.G32]-3)" table:style-name="ce2">
            <text:p>0.020653059</text:p>
          </table:table-cell>
          <table:table-cell office:value-type="float" office:value="-0.58662642871587234" table:formula="of:=LOG10([.D32])" table:style-name="ce1">
            <text:p>-0.586626429</text:p>
          </table:table-cell>
          <table:table-cell office:value-type="float" office:value="-1.685015622736453" table:formula="of:=LOG10([.H32])" table:style-name="ce1">
            <text:p>-1.685015623</text:p>
          </table:table-cell>
          <table:table-cell office:value-type="float" office:value="2.1986890208596076E-2" table:formula="of:=([.D32]/0.0855293879705302)^ -3.44479567985411" table:style-name="ce1">
            <text:p>0.02198689</text:p>
          </table:table-cell>
          <table:table-cell office:value-type="float" office:value="2.34665610527032E-2" table:formula="of:= 0.00921624902003821/( ([.D32]/0.346681782684812)^3.60486296421154 + [.D32]^2.32993070045899)" table:style-name="ce1">
            <text:p>0.023466561</text:p>
          </table:table-cell>
          <table:table-cell office:value-type="float" office:value="0.34976611754759168" table:formula="of:=([.D32]/0.346681782684812)^3.60486296421154" table:style-name="ce1">
            <text:p>0.349766118</text:p>
          </table:table-cell>
          <table:table-cell office:value-type="float" office:value="4.2973534391163776E-2" table:formula="of:=[.D32]^2.32993070045899" table:style-name="ce1">
            <text:p>0.042973534</text:p>
          </table:table-cell>
          <table:table-cell office:value-type="float" office:value="8.1391052074951187" table:formula="of:=[.M32]/[.N32]" table:style-name="ce1">
            <text:p>8.139105207</text:p>
          </table:table-cell>
          <table:table-cell table:style-name="ce1"/>
          <table:table-cell office:value-type="float" office:value="3.1" table:style-name="ce1">
            <text:p>3.1</text:p>
          </table:table-cell>
          <table:table-cell office:value-type="float" office:value="3.1000000000000003E-3" table:formula="of:=[.Q32]*0.001" table:style-name="ce1">
            <text:p>0.0031</text:p>
          </table:table-cell>
          <table:table-cell office:value-type="float" office:value="7309.3856871173166" table:formula="of:=([.R32]/0.005)^-[.$P$1]*[.$Y$51]" table:style-name="ce1">
            <text:p>7309.385687</text:p>
          </table:table-cell>
          <table:table-cell office:value-type="float" office:value="6400.2157793363604" table:formula="of:=([.R32]/0.0033)^-[.$P$1]*[.$Y$34]" table:style-name="ce1">
            <text:p>6400.215779</text:p>
          </table:table-cell>
          <table:table-cell office:value-type="float" office:value="-2.5086383061657274" table:formula="of:=LOG10([.R32])" table:style-name="ce1">
            <text:p>-2.508638306</text:p>
          </table:table-cell>
          <table:table-cell office:value-type="float" office:value="3.8638808784755057" table:formula="of:=LOG10([.S32])" table:style-name="ce1">
            <text:p>3.863880878</text:p>
          </table:table-cell>
          <table:table-cell office:value-type="float" office:value="3.8061946162019114" table:formula="of:=LOG10([.T32])" table:style-name="ce1">
            <text:p>3.806194616</text:p>
          </table:table-cell>
          <table:table-cell office:value-type="float" office:value="3.8350377473387085" table:formula="of:=AVERAGE([.V32:.W32])" table:style-name="ce1">
            <text:p>3.835037747</text:p>
          </table:table-cell>
          <table:table-cell table:number-columns-repeated="16360"/>
        </table:table-row>
        <table:table-row table:style-name="ro1">
          <table:table-cell office:value-type="float" office:value="1.2769865152207601E-2" table:style-name="ce1">
            <text:p>0.012769865</text:p>
          </table:table-cell>
          <table:table-cell office:value-type="float" office:value="16.6247774527757" table:style-name="ce1">
            <text:p>16.62477745</text:p>
          </table:table-cell>
          <table:table-cell office:value-type="float" office:value="83.375222547224297" table:formula="of:=100-[.B33]" table:style-name="ce1">
            <text:p>83.37522255</text:p>
          </table:table-cell>
          <table:table-cell office:value-type="float" office:value="0.30803890584547" table:style-name="ce1">
            <text:p>0.308038906</text:p>
          </table:table-cell>
          <table:table-cell office:value-type="float" office:value="79.715069964240499" table:style-name="ce1">
            <text:p>79.71506996</text:p>
          </table:table-cell>
          <table:table-cell office:value-type="float" office:value="0.18638337437422325" table:formula="of:=LOG10([.E34]/[.E33])/LOG10([.D34]/[.D33])" table:style-name="ce1">
            <text:p>0.186383374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.2848421659120146E-2" table:formula="of:=[.F33]*(3-[.G33])/([.G33]*(3-[.F33]))*[.$D$23]^[.G33]/[.D33]^[.F33]*[.E33]/[.$E$23]*[.D33]^([.F33]-3)/(0.085090269)^([.G33]-3)" table:style-name="ce2">
            <text:p>0.012848422</text:p>
          </table:table-cell>
          <table:table-cell office:value-type="float" office:value="-0.5113944278926662" table:formula="of:=LOG10([.D33])" table:style-name="ce1">
            <text:p>-0.511394428</text:p>
          </table:table-cell>
          <table:table-cell office:value-type="float" office:value="-1.8911502191681178" table:formula="of:=LOG10([.H33])" table:style-name="ce1">
            <text:p>-1.891150219</text:p>
          </table:table-cell>
          <table:table-cell office:value-type="float" office:value="1.2106118937265256E-2" table:formula="of:=([.D33]/0.0855293879705302)^ -3.44479567985411" table:style-name="ce1">
            <text:p>0.012106119</text:p>
          </table:table-cell>
          <table:table-cell office:value-type="float" office:value="1.2846030438178044E-2" table:formula="of:= 0.00921624902003821/( ([.D33]/0.346681782684812)^3.60486296421154 + [.D33]^2.32993070045899)" table:style-name="ce1">
            <text:p>0.01284603</text:p>
          </table:table-cell>
          <table:table-cell office:value-type="float" office:value="0.65309865566069369" table:formula="of:=([.D33]/0.346681782684812)^3.60486296421154" table:style-name="ce1">
            <text:p>0.653098656</text:p>
          </table:table-cell>
          <table:table-cell office:value-type="float" office:value="6.4340794945602173E-2" table:formula="of:=[.D33]^2.32993070045899" table:style-name="ce1">
            <text:p>0.064340795</text:p>
          </table:table-cell>
          <table:table-cell office:value-type="float" office:value="10.150615270029926" table:formula="of:=[.M33]/[.N33]" table:style-name="ce1">
            <text:p>10.15061527</text:p>
          </table:table-cell>
          <table:table-cell table:style-name="ce1"/>
          <table:table-cell office:value-type="float" office:value="3.2" table:style-name="ce1">
            <text:p>3.2</text:p>
          </table:table-cell>
          <table:table-cell office:value-type="float" office:value="3.2000000000000002E-3" table:formula="of:=[.Q33]*0.001" table:style-name="ce1">
            <text:p>0.0032</text:p>
          </table:table-cell>
          <table:table-cell office:value-type="float" office:value="6708.9184114761629" table:formula="of:=([.R33]/0.005)^-[.$P$1]*[.$Y$51]" table:style-name="ce1">
            <text:p>6708.918411</text:p>
          </table:table-cell>
          <table:table-cell office:value-type="float" office:value="5874.4369660351167" table:formula="of:=([.R33]/0.0033)^-[.$P$1]*[.$Y$34]" table:style-name="ce1">
            <text:p>5874.436966</text:p>
          </table:table-cell>
          <table:table-cell office:value-type="float" office:value="-2.4948500216800942" table:formula="of:=LOG10([.R33])" table:style-name="ce1">
            <text:p>-2.494850022</text:p>
          </table:table-cell>
          <table:table-cell office:value-type="float" office:value="3.8266525103642959" table:formula="of:=LOG10([.S33])" table:style-name="ce1">
            <text:p>3.82665251</text:p>
          </table:table-cell>
          <table:table-cell office:value-type="float" office:value="3.7689662480907016" table:formula="of:=LOG10([.T33])" table:style-name="ce1">
            <text:p>3.768966248</text:p>
          </table:table-cell>
          <table:table-cell office:value-type="float" office:value="3.7978093792274987" table:formula="of:=AVERAGE([.V33:.W33])" table:style-name="ce1">
            <text:p>3.797809379</text:p>
          </table:table-cell>
          <table:table-cell table:number-columns-repeated="16360" table:style-name="ce1"/>
        </table:table-row>
        <table:table-row table:style-name="ro1">
          <table:table-cell office:value-type="float" office:value="1.0737989052826901E-2" table:style-name="ce1">
            <text:p>0.010737989</text:p>
          </table:table-cell>
          <table:table-cell office:value-type="float" office:value="14.651007637559999" table:style-name="ce1">
            <text:p>14.65100764</text:p>
          </table:table-cell>
          <table:table-cell office:value-type="float" office:value="85.348992362440001" table:formula="of:=100-[.B34]" table:style-name="ce1">
            <text:p>85.34899236</text:p>
          </table:table-cell>
          <table:table-cell office:value-type="float" office:value="0.36629487391812898" table:style-name="ce1">
            <text:p>0.366294874</text:p>
          </table:table-cell>
          <table:table-cell office:value-type="float" office:value="82.330579267141303" table:style-name="ce1">
            <text:p>82.33057927</text:p>
          </table:table-cell>
          <table:table-cell office:value-type="float" office:value="0.15502992535959323" table:formula="of:=LOG10([.E35]/[.E34])/LOG10([.D35]/[.D34])" table:style-name="ce1">
            <text:p>0.155029925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6.4921762323045867E-3" table:formula="of:=[.F34]*(3-[.G34])/([.G34]*(3-[.F34]))*[.$D$23]^[.G34]/[.D34]^[.F34]*[.E34]/[.$E$23]*[.D34]^([.F34]-3)/(0.085090269)^([.G34]-3)" table:style-name="ce2">
            <text:p>0.006492176</text:p>
          </table:table-cell>
          <table:table-cell office:value-type="float" office:value="-0.43616915898942088" table:formula="of:=LOG10([.D34])" table:style-name="ce1">
            <text:p>-0.436169159</text:p>
          </table:table-cell>
          <table:table-cell office:value-type="float" office:value="-2.1876096996162002" table:formula="of:=LOG10([.H34])" table:style-name="ce1">
            <text:p>-2.1876097</text:p>
          </table:table-cell>
          <table:table-cell office:value-type="float" office:value="6.6660605628051399E-3" table:formula="of:=([.D34]/0.0855293879705302)^ -3.44479567985411" table:style-name="ce1">
            <text:p>0.006666061</text:p>
          </table:table-cell>
          <table:table-cell office:value-type="float" office:value="7.004532045347062E-3" table:formula="of:= 0.00921624902003821/( ([.D34]/0.346681782684812)^3.60486296421154 + [.D34]^2.32993070045899)" table:style-name="ce1">
            <text:p>0.007004532</text:p>
          </table:table-cell>
          <table:table-cell office:value-type="float" office:value="1.2194263511305039" table:formula="of:=([.D34]/0.346681782684812)^3.60486296421154" table:style-name="ce1">
            <text:p>1.219426351</text:p>
          </table:table-cell>
          <table:table-cell office:value-type="float" office:value="9.6328785739822259E-2" table:formula="of:=[.D34]^2.32993070045899" table:style-name="ce1">
            <text:p>0.096328786</text:p>
          </table:table-cell>
          <table:table-cell office:value-type="float" office:value="12.659002620712926" table:formula="of:=[.M34]/[.N34]" table:style-name="ce1">
            <text:p>12.65900262</text:p>
          </table:table-cell>
          <table:table-cell table:style-name="ce1"/>
          <table:table-cell office:value-type="float" office:value="3.3" table:style-name="ce1">
            <text:p>3.3</text:p>
          </table:table-cell>
          <table:table-cell office:value-type="float" office:value="3.3E-3" table:formula="of:=[.Q34]*0.001" table:style-name="ce1">
            <text:p>0.0033</text:p>
          </table:table-cell>
          <table:table-cell office:value-type="float" office:value="6174.0453356677444" table:formula="of:=([.R34]/0.005)^-[.$P$1]*[.$Y$51]" table:style-name="ce1">
            <text:p>6174.045336</text:p>
          </table:table-cell>
          <table:table-cell office:value-type="float" office:value="5406.0934900895627" table:formula="of:=([.R34]/0.0033)^-[.$P$1]*[.$Y$34]" table:style-name="ce1">
            <text:p>5406.09349</text:p>
          </table:table-cell>
          <table:table-cell office:value-type="float" office:value="-2.4814860601221125" table:formula="of:=LOG10([.R34])" table:style-name="ce1">
            <text:p>-2.48148606</text:p>
          </table:table-cell>
          <table:table-cell office:value-type="float" office:value="3.7905698141577462" table:formula="of:=LOG10([.S34])" table:style-name="ce1">
            <text:p>3.790569814</text:p>
          </table:table-cell>
          <table:table-cell office:value-type="float" office:value="3.7328835518841514" table:formula="of:=LOG10([.T34])" table:style-name="ce1">
            <text:p>3.732883552</text:p>
          </table:table-cell>
          <table:table-cell office:value-type="float" office:value="3.7617266830209486" table:formula="of:=AVERAGE([.V34:.W34])" table:style-name="ce1">
            <text:p>3.761726683</text:p>
          </table:table-cell>
          <table:table-cell office:value-type="float" office:value="5406.0934900895627" table:formula="of:= 0.00921624902003821/( ([.R34]/0.346681782684812)^3.60486296421154 + [.R34]^2.32993070045899)" table:style-name="ce1">
            <text:p>5406.09349</text:p>
          </table:table-cell>
          <table:table-cell table:number-columns-repeated="16359"/>
        </table:table-row>
        <table:table-row table:style-name="ro1">
          <table:table-cell office:value-type="float" office:value="9.0291164355963301E-3" table:style-name="ce1">
            <text:p>0.009029116</text:p>
          </table:table-cell>
          <table:table-cell office:value-type="float" office:value="12.919018571221301" table:style-name="ce1">
            <text:p>12.91901857</text:p>
          </table:table-cell>
          <table:table-cell office:value-type="float" office:value="87.080981428778699" table:formula="of:=100-[.B35]" table:style-name="ce1">
            <text:p>87.08098143</text:p>
          </table:table-cell>
          <table:table-cell office:value-type="float" office:value="0.435590409221425" table:style-name="ce1">
            <text:p>0.435590409</text:p>
          </table:table-cell>
          <table:table-cell office:value-type="float" office:value="84.572034911470894" table:style-name="ce1">
            <text:p>84.57203491</text:p>
          </table:table-cell>
          <table:table-cell office:value-type="float" office:value="0.11840205723005995" table:formula="of:=LOG10([.E36]/[.E35])/LOG10([.D36]/[.D35])" table:style-name="ce1">
            <text:p>0.118402057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2.9902089249473842E-3" table:formula="of:=[.F35]*(3-[.G35])/([.G35]*(3-[.F35]))*[.$D$23]^[.G35]/[.D35]^[.F35]*[.E35]/[.$E$23]*[.D35]^([.F35]-3)/(0.085090269)^([.G35]-3)" table:style-name="ce2">
            <text:p>0.002990209</text:p>
          </table:table-cell>
          <table:table-cell office:value-type="float" office:value="-0.3609216910559932" table:formula="of:=LOG10([.D35])" table:style-name="ce1">
            <text:p>-0.360921691</text:p>
          </table:table-cell>
          <table:table-cell office:value-type="float" office:value="-2.524298466598013" table:formula="of:=LOG10([.H35])" table:style-name="ce1">
            <text:p>-2.524298467</text:p>
          </table:table-cell>
          <table:table-cell office:value-type="float" office:value="3.6699242700988103E-3" table:formula="of:=([.D35]/0.0855293879705302)^ -3.44479567985411" table:style-name="ce1">
            <text:p>0.003669924</text:p>
          </table:table-cell>
          <table:table-cell office:value-type="float" office:value="3.8060144812977676E-3" table:formula="of:= 0.00921624902003821/( ([.D35]/0.346681782684812)^3.60486296421154 + [.D35]^2.32993070045899)" table:style-name="ce1">
            <text:p>0.003806014</text:p>
          </table:table-cell>
          <table:table-cell office:value-type="float" office:value="2.2772587840746032" table:formula="of:=([.D35]/0.346681782684812)^3.60486296421154" table:style-name="ce1">
            <text:p>2.277258784</text:p>
          </table:table-cell>
          <table:table-cell office:value-type="float" office:value="0.1442372625972082" table:formula="of:=[.D35]^2.32993070045899" table:style-name="ce1">
            <text:p>0.144237263</text:p>
          </table:table-cell>
          <table:table-cell office:value-type="float" office:value="15.788283437089307" table:formula="of:=[.M35]/[.N35]" table:style-name="ce1">
            <text:p>15.78828344</text:p>
          </table:table-cell>
          <table:table-cell table:style-name="ce1"/>
          <table:table-cell office:value-type="float" office:value="3.4" table:style-name="ce1">
            <text:p>3.4</text:p>
          </table:table-cell>
          <table:table-cell office:value-type="float" office:value="3.3999999999999998E-3" table:formula="of:=[.Q35]*0.001" table:style-name="ce1">
            <text:p>0.0034</text:p>
          </table:table-cell>
          <table:table-cell office:value-type="float" office:value="5695.9264903868434" table:formula="of:=([.R35]/0.005)^-[.$P$1]*[.$Y$51]" table:style-name="ce1">
            <text:p>5695.92649</text:p>
          </table:table-cell>
          <table:table-cell office:value-type="float" office:value="4987.4449320639214" table:formula="of:=([.R35]/0.0033)^-[.$P$1]*[.$Y$34]" table:style-name="ce1">
            <text:p>4987.444932</text:p>
          </table:table-cell>
          <table:table-cell office:value-type="float" office:value="-2.4685210829577451" table:formula="of:=LOG10([.R35])" table:style-name="ce1">
            <text:p>-2.468521083</text:p>
          </table:table-cell>
          <table:table-cell office:value-type="float" office:value="3.7555643758139534" table:formula="of:=LOG10([.S35])" table:style-name="ce1">
            <text:p>3.755564376</text:p>
          </table:table-cell>
          <table:table-cell office:value-type="float" office:value="3.6978781135403587" table:formula="of:=LOG10([.T35])" table:style-name="ce1">
            <text:p>3.697878114</text:p>
          </table:table-cell>
          <table:table-cell office:value-type="float" office:value="3.7267212446771563" table:formula="of:=AVERAGE([.V35:.W35])" table:style-name="ce1">
            <text:p>3.726721245</text:p>
          </table:table-cell>
          <table:table-cell table:number-columns-repeated="16360" table:style-name="ce1"/>
        </table:table-row>
        <table:table-row table:style-name="ro1">
          <table:table-cell office:value-type="float" office:value="7.5921760312531996E-3" table:style-name="ce1">
            <text:p>0.007592176</text:p>
          </table:table-cell>
          <table:table-cell office:value-type="float" office:value="11.2086170717467" table:style-name="ce1">
            <text:p>11.20861707</text:p>
          </table:table-cell>
          <table:table-cell office:value-type="float" office:value="88.791382928253299" table:formula="of:=100-[.B36]" table:style-name="ce1">
            <text:p>88.79138293</text:p>
          </table:table-cell>
          <table:table-cell office:value-type="float" office:value="0.51802978519250797" table:style-name="ce1">
            <text:p>0.518029785</text:p>
          </table:table-cell>
          <table:table-cell office:value-type="float" office:value="86.325611544673606" table:style-name="ce1">
            <text:p>86.32561154</text:p>
          </table:table-cell>
          <table:table-cell office:value-type="float" office:value="0.10496706495403291" table:formula="of:=LOG10([.E37]/[.E36])/LOG10([.D37]/[.D36])" table:style-name="ce1">
            <text:p>0.104967065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.601248855181306E-3" table:formula="of:=[.F36]*(3-[.G36])/([.G36]*(3-[.F36]))*[.$D$23]^[.G36]/[.D36]^[.F36]*[.E36]/[.$E$23]*[.D36]^([.F36]-3)/(0.085090269)^([.G36]-3)" table:style-name="ce2">
            <text:p>0.001601249</text:p>
          </table:table-cell>
          <table:table-cell office:value-type="float" office:value="-0.28564526887858244" table:formula="of:=LOG10([.D36])" table:style-name="ce1">
            <text:p>-0.285645269</text:p>
          </table:table-cell>
          <table:table-cell office:value-type="float" office:value="-2.7955411677475661" table:formula="of:=LOG10([.H36])" table:style-name="ce1">
            <text:p>-2.795541168</text:p>
          </table:table-cell>
          <table:table-cell office:value-type="float" office:value="2.0199713449540239E-3" table:formula="of:=([.D36]/0.0855293879705302)^ -3.44479567985411" table:style-name="ce1">
            <text:p>0.002019971</text:p>
          </table:table-cell>
          <table:table-cell office:value-type="float" office:value="2.0619058363694374E-3" table:formula="of:= 0.00921624902003821/( ([.D36]/0.346681782684812)^3.60486296421154 + [.D36]^2.32993070045899)" table:style-name="ce1">
            <text:p>0.002061906</text:p>
          </table:table-cell>
          <table:table-cell office:value-type="float" office:value="4.2537657716922368" table:formula="of:=([.D36]/0.346681782684812)^3.60486296421154" table:style-name="ce1">
            <text:p>4.253765772</text:p>
          </table:table-cell>
          <table:table-cell office:value-type="float" office:value="0.21600625061601611" table:formula="of:=[.D36]^2.32993070045899" table:style-name="ce1">
            <text:p>0.216006251</text:p>
          </table:table-cell>
          <table:table-cell office:value-type="float" office:value="19.692790183437566" table:formula="of:=[.M36]/[.N36]" table:style-name="ce1">
            <text:p>19.69279018</text:p>
          </table:table-cell>
          <table:table-cell table:style-name="ce1"/>
          <table:table-cell office:value-type="float" office:value="3.5" table:style-name="ce1">
            <text:p>3.5</text:p>
          </table:table-cell>
          <table:table-cell office:value-type="float" office:value="3.5000000000000001E-3" table:formula="of:=[.Q36]*0.001" table:style-name="ce1">
            <text:p>0.0035</text:p>
          </table:table-cell>
          <table:table-cell office:value-type="float" office:value="5267.1262962079927" table:formula="of:=([.R36]/0.005)^-[.$P$1]*[.$Y$51]" table:style-name="ce1">
            <text:p>5267.126296</text:p>
          </table:table-cell>
          <table:table-cell office:value-type="float" office:value="4611.9805789100101" table:formula="of:=([.R36]/0.0033)^-[.$P$1]*[.$Y$34]" table:style-name="ce1">
            <text:p>4611.980579</text:p>
          </table:table-cell>
          <table:table-cell office:value-type="float" office:value="-2.4559319556497243" table:formula="of:=LOG10([.R36])" table:style-name="ce1">
            <text:p>-2.455931956</text:p>
          </table:table-cell>
          <table:table-cell office:value-type="float" office:value="3.7215737320822981" table:formula="of:=LOG10([.S36])" table:style-name="ce1">
            <text:p>3.721573732</text:p>
          </table:table-cell>
          <table:table-cell office:value-type="float" office:value="3.6638874698087034" table:formula="of:=LOG10([.T36])" table:style-name="ce1">
            <text:p>3.66388747</text:p>
          </table:table-cell>
          <table:table-cell office:value-type="float" office:value="3.6927306009455005" table:formula="of:=AVERAGE([.V36:.W36])" table:style-name="ce1">
            <text:p>3.692730601</text:p>
          </table:table-cell>
          <table:table-cell table:number-columns-repeated="16360" table:style-name="ce1"/>
        </table:table-row>
        <table:table-row table:style-name="ro1">
          <table:table-cell office:value-type="float" office:value="6.38373246461129E-3" table:style-name="ce1">
            <text:p>0.006383732</text:p>
          </table:table-cell>
          <table:table-cell office:value-type="float" office:value="9.7106372302140898" table:style-name="ce1">
            <text:p>9.71063723</text:p>
          </table:table-cell>
          <table:table-cell office:value-type="float" office:value="90.28936276978591" table:formula="of:=100-[.B37]" table:style-name="ce1">
            <text:p>90.28936277</text:p>
          </table:table-cell>
          <table:table-cell office:value-type="float" office:value="0.61608572536417705" table:style-name="ce1">
            <text:p>0.616085725</text:p>
          </table:table-cell>
          <table:table-cell office:value-type="float" office:value="87.910805156336906" table:style-name="ce1">
            <text:p>87.91080516</text:p>
          </table:table-cell>
          <table:table-cell office:value-type="float" office:value="0.10097312282292066" table:formula="of:=LOG10([.E38]/[.E37])/LOG10([.D38]/[.D37])" table:style-name="ce1">
            <text:p>0.100973123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9.312283345644858E-4" table:formula="of:=[.F37]*(3-[.G37])/([.G37]*(3-[.F37]))*[.$D$23]^[.G37]/[.D37]^[.F37]*[.E37]/[.$E$23]*[.D37]^([.F37]-3)/(0.085090269)^([.G37]-3)" table:style-name="ce2">
            <text:p>0.000931228</text:p>
          </table:table-cell>
          <table:table-cell office:value-type="float" office:value="-0.21035885364351325" table:formula="of:=LOG10([.D37])" table:style-name="ce1">
            <text:p>-0.210358854</text:p>
          </table:table-cell>
          <table:table-cell office:value-type="float" office:value="-3.0309438181776591" table:formula="of:=LOG10([.H37])" table:style-name="ce1">
            <text:p>-3.030943818</text:p>
          </table:table-cell>
          <table:table-cell office:value-type="float" office:value="1.1117288876176538E-3" table:formula="of:=([.D37]/0.0855293879705302)^ -3.44479567985411" table:style-name="ce1">
            <text:p>0.001111729</text:p>
          </table:table-cell>
          <table:table-cell office:value-type="float" office:value="1.1144316407101121E-3" table:formula="of:= 0.00921624902003821/( ([.D37]/0.346681782684812)^3.60486296421154 + [.D37]^2.32993070045899)" table:style-name="ce1">
            <text:p>0.001114432</text:p>
          </table:table-cell>
          <table:table-cell office:value-type="float" office:value="7.9464065845740279" table:formula="of:=([.D37]/0.346681782684812)^3.60486296421154" table:style-name="ce1">
            <text:p>7.946406585</text:p>
          </table:table-cell>
          <table:table-cell office:value-type="float" office:value="0.32350310155588852" table:formula="of:=[.D37]^2.32993070045899" table:style-name="ce1">
            <text:p>0.323503102</text:p>
          </table:table-cell>
          <table:table-cell office:value-type="float" office:value="24.563617926244838" table:formula="of:=[.M37]/[.N37]" table:style-name="ce1">
            <text:p>24.56361793</text:p>
          </table:table-cell>
          <table:table-cell table:style-name="ce1"/>
          <table:table-cell office:value-type="float" office:value="3.6" table:style-name="ce1">
            <text:p>3.6</text:p>
          </table:table-cell>
          <table:table-cell office:value-type="float" office:value="3.6000000000000003E-3" table:formula="of:=[.Q37]*0.001" table:style-name="ce1">
            <text:p>0.0036</text:p>
          </table:table-cell>
          <table:table-cell office:value-type="float" office:value="4881.3584458508149" table:formula="of:=([.R37]/0.005)^-[.$P$1]*[.$Y$51]" table:style-name="ce1">
            <text:p>4881.358446</text:p>
          </table:table-cell>
          <table:table-cell office:value-type="float" office:value="4274.1960387716717" table:formula="of:=([.R37]/0.0033)^-[.$P$1]*[.$Y$34]" table:style-name="ce1">
            <text:p>4274.196039</text:p>
          </table:table-cell>
          <table:table-cell office:value-type="float" office:value="-2.4436974992327127" table:formula="of:=LOG10([.R37])" table:style-name="ce1">
            <text:p>-2.443697499</text:p>
          </table:table-cell>
          <table:table-cell office:value-type="float" office:value="3.6885406997563663" table:formula="of:=LOG10([.S37])" table:style-name="ce1">
            <text:p>3.6885407</text:p>
          </table:table-cell>
          <table:table-cell office:value-type="float" office:value="3.630854437482772" table:formula="of:=LOG10([.T37])" table:style-name="ce1">
            <text:p>3.630854437</text:p>
          </table:table-cell>
          <table:table-cell office:value-type="float" office:value="3.6596975686195692" table:formula="of:=AVERAGE([.V37:.W37])" table:style-name="ce1">
            <text:p>3.659697569</text:p>
          </table:table-cell>
          <table:table-cell table:number-columns-repeated="16360" table:style-name="ce1"/>
        </table:table-row>
        <table:table-row table:style-name="ro1">
          <table:table-cell office:value-type="float" office:value="5.3674729593994903E-3" table:style-name="ce1">
            <text:p>0.005367473</text:p>
          </table:table-cell>
          <table:table-cell office:value-type="float" office:value="8.4354410787182008" table:style-name="ce1">
            <text:p>8.435441079</text:p>
          </table:table-cell>
          <table:table-cell office:value-type="float" office:value="91.564558921281801" table:formula="of:=100-[.B38]" table:style-name="ce1">
            <text:p>91.56455892</text:p>
          </table:table-cell>
          <table:table-cell office:value-type="float" office:value="0.73270559685025705" table:style-name="ce1">
            <text:p>0.732705597</text:p>
          </table:table-cell>
          <table:table-cell office:value-type="float" office:value="89.463185666366897" table:style-name="ce1">
            <text:p>89.46318567</text:p>
          </table:table-cell>
          <table:table-cell office:value-type="float" office:value="0.10914660725757812" table:formula="of:=LOG10([.E39]/[.E38])/LOG10([.D39]/[.D38])" table:style-name="ce1">
            <text:p>0.109146607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6.1069423753732721E-4" table:formula="of:=[.F38]*(3-[.G38])/([.G38]*(3-[.F38]))*[.$D$23]^[.G38]/[.D38]^[.F38]*[.E38]/[.$E$23]*[.D38]^([.F38]-3)/(0.085090269)^([.G38]-3)" table:style-name="ce2">
            <text:p>0.000610694</text:p>
          </table:table-cell>
          <table:table-cell office:value-type="float" office:value="-0.13507049104336225" table:formula="of:=LOG10([.D38])" table:style-name="ce1">
            <text:p>-0.135070491</text:p>
          </table:table-cell>
          <table:table-cell office:value-type="float" office:value="-3.2141761779532878" table:formula="of:=LOG10([.H38])" table:style-name="ce1">
            <text:p>-3.214176178</text:p>
          </table:table-cell>
          <table:table-cell office:value-type="float" office:value="6.11851268083644E-4" table:formula="of:=([.D38]/0.0855293879705302)^ -3.44479567985411" table:style-name="ce1">
            <text:p>0.000611851</text:p>
          </table:table-cell>
          <table:table-cell office:value-type="float" office:value="6.0121691997344813E-4" table:formula="of:= 0.00921624902003821/( ([.D38]/0.346681782684812)^3.60486296421154 + [.D38]^2.32993070045899)" table:style-name="ce1">
            <text:p>0.000601217</text:p>
          </table:table-cell>
          <table:table-cell office:value-type="float" office:value="14.844822609823627" table:formula="of:=([.D38]/0.346681782684812)^3.60486296421154" table:style-name="ce1">
            <text:p>14.84482261</text:p>
          </table:table-cell>
          <table:table-cell office:value-type="float" office:value="0.48450148911429347" table:formula="of:=[.D38]^2.32993070045899" table:style-name="ce1">
            <text:p>0.484501489</text:p>
          </table:table-cell>
          <table:table-cell office:value-type="float" office:value="30.6393745805841" table:formula="of:=[.M38]/[.N38]" table:style-name="ce1">
            <text:p>30.63937458</text:p>
          </table:table-cell>
          <table:table-cell table:style-name="ce1"/>
          <table:table-cell office:value-type="float" office:value="3.7" table:style-name="ce1">
            <text:p>3.7</text:p>
          </table:table-cell>
          <table:table-cell office:value-type="float" office:value="3.7000000000000002E-3" table:formula="of:=[.Q38]*0.001" table:style-name="ce1">
            <text:p>0.0037</text:p>
          </table:table-cell>
          <table:table-cell office:value-type="float" office:value="4533.2826364293933" table:formula="of:=([.R38]/0.005)^-[.$P$1]*[.$Y$51]" table:style-name="ce1">
            <text:p>4533.282636</text:p>
          </table:table-cell>
          <table:table-cell office:value-type="float" office:value="3969.4152564699984" table:formula="of:=([.R38]/0.0033)^-[.$P$1]*[.$Y$34]" table:style-name="ce1">
            <text:p>3969.415256</text:p>
          </table:table-cell>
          <table:table-cell office:value-type="float" office:value="-2.431798275933005" table:formula="of:=LOG10([.R38])" table:style-name="ce1">
            <text:p>-2.431798276</text:p>
          </table:table-cell>
          <table:table-cell office:value-type="float" office:value="3.6564127968471558" table:formula="of:=LOG10([.S38])" table:style-name="ce1">
            <text:p>3.656412797</text:p>
          </table:table-cell>
          <table:table-cell office:value-type="float" office:value="3.5987265345735611" table:formula="of:=LOG10([.T38])" table:style-name="ce1">
            <text:p>3.598726535</text:p>
          </table:table-cell>
          <table:table-cell office:value-type="float" office:value="3.6275696657103582" table:formula="of:=AVERAGE([.V38:.W38])" table:style-name="ce1">
            <text:p>3.627569666</text:p>
          </table:table-cell>
          <table:table-cell table:number-columns-repeated="16360" table:style-name="ce1"/>
        </table:table-row>
        <table:table-row table:style-name="ro1">
          <table:table-cell office:value-type="float" office:value="4.5129246560499398E-3" table:style-name="ce1">
            <text:p>0.004512925</text:p>
          </table:table-cell>
          <table:table-cell office:value-type="float" office:value="7.2776812909626001" table:style-name="ce1">
            <text:p>7.277681291</text:p>
          </table:table-cell>
          <table:table-cell office:value-type="float" office:value="92.722318709037395" table:formula="of:=100-[.B39]" table:style-name="ce1">
            <text:p>92.72231871</text:p>
          </table:table-cell>
          <table:table-cell office:value-type="float" office:value="0.87138202289213595" table:style-name="ce1">
            <text:p>0.871382023</text:p>
          </table:table-cell>
          <table:table-cell office:value-type="float" office:value="91.1718601604924" table:style-name="ce1">
            <text:p>91.17186016</text:p>
          </table:table-cell>
          <table:table-cell office:value-type="float" office:value="0.1116567441269864" table:formula="of:=LOG10([.E40]/[.E39])/LOG10([.D40]/[.D39])" table:style-name="ce1">
            <text:p>0.111656744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3.7883927808002294E-4" table:formula="of:=[.F39]*(3-[.G39])/([.G39]*(3-[.F39]))*[.$D$23]^[.G39]/[.D39]^[.F39]*[.E39]/[.$E$23]*[.D39]^([.F39]-3)/(0.085090269)^([.G39]-3)" table:style-name="ce2">
            <text:p>0.000378839</text:p>
          </table:table-cell>
          <table:table-cell office:value-type="float" office:value="-5.9791404050575328E-2" table:formula="of:=LOG10([.D39])" table:style-name="ce1">
            <text:p>-0.059791404</text:p>
          </table:table-cell>
          <table:table-cell office:value-type="float" office:value="-3.421544999655346" table:formula="of:=LOG10([.H39])" table:style-name="ce1">
            <text:p>-3.421545</text:p>
          </table:table-cell>
          <table:table-cell office:value-type="float" office:value="3.3676332653183078E-4" table:formula="of:=([.D39]/0.0855293879705302)^ -3.44479567985411" table:style-name="ce1">
            <text:p>0.000336763</text:p>
          </table:table-cell>
          <table:table-cell office:value-type="float" office:value="3.2388482125205083E-4" table:formula="of:= 0.00921624902003821/( ([.D39]/0.346681782684812)^3.60486296421154 + [.D39]^2.32993070045899)" table:style-name="ce1">
            <text:p>0.000323885</text:p>
          </table:table-cell>
          <table:table-cell office:value-type="float" office:value="27.729740474083165" table:formula="of:=([.D39]/0.346681782684812)^3.60486296421154" table:style-name="ce1">
            <text:p>27.72974047</text:p>
          </table:table-cell>
          <table:table-cell office:value-type="float" office:value="0.72558813443480141" table:formula="of:=[.D39]^2.32993070045899" table:style-name="ce1">
            <text:p>0.725588134</text:p>
          </table:table-cell>
          <table:table-cell office:value-type="float" office:value="38.216915572473233" table:formula="of:=[.M39]/[.N39]" table:style-name="ce1">
            <text:p>38.21691557</text:p>
          </table:table-cell>
          <table:table-cell table:style-name="ce1"/>
          <table:table-cell office:value-type="float" office:value="3.8" table:style-name="ce1">
            <text:p>3.8</text:p>
          </table:table-cell>
          <table:table-cell office:value-type="float" office:value="3.8E-3" table:formula="of:=[.Q39]*0.001" table:style-name="ce1">
            <text:p>0.0038</text:p>
          </table:table-cell>
          <table:table-cell office:value-type="float" office:value="4218.3415524262746" table:formula="of:=([.R39]/0.005)^-[.$P$1]*[.$Y$51]" table:style-name="ce1">
            <text:p>4218.341552</text:p>
          </table:table-cell>
          <table:table-cell office:value-type="float" office:value="3693.6477731710015" table:formula="of:=([.R39]/0.0033)^-[.$P$1]*[.$Y$34]" table:style-name="ce1">
            <text:p>3693.647773</text:p>
          </table:table-cell>
          <table:table-cell office:value-type="float" office:value="-2.4202164033831899" table:formula="of:=LOG10([.R39])" table:style-name="ce1">
            <text:p>-2.420216403</text:p>
          </table:table-cell>
          <table:table-cell office:value-type="float" office:value="3.625141740962655" table:formula="of:=LOG10([.S39])" table:style-name="ce1">
            <text:p>3.625141741</text:p>
          </table:table-cell>
          <table:table-cell office:value-type="float" office:value="3.5674554786890602" table:formula="of:=LOG10([.T39])" table:style-name="ce1">
            <text:p>3.567455479</text:p>
          </table:table-cell>
          <table:table-cell office:value-type="float" office:value="3.5962986098258574" table:formula="of:=AVERAGE([.V39:.W39])" table:style-name="ce1">
            <text:p>3.59629861</text:p>
          </table:table-cell>
          <table:table-cell table:number-columns-repeated="16360" table:style-name="ce1"/>
        </table:table-row>
        <table:table-row table:style-name="ro1">
          <table:table-cell office:value-type="float" office:value="3.7944412952458499E-3" table:style-name="ce1">
            <text:p>0.003794441</text:p>
          </table:table-cell>
          <table:table-cell office:value-type="float" office:value="6.0940164229701699" table:style-name="ce1">
            <text:p>6.094016423</text:p>
          </table:table-cell>
          <table:table-cell office:value-type="float" office:value="93.905983577029829" table:formula="of:=100-[.B40]" table:style-name="ce1">
            <text:p>93.90598358</text:p>
          </table:table-cell>
          <table:table-cell office:value-type="float" office:value="1.03629488039837" table:style-name="ce1">
            <text:p>1.03629488</text:p>
          </table:table-cell>
          <table:table-cell office:value-type="float" office:value="92.953500630618294" table:style-name="ce1">
            <text:p>92.95350063</text:p>
          </table:table-cell>
          <table:table-cell office:value-type="float" office:value="9.6622195505665004E-2" table:formula="of:=LOG10([.E41]/[.E40])/LOG10([.D41]/[.D40])" table:style-name="ce1">
            <text:p>0.096622196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.9768460905513177E-4" table:formula="of:=[.F40]*(3-[.G40])/([.G40]*(3-[.F40]))*[.$D$23]^[.G40]/[.D40]^[.F40]*[.E40]/[.$E$23]*[.D40]^([.F40]-3)/(0.085090269)^([.G40]-3)" table:style-name="ce2">
            <text:p>0.000197685</text:p>
          </table:table-cell>
          <table:table-cell office:value-type="float" office:value="1.5483352617226704E-2" table:formula="of:=LOG10([.D40])" table:style-name="ce1">
            <text:p>0.015483353</text:p>
          </table:table-cell>
          <table:table-cell office:value-type="float" office:value="-3.7040271418275701" table:formula="of:=LOG10([.H40])" table:style-name="ce1">
            <text:p>-3.704027142</text:p>
          </table:table-cell>
          <table:table-cell office:value-type="float" office:value="1.8536111544478713E-4" table:formula="of:=([.D40]/0.0855293879705302)^ -3.44479567985411" table:style-name="ce1">
            <text:p>0.000185361</text:p>
          </table:table-cell>
          <table:table-cell office:value-type="float" office:value="1.7427561434606785E-4" table:formula="of:= 0.00921624902003821/( ([.D40]/0.346681782684812)^3.60486296421154 + [.D40]^2.32993070045899)" table:style-name="ce1">
            <text:p>0.000174276</text:p>
          </table:table-cell>
          <table:table-cell office:value-type="float" office:value="51.796568327836042" table:formula="of:=([.D40]/0.346681782684812)^3.60486296421154" table:style-name="ce1">
            <text:p>51.79656833</text:p>
          </table:table-cell>
          <table:table-cell office:value-type="float" office:value="1.0866136056789952" table:formula="of:=[.D40]^2.32993070045899" table:style-name="ce1">
            <text:p>1.086613606</text:p>
          </table:table-cell>
          <table:table-cell office:value-type="float" office:value="47.667881257081973" table:formula="of:=[.M40]/[.N40]" table:style-name="ce1">
            <text:p>47.66788126</text:p>
          </table:table-cell>
          <table:table-cell table:style-name="ce1"/>
          <table:table-cell office:value-type="float" office:value="3.9" table:style-name="ce1">
            <text:p>3.9</text:p>
          </table:table-cell>
          <table:table-cell office:value-type="float" office:value="3.8999999999999998E-3" table:formula="of:=[.Q40]*0.001" table:style-name="ce1">
            <text:p>0.0039</text:p>
          </table:table-cell>
          <table:table-cell office:value-type="float" office:value="3932.6293204613125" table:formula="of:=([.R40]/0.005)^-[.$P$1]*[.$Y$51]" table:style-name="ce1">
            <text:p>3932.62932</text:p>
          </table:table-cell>
          <table:table-cell office:value-type="float" office:value="3443.4735432634898" table:formula="of:=([.R40]/0.0033)^-[.$P$1]*[.$Y$34]" table:style-name="ce1">
            <text:p>3443.473543</text:p>
          </table:table-cell>
          <table:table-cell office:value-type="float" office:value="-2.4089353929735009" table:formula="of:=LOG10([.R40])" table:style-name="ce1">
            <text:p>-2.408935393</text:p>
          </table:table-cell>
          <table:table-cell office:value-type="float" office:value="3.5946830128564944" table:formula="of:=LOG10([.S40])" table:style-name="ce1">
            <text:p>3.594683013</text:p>
          </table:table-cell>
          <table:table-cell office:value-type="float" office:value="3.5369967505828996" table:formula="of:=LOG10([.T40])" table:style-name="ce1">
            <text:p>3.536996751</text:p>
          </table:table-cell>
          <table:table-cell office:value-type="float" office:value="3.5658398817196968" table:formula="of:=AVERAGE([.V40:.W40])" table:style-name="ce1">
            <text:p>3.565839882</text:p>
          </table:table-cell>
          <table:table-cell table:number-columns-repeated="16360" table:style-name="ce1"/>
        </table:table-row>
        <table:table-row table:style-name="ro1">
          <table:table-cell office:value-type="float" office:value="3.3802483525846201E-3" table:style-name="ce1">
            <text:p>0.003380248</text:p>
          </table:table-cell>
          <table:table-cell office:value-type="float" office:value="5.1768202809153401" table:style-name="ce1">
            <text:p>5.176820281</text:p>
          </table:table-cell>
          <table:table-cell office:value-type="float" office:value="94.823179719084663" table:formula="of:=100-[.B41]" table:style-name="ce1">
            <text:p>94.82317972</text:p>
          </table:table-cell>
          <table:table-cell office:value-type="float" office:value="1.23245384670266" table:style-name="ce1">
            <text:p>1.232453847</text:p>
          </table:table-cell>
          <table:table-cell office:value-type="float" office:value="94.523582945476804" table:style-name="ce1">
            <text:p>94.52358295</text:p>
          </table:table-cell>
          <table:table-cell office:value-type="float" office:value="9.6622195505665004E-2" table:formula="of:=LOG10([.E41]/[.E40])/LOG10([.D41]/[.D40])" table:style-name="ce1">
            <text:p>0.096622196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.1950479945352762E-4" table:formula="of:=[.F41]*(3-[.G41])/([.G41]*(3-[.F41]))*[.$D$23]^[.G41]/[.D41]^[.F41]*[.E41]/[.$E$23]*[.D41]^([.F41]-3)/(0.085090269)^([.G41]-3)" table:style-name="ce2">
            <text:p>0.000119505</text:p>
          </table:table-cell>
          <table:table-cell office:value-type="float" office:value="9.0770664665161468E-2" table:formula="of:=LOG10([.D41])" table:style-name="ce1">
            <text:p>0.090770665</text:p>
          </table:table-cell>
          <table:table-cell office:value-type="float" office:value="-3.9226146525875829" table:formula="of:=LOG10([.H41])" table:style-name="ce1">
            <text:p>-3.922614653</text:p>
          </table:table-cell>
          <table:table-cell office:value-type="float" office:value="1.0201621984424449E-4" table:formula="of:=([.D41]/0.0855293879705302)^ -3.44479567985411" table:style-name="ce1">
            <text:p>0.000102016</text:p>
          </table:table-cell>
          <table:table-cell office:value-type="float" office:value="9.3671898022498694E-5" table:formula="of:= 0.00921624902003821/( ([.D41]/0.346681782684812)^3.60486296421154 + [.D41]^2.32993070045899)" table:style-name="ce1">
            <text:p>9.36719E-05</text:p>
          </table:table-cell>
          <table:table-cell office:value-type="float" office:value="96.761241132169644" table:formula="of:=([.D41]/0.346681782684812)^3.60486296421154" table:style-name="ce1">
            <text:p>96.76124113</text:p>
          </table:table-cell>
          <table:table-cell office:value-type="float" office:value="1.6273814387597252" table:formula="of:=[.D41]^2.32993070045899" table:style-name="ce1">
            <text:p>1.627381439</text:p>
          </table:table-cell>
          <table:table-cell office:value-type="float" office:value="59.458243056965308" table:formula="of:=[.M41]/[.N41]" table:style-name="ce1">
            <text:p>59.4582430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.0000000000000001E-3" table:formula="of:=[.Q41]*0.001" table:style-name="ce1">
            <text:p>0.004</text:p>
          </table:table-cell>
          <table:table-cell office:value-type="float" office:value="3672.7847393629345" table:formula="of:=([.R41]/0.005)^-[.$P$1]*[.$Y$51]" table:style-name="ce1">
            <text:p>3672.784739</text:p>
          </table:table-cell>
          <table:table-cell office:value-type="float" office:value="3215.9494448906271" table:formula="of:=([.R41]/0.0033)^-[.$P$1]*[.$Y$34]" table:style-name="ce1">
            <text:p>3215.949445</text:p>
          </table:table-cell>
          <table:table-cell office:value-type="float" office:value="-2.3979400086720375" table:formula="of:=LOG10([.R41])" table:style-name="ce1">
            <text:p>-2.397940009</text:p>
          </table:table-cell>
          <table:table-cell office:value-type="float" office:value="3.5649954752425437" table:formula="of:=LOG10([.S41])" table:style-name="ce1">
            <text:p>3.564995475</text:p>
          </table:table-cell>
          <table:table-cell office:value-type="float" office:value="3.5073092129689494" table:formula="of:=LOG10([.T41])" table:style-name="ce1">
            <text:p>3.507309213</text:p>
          </table:table-cell>
          <table:table-cell office:value-type="float" office:value="3.5361523441057465" table:formula="of:=AVERAGE([.V41:.W41])" table:style-name="ce1">
            <text:p>3.536152344</text:p>
          </table:table-cell>
          <table:table-cell table:number-columns-repeated="16360" table:style-name="ce1"/>
        </table:table-row>
        <table:table-row table:style-name="ro1">
          <table:table-cell table:number-columns-repeated="16" table:style-name="ce1"/>
          <table:table-cell office:value-type="float" office:value="4.0999999999999996" table:style-name="ce1">
            <text:p>4.1</text:p>
          </table:table-cell>
          <table:table-cell office:value-type="float" office:value="4.0999999999999995E-3" table:formula="of:=[.Q42]*0.001" table:style-name="ce1">
            <text:p>0.0041</text:p>
          </table:table-cell>
          <table:table-cell office:value-type="float" office:value="3435.9041396398275" table:formula="of:=([.R42]/0.005)^-[.$P$1]*[.$Y$51]" table:style-name="ce1">
            <text:p>3435.90414</text:p>
          </table:table-cell>
          <table:table-cell office:value-type="float" office:value="3008.5329783004768" table:formula="of:=([.R42]/0.0033)^-[.$P$1]*[.$Y$34]" table:style-name="ce1">
            <text:p>3008.532978</text:p>
          </table:table-cell>
          <table:table-cell office:value-type="float" office:value="-2.3872161432802645" table:formula="of:=LOG10([.R42])" table:style-name="ce1">
            <text:p>-2.387216143</text:p>
          </table:table-cell>
          <table:table-cell office:value-type="float" office:value="3.5360410386847567" table:formula="of:=LOG10([.S42])" table:style-name="ce1">
            <text:p>3.536041039</text:p>
          </table:table-cell>
          <table:table-cell office:value-type="float" office:value="3.478354776411162" table:formula="of:=LOG10([.T42])" table:style-name="ce1">
            <text:p>3.478354776</text:p>
          </table:table-cell>
          <table:table-cell office:value-type="float" office:value="3.5071979075479591" table:formula="of:=AVERAGE([.V42:.W42])" table:style-name="ce1">
            <text:p>3.507197908</text:p>
          </table:table-cell>
          <table:table-cell table:number-columns-repeated="16360" table:style-name="ce1"/>
        </table:table-row>
        <table:table-row table:style-name="ro1">
          <table:table-cell table:number-columns-repeated="10" table:style-name="ce1"/>
          <table:table-cell table:style-name="ce1">
            <draw:frame draw:z-index="3" draw:id="id2" draw:style-name="a2" draw:name="Chart 5" svg:x="0.84028in" svg:y="0.15625in" svg:width="4.99306in" svg:height="3.0486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float" office:value="4.2" table:style-name="ce1">
            <text:p>4.2</text:p>
          </table:table-cell>
          <table:table-cell office:value-type="float" office:value="4.2000000000000006E-3" table:formula="of:=[.Q43]*0.001" table:style-name="ce1">
            <text:p>0.0042</text:p>
          </table:table-cell>
          <table:table-cell office:value-type="float" office:value="3219.4698902467535" table:formula="of:=([.R43]/0.005)^-[.$P$1]*[.$Y$51]" table:style-name="ce1">
            <text:p>3219.46989</text:p>
          </table:table-cell>
          <table:table-cell office:value-type="float" office:value="2819.0196652192126" table:formula="of:=([.R43]/0.0033)^-[.$P$1]*[.$Y$34]" table:style-name="ce1">
            <text:p>2819.019665</text:p>
          </table:table-cell>
          <table:table-cell office:value-type="float" office:value="-2.3767507096020997" table:formula="of:=LOG10([.R43])" table:style-name="ce1">
            <text:p>-2.37675071</text:p>
          </table:table-cell>
          <table:table-cell office:value-type="float" office:value="3.5077843677537106" table:formula="of:=LOG10([.S43])" table:style-name="ce1">
            <text:p>3.507784368</text:p>
          </table:table-cell>
          <table:table-cell office:value-type="float" office:value="3.4500981054801163" table:formula="of:=LOG10([.T43])" table:style-name="ce1">
            <text:p>3.450098105</text:p>
          </table:table-cell>
          <table:table-cell office:value-type="float" office:value="3.4789412366169135" table:formula="of:=AVERAGE([.V43:.W43])" table:style-name="ce1">
            <text:p>3.478941237</text:p>
          </table:table-cell>
          <table:table-cell table:number-columns-repeated="16360" table:style-name="ce1"/>
        </table:table-row>
        <table:table-row table:style-name="ro1">
          <table:table-cell table:number-columns-repeated="16" table:style-name="ce1"/>
          <table:table-cell office:value-type="float" office:value="4.3" table:style-name="ce1">
            <text:p>4.3</text:p>
          </table:table-cell>
          <table:table-cell office:value-type="float" office:value="4.3E-3" table:formula="of:=[.Q44]*0.001" table:style-name="ce1">
            <text:p>0.0043</text:p>
          </table:table-cell>
          <table:table-cell office:value-type="float" office:value="3021.2914506319498" table:formula="of:=([.R44]/0.005)^-[.$P$1]*[.$Y$51]" table:style-name="ce1">
            <text:p>3021.291451</text:p>
          </table:table-cell>
          <table:table-cell office:value-type="float" office:value="2645.4914330748306" table:formula="of:=([.R44]/0.0033)^-[.$P$1]*[.$Y$34]" table:style-name="ce1">
            <text:p>2645.491433</text:p>
          </table:table-cell>
          <table:table-cell office:value-type="float" office:value="-2.3665315444204134" table:formula="of:=LOG10([.R44])" table:style-name="ce1">
            <text:p>-2.366531544</text:p>
          </table:table-cell>
          <table:table-cell office:value-type="float" office:value="3.4801926217631585" table:formula="of:=LOG10([.S44])" table:style-name="ce1">
            <text:p>3.480192622</text:p>
          </table:table-cell>
          <table:table-cell office:value-type="float" office:value="3.4225063594895642" table:formula="of:=LOG10([.T44])" table:style-name="ce1">
            <text:p>3.422506359</text:p>
          </table:table-cell>
          <table:table-cell office:value-type="float" office:value="3.4513494906263613" table:formula="of:=AVERAGE([.V44:.W44])" table:style-name="ce1">
            <text:p>3.451349491</text:p>
          </table:table-cell>
          <table:table-cell table:number-columns-repeated="16360" table:style-name="ce1"/>
        </table:table-row>
        <table:table-row table:style-name="ro1">
          <table:table-cell table:number-columns-repeated="16" table:style-name="ce1"/>
          <table:table-cell office:value-type="float" office:value="4.4000000000000004" table:style-name="ce1">
            <text:p>4.4</text:p>
          </table:table-cell>
          <table:table-cell office:value-type="float" office:value="4.4000000000000003E-3" table:formula="of:=[.Q45]*0.001" table:style-name="ce1">
            <text:p>0.0044</text:p>
          </table:table-cell>
          <table:table-cell office:value-type="float" office:value="2839.4565363774345" table:formula="of:=([.R45]/0.005)^-[.$P$1]*[.$Y$51]" table:style-name="ce1">
            <text:p>2839.456536</text:p>
          </table:table-cell>
          <table:table-cell office:value-type="float" office:value="2486.2738548456255" table:formula="of:=([.R45]/0.0033)^-[.$P$1]*[.$Y$34]" table:style-name="ce1">
            <text:p>2486.273855</text:p>
          </table:table-cell>
          <table:table-cell office:value-type="float" office:value="-2.3565473235138126" table:formula="of:=LOG10([.R45])" table:style-name="ce1">
            <text:p>-2.356547324</text:p>
          </table:table-cell>
          <table:table-cell office:value-type="float" office:value="3.453235225315336" table:formula="of:=LOG10([.S45])" table:style-name="ce1">
            <text:p>3.453235225</text:p>
          </table:table-cell>
          <table:table-cell office:value-type="float" office:value="3.3955489630417413" table:formula="of:=LOG10([.T45])" table:style-name="ce1">
            <text:p>3.395548963</text:p>
          </table:table-cell>
          <table:table-cell office:value-type="float" office:value="3.4243920941785388" table:formula="of:=AVERAGE([.V45:.W45])" table:style-name="ce1">
            <text:p>3.424392094</text:p>
          </table:table-cell>
          <table:table-cell table:number-columns-repeated="16360" table:style-name="ce1"/>
        </table:table-row>
        <table:table-row table:style-name="ro1">
          <table:table-cell table:number-columns-repeated="16" table:style-name="ce1"/>
          <table:table-cell office:value-type="float" office:value="4.5" table:style-name="ce1">
            <text:p>4.5</text:p>
          </table:table-cell>
          <table:table-cell office:value-type="float" office:value="4.5000000000000005E-3" table:formula="of:=[.Q46]*0.001" table:style-name="ce1">
            <text:p>0.0045</text:p>
          </table:table-cell>
          <table:table-cell office:value-type="float" office:value="2672.2904807746067" table:formula="of:=([.R46]/0.005)^-[.$P$1]*[.$Y$51]" table:style-name="ce1">
            <text:p>2672.290481</text:p>
          </table:table-cell>
          <table:table-cell office:value-type="float" office:value="2339.9005654015741" table:formula="of:=([.R46]/0.0033)^-[.$P$1]*[.$Y$34]" table:style-name="ce1">
            <text:p>2339.900565</text:p>
          </table:table-cell>
          <table:table-cell office:value-type="float" office:value="-2.346787486224656" table:formula="of:=LOG10([.R46])" table:style-name="ce1">
            <text:p>-2.346787486</text:p>
          </table:table-cell>
          <table:table-cell office:value-type="float" office:value="3.4268836646346141" table:formula="of:=LOG10([.S46])" table:style-name="ce1">
            <text:p>3.426883665</text:p>
          </table:table-cell>
          <table:table-cell office:value-type="float" office:value="3.3691974023610198" table:formula="of:=LOG10([.T46])" table:style-name="ce1">
            <text:p>3.369197402</text:p>
          </table:table-cell>
          <table:table-cell office:value-type="float" office:value="3.398040533497817" table:formula="of:=AVERAGE([.V46:.W46])" table:style-name="ce1">
            <text:p>3.398040533</text:p>
          </table:table-cell>
          <table:table-cell table:number-columns-repeated="16360" table:style-name="ce1"/>
        </table:table-row>
        <table:table-row table:style-name="ro1">
          <table:table-cell table:number-columns-repeated="16" table:style-name="ce1"/>
          <table:table-cell office:value-type="float" office:value="4.5999999999999996" table:style-name="ce1">
            <text:p>4.6</text:p>
          </table:table-cell>
          <table:table-cell office:value-type="float" office:value="4.5999999999999999E-3" table:formula="of:=[.Q47]*0.001" table:style-name="ce1">
            <text:p>0.0046</text:p>
          </table:table-cell>
          <table:table-cell office:value-type="float" office:value="2518.3222714098497" table:formula="of:=([.R47]/0.005)^-[.$P$1]*[.$Y$51]" table:style-name="ce1">
            <text:p>2518.322271</text:p>
          </table:table-cell>
          <table:table-cell office:value-type="float" office:value="2205.0835225919036" table:formula="of:=([.R47]/0.0033)^-[.$P$1]*[.$Y$34]" table:style-name="ce1">
            <text:p>2205.083523</text:p>
          </table:table-cell>
          <table:table-cell office:value-type="float" office:value="-2.3372421683184261" table:formula="of:=LOG10([.R47])" table:style-name="ce1">
            <text:p>-2.337242168</text:p>
          </table:table-cell>
          <table:table-cell office:value-type="float" office:value="3.4011113062877922" table:formula="of:=LOG10([.S47])" table:style-name="ce1">
            <text:p>3.401111306</text:p>
          </table:table-cell>
          <table:table-cell office:value-type="float" office:value="3.3434250440141975" table:formula="of:=LOG10([.T47])" table:style-name="ce1">
            <text:p>3.343425044</text:p>
          </table:table-cell>
          <table:table-cell office:value-type="float" office:value="3.3722681751509951" table:formula="of:=AVERAGE([.V47:.W47])" table:style-name="ce1">
            <text:p>3.372268175</text:p>
          </table:table-cell>
          <table:table-cell table:number-columns-repeated="16360" table:style-name="ce1"/>
        </table:table-row>
        <table:table-row table:style-name="ro1">
          <table:table-cell table:number-columns-repeated="16" table:style-name="ce1"/>
          <table:table-cell office:value-type="float" office:value="4.7" table:style-name="ce1">
            <text:p>4.7</text:p>
          </table:table-cell>
          <table:table-cell office:value-type="float" office:value="4.7000000000000002E-3" table:formula="of:=[.Q48]*0.001" table:style-name="ce1">
            <text:p>0.0047</text:p>
          </table:table-cell>
          <table:table-cell office:value-type="float" office:value="2376.2560489244361" table:formula="of:=([.R48]/0.005)^-[.$P$1]*[.$Y$51]" table:style-name="ce1">
            <text:p>2376.256049</text:p>
          </table:table-cell>
          <table:table-cell office:value-type="float" office:value="2080.6880511004492" table:formula="of:=([.R48]/0.0033)^-[.$P$1]*[.$Y$34]" table:style-name="ce1">
            <text:p>2080.688051</text:p>
          </table:table-cell>
          <table:table-cell office:value-type="float" office:value="-2.3279021420642825" table:formula="of:=LOG10([.R48])" table:style-name="ce1">
            <text:p>-2.327902142</text:p>
          </table:table-cell>
          <table:table-cell office:value-type="float" office:value="3.3758932354016049" table:formula="of:=LOG10([.S48])" table:style-name="ce1">
            <text:p>3.375893235</text:p>
          </table:table-cell>
          <table:table-cell office:value-type="float" office:value="3.3182069731280106" table:formula="of:=LOG10([.T48])" table:style-name="ce1">
            <text:p>3.318206973</text:p>
          </table:table-cell>
          <table:table-cell office:value-type="float" office:value="3.3470501042648078" table:formula="of:=AVERAGE([.V48:.W48])" table:style-name="ce1">
            <text:p>3.347050104</text:p>
          </table:table-cell>
          <table:table-cell table:number-columns-repeated="16360" table:style-name="ce1"/>
        </table:table-row>
        <table:table-row table:style-name="ro1">
          <table:table-cell table:number-columns-repeated="16"/>
          <table:table-cell office:value-type="float" office:value="4.8" table:style-name="ce1">
            <text:p>4.8</text:p>
          </table:table-cell>
          <table:table-cell office:value-type="float" office:value="4.7999999999999996E-3" table:formula="of:=[.Q49]*0.001" table:style-name="ce1">
            <text:p>0.0048</text:p>
          </table:table-cell>
          <table:table-cell office:value-type="float" office:value="2244.9470957720541" table:formula="of:=([.R49]/0.005)^-[.$P$1]*[.$Y$51]" table:style-name="ce1">
            <text:p>2244.947096</text:p>
          </table:table-cell>
          <table:table-cell office:value-type="float" office:value="1965.7118178151786" table:formula="of:=([.R49]/0.0033)^-[.$P$1]*[.$Y$34]" table:style-name="ce1">
            <text:p>1965.711818</text:p>
          </table:table-cell>
          <table:table-cell office:value-type="float" office:value="-2.3187587626244128" table:formula="of:=LOG10([.R49])" table:style-name="ce1">
            <text:p>-2.318758763</text:p>
          </table:table-cell>
          <table:table-cell office:value-type="float" office:value="3.351206110913957" table:formula="of:=LOG10([.S49])" table:style-name="ce1">
            <text:p>3.351206111</text:p>
          </table:table-cell>
          <table:table-cell office:value-type="float" office:value="3.2935198486403623" table:formula="of:=LOG10([.T49])" table:style-name="ce1">
            <text:p>3.293519849</text:p>
          </table:table-cell>
          <table:table-cell office:value-type="float" office:value="3.3223629797771599" table:formula="of:=AVERAGE([.V49:.W49])" table:style-name="ce1">
            <text:p>3.32236298</text:p>
          </table:table-cell>
          <table:table-cell table:number-columns-repeated="16360" table:style-name="ce1"/>
        </table:table-row>
        <table:table-row table:style-name="ro1">
          <table:table-cell table:number-columns-repeated="16"/>
          <table:table-cell office:value-type="float" office:value="4.9000000000000004" table:style-name="ce1">
            <text:p>4.9</text:p>
          </table:table-cell>
          <table:table-cell office:value-type="float" office:value="4.9000000000000007E-3" table:formula="of:=[.Q50]*0.001" table:style-name="ce1">
            <text:p>0.0049</text:p>
          </table:table-cell>
          <table:table-cell office:value-type="float" office:value="2123.3815318388974" table:formula="of:=([.R50]/0.005)^-[.$P$1]*[.$Y$51]" table:style-name="ce1">
            <text:p>2123.381532</text:p>
          </table:table-cell>
          <table:table-cell office:value-type="float" office:value="1859.2670529862817" table:formula="of:=([.R50]/0.0033)^-[.$P$1]*[.$Y$34]" table:style-name="ce1">
            <text:p>1859.267053</text:p>
          </table:table-cell>
          <table:table-cell office:value-type="float" office:value="-2.3098039199714862" table:formula="of:=LOG10([.R50])" table:style-name="ce1">
            <text:p>-2.30980392</text:p>
          </table:table-cell>
          <table:table-cell office:value-type="float" office:value="3.3270280357510553" table:formula="of:=LOG10([.S50])" table:style-name="ce1">
            <text:p>3.327028036</text:p>
          </table:table-cell>
          <table:table-cell office:value-type="float" office:value="3.2693417734774606" table:formula="of:=LOG10([.T50])" table:style-name="ce1">
            <text:p>3.269341773</text:p>
          </table:table-cell>
          <table:table-cell office:value-type="float" office:value="3.2981849046142582" table:formula="of:=AVERAGE([.V50:.W50])" table:style-name="ce1">
            <text:p>3.298184905</text:p>
          </table:table-cell>
          <table:table-cell table:number-columns-repeated="16360" table:style-name="ce1"/>
        </table:table-row>
        <table:table-row table:style-name="ro1">
          <table:table-cell table:number-columns-repeated="16"/>
          <table:table-cell office:value-type="float" office:value="5" table:style-name="ce1">
            <text:p>5</text:p>
          </table:table-cell>
          <table:table-cell office:value-type="float" office:value="5.0000000000000001E-3" table:formula="of:=[.Q51]*0.001" table:style-name="ce1">
            <text:p>0.005</text:p>
          </table:table-cell>
          <table:table-cell office:value-type="float" office:value="2010.6590830829912" table:formula="of:=([.R51]/0.005)^-[.$P$1]*[.$Y$51]" table:style-name="ce1">
            <text:p>2010.659083</text:p>
          </table:table-cell>
          <table:table-cell office:value-type="float" office:value="1760.5654621693509" table:formula="of:=([.R51]/0.0033)^-[.$P$1]*[.$Y$34]" table:style-name="ce1">
            <text:p>1760.565462</text:p>
          </table:table-cell>
          <table:table-cell office:value-type="float" office:value="-2.3010299956639813" table:formula="of:=LOG10([.R51])" table:style-name="ce1">
            <text:p>-2.301029996</text:p>
          </table:table-cell>
          <table:table-cell office:value-type="float" office:value="3.3033384401207915" table:formula="of:=LOG10([.S51])" table:style-name="ce1">
            <text:p>3.30333844</text:p>
          </table:table-cell>
          <table:table-cell office:value-type="float" office:value="3.2456521778471972" table:formula="of:=LOG10([.T51])" table:style-name="ce1">
            <text:p>3.245652178</text:p>
          </table:table-cell>
          <table:table-cell office:value-type="float" office:value="3.2744953089839943" table:formula="of:=AVERAGE([.V51:.W51])" table:style-name="ce1">
            <text:p>3.274495309</text:p>
          </table:table-cell>
          <table:table-cell office:value-type="float" office:value="2010.6590830829912" table:formula="of:= 0.00921624902003821/( ([.R51]/0.346681782684812)^3.60486296421154 + [.R51]^2.32993070045899)" table:style-name="ce1">
            <text:p>2010.659083</text:p>
          </table:table-cell>
          <table:table-cell table:number-columns-repeated="16359"/>
        </table:table-row>
        <table:table-row table:number-rows-repeated="1048525" table:style-name="ro1">
          <table:table-cell table:number-columns-repeated="16384"/>
        </table:table-row>
      </table:table>
      <table:database-ranges>
        <table:database-range table:target-range-address="Sheet1.D2:Sheet1.E41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DeStefano, Anthony M. (MSFC-EV44)</dc:creator>
    <meta:creation-date>2020-09-23T15:53:49Z</meta:creation-date>
    <dc:date>2020-10-28T23:34:23Z</dc:date>
    <meta:editing-cycles>3</meta:editing-cycles>
    <meta:editing-duration>PT7780S</meta:editing-duration>
    <meta:user-defined meta:name="Originator">Microsoft Word 15</meta:user-defined>
    <meta:user-defined meta:name="ProgId">Word.Document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power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T000">
      <style:graphic-properties draw:fill="none" draw:stroke="solid" svg:stroke-width="0.02008in" svg:stroke-color="#bf0041" svg:stroke-opacity="100%" draw:stroke-linejoin="round" svg:stroke-linecap="round"/>
    </style: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47.463937007874pt" svg:width="476.387952755905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H$23" chart:values-cell-range-address="Sheet1.$H$24:.$H$41" chart:class="chart:scatter" chart:attached-axis="primary-y" chart:style-name="G0S0">
            <chart:domain table:cell-range-address="Sheet1.$D$24:.$D$41"/>
            <chart:regression-curve chart:style-name="T000">
              <chart:equation chart:automatic-content="true" chart:display-equation="true" chart:display-r-square="true" svg:x="154.9316535433071pt" svg:y="12.81110236220472pt" chart:style-name="TL000"/>
            </chart:regression-curve>
            <chart:data-point chart:repeated="1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scientific-number number:decimal-places="0" number:min-integer-digits="1" number:min-exponent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72.6927559055118pt" svg:width="484.811968503937pt" chart:style-name="Crt0">
        <chart:title chart:style-name="CT00">
          <text:p text:style-name="a0" text:class-names="" text:cond-style-name="">Cumulative Normalized Flux vs Particle Diameter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ormalized Number Flux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article Diameter (mm)</text:p>
            </chart:title>
          </chart:axis>
          <chart:series chart:label-cell-address="Sheet1.$K$1" chart:values-cell-range-address="Sheet1.$K$2:.$K$41" chart:class="chart:scatter" chart:attached-axis="primary-y" chart:style-name="G0S0">
            <chart:domain table:cell-range-address="Sheet1.$D$2:.$D$41"/>
            <chart:data-point chart:repeated="40"/>
          </chart:series>
          <chart:series chart:label-cell-address="Sheet1.$L$1" chart:values-cell-range-address="Sheet1.$L$2:.$L$41" chart:class="chart:scatter" chart:attached-axis="primary-y" chart:style-name="G0S1">
            <chart:domain table:cell-range-address="Sheet1.$D$2:.$D$41"/>
            <chart:data-point chart:repeated="40"/>
          </chart:series>
          <chart:series chart:label-cell-address="Sheet1.$H$1" chart:values-cell-range-address="Sheet1.$H$2:.$H$41" chart:class="chart:scatter" chart:attached-axis="primary-y" chart:style-name="G0S2">
            <chart:domain table:cell-range-address="Sheet1.$D$2:.$D$41"/>
            <chart:data-point chart:repeated="4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9.5pt" svg:width="359.5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S$2:.$S$51" chart:class="chart:scatter" chart:attached-axis="primary-y" chart:style-name="G0S0">
            <chart:domain table:cell-range-address="Sheet1.$R$2:.$R$51"/>
            <chart:data-point chart:repeated="50"/>
          </chart:series>
          <chart:series chart:values-cell-range-address="Sheet1.$H$2:.$H$41" chart:class="chart:scatter" chart:attached-axis="primary-y" chart:style-name="G0S1">
            <chart:domain table:cell-range-address="Sheet1.$D$2:.$D$41"/>
            <chart:data-point chart:repeated="40"/>
          </chart:series>
          <chart:series chart:values-cell-range-address="Sheet1.$L$2:.$L$41" chart:class="chart:scatter" chart:attached-axis="primary-y" chart:style-name="G0S2">
            <chart:domain table:cell-range-address="Sheet1.$D$2:.$D$41"/>
            <chart:data-point chart:repeated="40"/>
          </chart:series>
          <chart:series chart:values-cell-range-address="Sheet1.$T$2:.$T$51" chart:class="chart:scatter" chart:attached-axis="primary-y" chart:style-name="G0S3">
            <chart:domain table:cell-range-address="Sheet1.$R$2:.$R$51"/>
            <chart:data-point chart:repeated="5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